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4b17" officeooo:paragraph-rsid="00194b17"/>
    </style:style>
    <style:style style:name="P2" style:family="paragraph" style:parent-style-name="Standard">
      <style:text-properties officeooo:paragraph-rsid="00194b17"/>
    </style:style>
    <style:style style:name="P3" style:family="paragraph" style:parent-style-name="Standard">
      <style:text-properties officeooo:rsid="000b17a4" officeooo:paragraph-rsid="002450ab"/>
    </style:style>
    <style:style style:name="P4" style:family="paragraph" style:parent-style-name="Standard">
      <style:text-properties officeooo:rsid="00102743" officeooo:paragraph-rsid="002450ab"/>
    </style:style>
    <style:style style:name="P5" style:family="paragraph" style:parent-style-name="Standard">
      <style:text-properties officeooo:paragraph-rsid="002450ab"/>
    </style:style>
    <style:style style:name="P6" style:family="paragraph" style:parent-style-name="Standard">
      <style:text-properties fo:font-weight="normal" officeooo:rsid="00194b17" officeooo:paragraph-rsid="00194b17" style:font-weight-asian="normal" style:font-weight-complex="normal"/>
    </style:style>
    <style:style style:name="P7" style:family="paragraph" style:parent-style-name="Standard">
      <style:text-properties fo:font-weight="normal" officeooo:rsid="001a6ee1" officeooo:paragraph-rsid="00194b17" style:font-weight-asian="normal" style:font-weight-complex="normal"/>
    </style:style>
    <style:style style:name="P8" style:family="paragraph" style:parent-style-name="Standard">
      <style:paragraph-properties fo:text-align="center" style:justify-single-word="false"/>
      <style:text-properties fo:font-weight="normal" officeooo:rsid="001b2199" officeooo:paragraph-rsid="001b2199" style:font-weight-asian="normal" style:font-weight-complex="normal"/>
    </style:style>
    <style:style style:name="P9" style:family="paragraph" style:parent-style-name="Standard">
      <style:paragraph-properties fo:text-align="start" style:justify-single-word="false"/>
      <style:text-properties fo:font-weight="normal" officeooo:rsid="001b2199" officeooo:paragraph-rsid="001b2199" style:font-weight-asian="normal" style:font-weight-complex="normal"/>
    </style:style>
    <style:style style:name="P10" style:family="paragraph" style:parent-style-name="Standard">
      <style:paragraph-properties fo:text-align="start" style:justify-single-word="false"/>
      <style:text-properties fo:font-weight="normal" officeooo:rsid="001d32cd" officeooo:paragraph-rsid="001d32cd" style:font-weight-asian="normal" style:font-weight-complex="normal"/>
    </style:style>
    <style:style style:name="P11" style:family="paragraph" style:parent-style-name="Standard">
      <style:paragraph-properties fo:text-align="center" style:justify-single-word="false"/>
      <style:text-properties fo:font-weight="normal" officeooo:rsid="001d32cd" officeooo:paragraph-rsid="001d32cd" style:font-weight-asian="normal" style:font-weight-complex="normal"/>
    </style:style>
    <style:style style:name="P12" style:family="paragraph" style:parent-style-name="Standard">
      <style:paragraph-properties fo:text-align="start" style:justify-single-word="false"/>
      <style:text-properties fo:font-weight="normal" officeooo:rsid="002093b1" officeooo:paragraph-rsid="002093b1" style:font-weight-asian="normal" style:font-weight-complex="normal"/>
    </style:style>
    <style:style style:name="P13" style:family="paragraph" style:parent-style-name="Standard">
      <style:paragraph-properties fo:text-align="start" style:justify-single-word="false"/>
      <style:text-properties fo:font-weight="normal" officeooo:rsid="002450ab" officeooo:paragraph-rsid="002450ab" style:font-weight-asian="normal" style:font-weight-complex="normal"/>
    </style:style>
    <style:style style:name="P14" style:family="paragraph" style:parent-style-name="Standard">
      <style:paragraph-properties fo:text-align="start" style:justify-single-word="false"/>
      <style:text-properties fo:font-weight="normal" officeooo:rsid="0020de99" officeooo:paragraph-rsid="002450ab" style:font-weight-asian="normal" style:font-weight-complex="normal"/>
    </style:style>
    <style:style style:name="P15" style:family="paragraph" style:parent-style-name="Standard">
      <style:paragraph-properties fo:text-align="start" style:justify-single-word="false"/>
      <style:text-properties fo:font-weight="normal" officeooo:rsid="0031b6a0" officeooo:paragraph-rsid="0031b6a0" style:font-weight-asian="normal" style:font-weight-complex="normal"/>
    </style:style>
    <style:style style:name="P16" style:family="paragraph" style:parent-style-name="Standard">
      <style:paragraph-properties fo:text-align="start" style:justify-single-word="false"/>
      <style:text-properties fo:font-weight="normal" officeooo:rsid="0037b850" officeooo:paragraph-rsid="0037b850" style:font-weight-asian="normal" style:font-weight-complex="normal"/>
    </style:style>
    <style:style style:name="P17" style:family="paragraph" style:parent-style-name="Standard">
      <style:paragraph-properties fo:text-align="start" style:justify-single-word="false"/>
      <style:text-properties fo:font-weight="normal" officeooo:rsid="0039d593" officeooo:paragraph-rsid="0039d593" style:font-weight-asian="normal" style:font-weight-complex="normal"/>
    </style:style>
    <style:style style:name="P18" style:family="paragraph" style:parent-style-name="Standard">
      <style:paragraph-properties fo:text-align="start" style:justify-single-word="false"/>
      <style:text-properties fo:font-weight="normal" officeooo:rsid="003ccbbc" officeooo:paragraph-rsid="003ccbbc" style:font-weight-asian="normal" style:font-weight-complex="normal"/>
    </style:style>
    <style:style style:name="P19" style:family="paragraph" style:parent-style-name="Standard">
      <style:paragraph-properties fo:text-align="start" style:justify-single-word="false"/>
      <style:text-properties fo:font-weight="normal" officeooo:rsid="00413ee9" officeooo:paragraph-rsid="00413ee9" style:font-weight-asian="normal" style:font-weight-complex="normal"/>
    </style:style>
    <style:style style:name="P20" style:family="paragraph" style:parent-style-name="Standard">
      <style:paragraph-properties fo:text-align="center" style:justify-single-word="false"/>
      <style:text-properties fo:font-weight="normal" officeooo:rsid="00413ee9" officeooo:paragraph-rsid="00413ee9" style:font-weight-asian="normal" style:font-weight-complex="normal"/>
    </style:style>
    <style:style style:name="P21" style:family="paragraph" style:parent-style-name="Standard">
      <style:paragraph-properties fo:text-align="start" style:justify-single-word="false"/>
      <style:text-properties fo:font-weight="normal" officeooo:rsid="00424883" officeooo:paragraph-rsid="00424883" style:font-weight-asian="normal" style:font-weight-complex="normal"/>
    </style:style>
    <style:style style:name="P22" style:family="paragraph" style:parent-style-name="Standard">
      <style:paragraph-properties fo:text-align="center" style:justify-single-word="false"/>
      <style:text-properties fo:font-weight="normal" officeooo:rsid="0042fd68" officeooo:paragraph-rsid="0042fd68" style:font-weight-asian="normal" style:font-weight-complex="normal"/>
    </style:style>
    <style:style style:name="P23" style:family="paragraph" style:parent-style-name="Standard">
      <style:paragraph-properties fo:text-align="center" style:justify-single-word="false"/>
      <style:text-properties fo:font-weight="normal" officeooo:rsid="0042fd68" officeooo:paragraph-rsid="004da948" style:font-weight-asian="normal" style:font-weight-complex="normal"/>
    </style:style>
    <style:style style:name="P24" style:family="paragraph" style:parent-style-name="Standard">
      <style:paragraph-properties fo:text-align="start" style:justify-single-word="false"/>
      <style:text-properties fo:font-weight="normal" officeooo:rsid="0046bcbf" officeooo:paragraph-rsid="0046bcbf" style:font-weight-asian="normal" style:font-weight-complex="normal"/>
    </style:style>
    <style:style style:name="P25" style:family="paragraph" style:parent-style-name="Standard">
      <style:paragraph-properties fo:text-align="start" style:justify-single-word="false"/>
      <style:text-properties fo:font-weight="normal" officeooo:rsid="00473be7" officeooo:paragraph-rsid="00473be7" style:font-weight-asian="normal" style:font-weight-complex="normal"/>
    </style:style>
    <style:style style:name="P26" style:family="paragraph" style:parent-style-name="Standard">
      <style:paragraph-properties fo:text-align="center" style:justify-single-word="false"/>
      <style:text-properties fo:font-weight="normal" officeooo:rsid="00473be7" officeooo:paragraph-rsid="00473be7" style:font-weight-asian="normal" style:font-weight-complex="normal"/>
    </style:style>
    <style:style style:name="P27" style:family="paragraph" style:parent-style-name="Standard">
      <style:paragraph-properties fo:text-align="start" style:justify-single-word="false"/>
      <style:text-properties fo:font-weight="normal" officeooo:rsid="0049ec2b" officeooo:paragraph-rsid="0049ec2b" style:font-weight-asian="normal" style:font-weight-complex="normal"/>
    </style:style>
    <style:style style:name="P28" style:family="paragraph" style:parent-style-name="Standard">
      <style:paragraph-properties fo:text-align="start" style:justify-single-word="false"/>
      <style:text-properties fo:font-weight="normal" officeooo:rsid="004b5a24" officeooo:paragraph-rsid="004b5a24" style:font-weight-asian="normal" style:font-weight-complex="normal"/>
    </style:style>
    <style:style style:name="P29" style:family="paragraph" style:parent-style-name="Standard">
      <style:paragraph-properties fo:text-align="start" style:justify-single-word="false"/>
      <style:text-properties fo:font-weight="normal" officeooo:rsid="004bc98a" officeooo:paragraph-rsid="004bc98a" style:font-weight-asian="normal" style:font-weight-complex="normal"/>
    </style:style>
    <style:style style:name="P30" style:family="paragraph" style:parent-style-name="Standard">
      <style:paragraph-properties fo:text-align="center" style:justify-single-word="false"/>
      <style:text-properties fo:font-weight="normal" officeooo:rsid="004cb820" officeooo:paragraph-rsid="004cb820" style:font-weight-asian="normal" style:font-weight-complex="normal"/>
    </style:style>
    <style:style style:name="P31" style:family="paragraph" style:parent-style-name="Standard">
      <style:paragraph-properties fo:text-align="start" style:justify-single-word="false"/>
      <style:text-properties fo:font-weight="normal" officeooo:rsid="00500129" officeooo:paragraph-rsid="00500129" style:font-weight-asian="normal" style:font-weight-complex="normal"/>
    </style:style>
    <style:style style:name="P32" style:family="paragraph" style:parent-style-name="Standard">
      <style:paragraph-properties fo:text-align="center" style:justify-single-word="false"/>
      <style:text-properties fo:font-weight="normal" officeooo:rsid="00500129" officeooo:paragraph-rsid="00500129" style:font-weight-asian="normal" style:font-weight-complex="normal"/>
    </style:style>
    <style:style style:name="P33" style:family="paragraph" style:parent-style-name="Standard">
      <style:paragraph-properties fo:text-align="start" style:justify-single-word="false"/>
      <style:text-properties fo:font-weight="normal" officeooo:rsid="00526aaf" officeooo:paragraph-rsid="00526aaf" style:font-weight-asian="normal" style:font-weight-complex="normal"/>
    </style:style>
    <style:style style:name="P34" style:family="paragraph" style:parent-style-name="Standard">
      <style:paragraph-properties fo:text-align="center" style:justify-single-word="false"/>
      <style:text-properties fo:font-weight="normal" officeooo:rsid="00526aaf" officeooo:paragraph-rsid="00526aaf" style:font-weight-asian="normal" style:font-weight-complex="normal"/>
    </style:style>
    <style:style style:name="P35" style:family="paragraph" style:parent-style-name="Standard">
      <style:paragraph-properties fo:text-align="start" style:justify-single-word="false"/>
      <style:text-properties fo:font-weight="normal" officeooo:rsid="00540842" officeooo:paragraph-rsid="00540842" style:font-weight-asian="normal" style:font-weight-complex="normal"/>
    </style:style>
    <style:style style:name="P36" style:family="paragraph" style:parent-style-name="Standard">
      <style:paragraph-properties fo:text-align="center" style:justify-single-word="false"/>
      <style:text-properties fo:font-weight="normal" officeooo:rsid="00610c2e" officeooo:paragraph-rsid="00610c2e" style:font-weight-asian="normal" style:font-weight-complex="normal"/>
    </style:style>
    <style:style style:name="P37" style:family="paragraph" style:parent-style-name="Standard">
      <style:paragraph-properties fo:text-align="start" style:justify-single-word="false"/>
      <style:text-properties fo:font-weight="normal" officeooo:rsid="006249e6" officeooo:paragraph-rsid="006249e6" style:font-weight-asian="normal" style:font-weight-complex="normal"/>
    </style:style>
    <style:style style:name="P38" style:family="paragraph" style:parent-style-name="Standard">
      <style:paragraph-properties fo:text-align="start" style:justify-single-word="false"/>
      <style:text-properties fo:font-weight="normal" officeooo:rsid="00635bf8" officeooo:paragraph-rsid="00635bf8" style:font-weight-asian="normal" style:font-weight-complex="normal"/>
    </style:style>
    <style:style style:name="P39" style:family="paragraph" style:parent-style-name="Standard">
      <style:paragraph-properties fo:text-align="center" style:justify-single-word="false"/>
      <style:text-properties fo:font-weight="normal" officeooo:rsid="00635bf8" officeooo:paragraph-rsid="00635bf8" style:font-weight-asian="normal" style:font-weight-complex="normal"/>
    </style:style>
    <style:style style:name="P40" style:family="paragraph" style:parent-style-name="Standard">
      <style:paragraph-properties fo:text-align="start" style:justify-single-word="false"/>
      <style:text-properties fo:font-weight="normal" officeooo:rsid="0064c996" officeooo:paragraph-rsid="0064c996" style:font-weight-asian="normal" style:font-weight-complex="normal"/>
    </style:style>
    <style:style style:name="P41" style:family="paragraph" style:parent-style-name="Standard">
      <style:paragraph-properties fo:text-align="center" style:justify-single-word="false"/>
      <style:text-properties fo:font-weight="normal" officeooo:rsid="0064c996" officeooo:paragraph-rsid="0064c996" style:font-weight-asian="normal" style:font-weight-complex="normal"/>
    </style:style>
    <style:style style:name="P42" style:family="paragraph" style:parent-style-name="Standard">
      <style:paragraph-properties fo:text-align="start" style:justify-single-word="false"/>
      <style:text-properties fo:font-weight="normal" officeooo:rsid="0064e7b3" officeooo:paragraph-rsid="0064e7b3" style:font-weight-asian="normal" style:font-weight-complex="normal"/>
    </style:style>
    <style:style style:name="P43" style:family="paragraph" style:parent-style-name="Standard">
      <style:paragraph-properties fo:text-align="start" style:justify-single-word="false"/>
      <style:text-properties fo:font-weight="normal" officeooo:rsid="006c3c84" officeooo:paragraph-rsid="006c3c84" style:font-weight-asian="normal" style:font-weight-complex="normal"/>
    </style:style>
    <style:style style:name="P44" style:family="paragraph" style:parent-style-name="Standard">
      <style:paragraph-properties fo:text-align="start" style:justify-single-word="false"/>
      <style:text-properties fo:font-weight="normal" officeooo:rsid="006dccdf" officeooo:paragraph-rsid="0084aa1e" style:font-weight-asian="normal" style:font-weight-complex="normal"/>
    </style:style>
    <style:style style:name="P45" style:family="paragraph" style:parent-style-name="Standard">
      <style:paragraph-properties fo:text-align="start" style:justify-single-word="false"/>
      <style:text-properties fo:font-weight="normal" officeooo:rsid="0091bea6" officeooo:paragraph-rsid="0091bea6" style:font-weight-asian="normal" style:font-weight-complex="normal"/>
    </style:style>
    <style:style style:name="P46" style:family="paragraph" style:parent-style-name="Standard">
      <style:paragraph-properties fo:text-align="start" style:justify-single-word="false"/>
      <style:text-properties fo:font-weight="normal" officeooo:rsid="00936166" officeooo:paragraph-rsid="00936166" style:font-weight-asian="normal" style:font-weight-complex="normal"/>
    </style:style>
    <style:style style:name="P47" style:family="paragraph" style:parent-style-name="Standard">
      <style:paragraph-properties fo:text-align="start" style:justify-single-word="false"/>
      <style:text-properties fo:font-weight="normal" officeooo:rsid="0095524e" officeooo:paragraph-rsid="0095524e" style:font-weight-asian="normal" style:font-weight-complex="normal"/>
    </style:style>
    <style:style style:name="P48" style:family="paragraph" style:parent-style-name="Standard">
      <style:paragraph-properties fo:text-align="start" style:justify-single-word="false"/>
      <style:text-properties fo:font-weight="normal" officeooo:rsid="00979a4e" officeooo:paragraph-rsid="00979a4e" style:font-weight-asian="normal" style:font-weight-complex="normal"/>
    </style:style>
    <style:style style:name="P49" style:family="paragraph" style:parent-style-name="Standard">
      <style:paragraph-properties fo:text-align="start" style:justify-single-word="false"/>
      <style:text-properties fo:font-weight="normal" officeooo:rsid="009dfb5e" officeooo:paragraph-rsid="009dfb5e" style:font-weight-asian="normal" style:font-weight-complex="normal"/>
    </style:style>
    <style:style style:name="P50" style:family="paragraph" style:parent-style-name="Standard">
      <style:paragraph-properties fo:text-align="start" style:justify-single-word="false"/>
      <style:text-properties fo:font-weight="normal" officeooo:rsid="00a2a096" officeooo:paragraph-rsid="00a2a096" style:font-weight-asian="normal" style:font-weight-complex="normal"/>
    </style:style>
    <style:style style:name="P51" style:family="paragraph" style:parent-style-name="Standard">
      <style:paragraph-properties fo:text-align="start" style:justify-single-word="false"/>
      <style:text-properties fo:font-weight="normal" officeooo:rsid="00a3db24" officeooo:paragraph-rsid="00a3db24" style:font-weight-asian="normal" style:font-weight-complex="normal"/>
    </style:style>
    <style:style style:name="P52" style:family="paragraph" style:parent-style-name="Standard">
      <style:paragraph-properties fo:text-align="start" style:justify-single-word="false"/>
      <style:text-properties fo:font-weight="normal" officeooo:rsid="00a6d87d" officeooo:paragraph-rsid="00a6d87d" style:font-weight-asian="normal" style:font-weight-complex="normal"/>
    </style:style>
    <style:style style:name="P53" style:family="paragraph" style:parent-style-name="Standard">
      <style:paragraph-properties fo:text-align="start" style:justify-single-word="false"/>
      <style:text-properties fo:font-weight="normal" officeooo:rsid="00b189de" officeooo:paragraph-rsid="00b189de" style:font-weight-asian="normal" style:font-weight-complex="normal"/>
    </style:style>
    <style:style style:name="P54" style:family="paragraph" style:parent-style-name="Standard">
      <style:paragraph-properties fo:text-align="start" style:justify-single-word="false"/>
      <style:text-properties fo:font-weight="normal" officeooo:rsid="00b46bed" officeooo:paragraph-rsid="00b46bed" style:font-weight-asian="normal" style:font-weight-complex="normal"/>
    </style:style>
    <style:style style:name="P55" style:family="paragraph" style:parent-style-name="Standard">
      <style:paragraph-properties fo:text-align="start" style:justify-single-word="false"/>
      <style:text-properties fo:font-weight="normal" officeooo:rsid="00b8be4b" officeooo:paragraph-rsid="00b8be4b" style:font-weight-asian="normal" style:font-weight-complex="normal"/>
    </style:style>
    <style:style style:name="P56" style:family="paragraph" style:parent-style-name="Standard">
      <style:paragraph-properties fo:text-align="start" style:justify-single-word="false"/>
      <style:text-properties fo:font-weight="normal" officeooo:rsid="00ba8440" officeooo:paragraph-rsid="00ba8440" style:font-weight-asian="normal" style:font-weight-complex="normal"/>
    </style:style>
    <style:style style:name="P57" style:family="paragraph" style:parent-style-name="Standard">
      <style:paragraph-properties fo:text-align="start" style:justify-single-word="false"/>
      <style:text-properties fo:font-weight="normal" officeooo:rsid="00bc5da0" officeooo:paragraph-rsid="00bc5da0" style:font-weight-asian="normal" style:font-weight-complex="normal"/>
    </style:style>
    <style:style style:name="P58" style:family="paragraph" style:parent-style-name="Standard">
      <style:paragraph-properties fo:text-align="start" style:justify-single-word="false"/>
      <style:text-properties fo:font-weight="normal" officeooo:rsid="00c6d0ed" officeooo:paragraph-rsid="00c6d0ed" style:font-weight-asian="normal" style:font-weight-complex="normal"/>
    </style:style>
    <style:style style:name="P59" style:family="paragraph" style:parent-style-name="Standard">
      <style:paragraph-properties fo:text-align="start" style:justify-single-word="false"/>
      <style:text-properties fo:font-weight="normal" officeooo:rsid="00cb803f" officeooo:paragraph-rsid="00cb803f" style:font-weight-asian="normal" style:font-weight-complex="normal"/>
    </style:style>
    <style:style style:name="P60" style:family="paragraph" style:parent-style-name="Standard">
      <style:paragraph-properties fo:text-align="start" style:justify-single-word="false"/>
      <style:text-properties fo:font-weight="normal" officeooo:rsid="00cb803f" officeooo:paragraph-rsid="00cbf5c5" style:font-weight-asian="normal" style:font-weight-complex="normal"/>
    </style:style>
    <style:style style:name="P61" style:family="paragraph" style:parent-style-name="Standard">
      <style:paragraph-properties fo:text-align="start" style:justify-single-word="false"/>
      <style:text-properties fo:font-weight="normal" officeooo:rsid="00cb803f" officeooo:paragraph-rsid="00d49493" style:font-weight-asian="normal" style:font-weight-complex="normal"/>
    </style:style>
    <style:style style:name="P62" style:family="paragraph" style:parent-style-name="Standard">
      <style:paragraph-properties fo:text-align="start" style:justify-single-word="false"/>
      <style:text-properties fo:font-weight="normal" officeooo:rsid="00cb803f" officeooo:paragraph-rsid="00da9e3e" style:font-weight-asian="normal" style:font-weight-complex="normal"/>
    </style:style>
    <style:style style:name="P63" style:family="paragraph" style:parent-style-name="Standard">
      <style:paragraph-properties fo:text-align="start" style:justify-single-word="false"/>
      <style:text-properties fo:font-weight="normal" officeooo:rsid="00cb803f" officeooo:paragraph-rsid="00de5eb3" style:font-weight-asian="normal" style:font-weight-complex="normal"/>
    </style:style>
    <style:style style:name="P64" style:family="paragraph" style:parent-style-name="Standard">
      <style:paragraph-properties fo:text-align="start" style:justify-single-word="false"/>
      <style:text-properties officeooo:paragraph-rsid="00de5eb3"/>
    </style:style>
    <style:style style:name="P65" style:family="paragraph" style:parent-style-name="Standard">
      <style:paragraph-properties fo:text-align="start" style:justify-single-word="false"/>
      <style:text-properties officeooo:paragraph-rsid="00e0021b"/>
    </style:style>
    <style:style style:name="P66" style:family="paragraph" style:parent-style-name="Standard">
      <style:paragraph-properties fo:text-align="start" style:justify-single-word="false"/>
      <style:text-properties officeooo:paragraph-rsid="00e0bd41"/>
    </style:style>
    <style:style style:name="P67" style:family="paragraph" style:parent-style-name="Standard">
      <style:paragraph-properties fo:text-align="start" style:justify-single-word="false"/>
      <style:text-properties officeooo:paragraph-rsid="00e1002e"/>
    </style:style>
    <style:style style:name="P68" style:family="paragraph" style:parent-style-name="Standard">
      <style:paragraph-properties fo:text-align="start" style:justify-single-word="false"/>
      <style:text-properties officeooo:paragraph-rsid="00e27b2c"/>
    </style:style>
    <style:style style:name="P69" style:family="paragraph" style:parent-style-name="Standard">
      <style:paragraph-properties fo:text-align="start" style:justify-single-word="false"/>
      <style:text-properties officeooo:paragraph-rsid="00e38497"/>
    </style:style>
    <style:style style:name="P70" style:family="paragraph" style:parent-style-name="Standard">
      <style:paragraph-properties fo:text-align="start" style:justify-single-word="false"/>
      <style:text-properties officeooo:paragraph-rsid="00e583ee"/>
    </style:style>
    <style:style style:name="P71" style:family="paragraph" style:parent-style-name="Standard">
      <style:paragraph-properties fo:text-align="start" style:justify-single-word="false"/>
      <style:text-properties officeooo:paragraph-rsid="00e75017"/>
    </style:style>
    <style:style style:name="P72" style:family="paragraph" style:parent-style-name="Standard">
      <style:paragraph-properties fo:text-align="start" style:justify-single-word="false"/>
      <style:text-properties officeooo:paragraph-rsid="00e94528"/>
    </style:style>
    <style:style style:name="P73" style:family="paragraph" style:parent-style-name="Standard">
      <style:paragraph-properties fo:text-align="center" style:justify-single-word="false"/>
      <style:text-properties officeooo:paragraph-rsid="00de5eb3"/>
    </style:style>
    <style:style style:name="P74" style:family="paragraph" style:parent-style-name="Preformatted_20_Text">
      <style:paragraph-properties fo:text-align="center" style:justify-single-word="false"/>
      <style:text-properties officeooo:paragraph-rsid="001b2199"/>
    </style:style>
    <style:style style:name="P75" style:family="paragraph" style:parent-style-name="Standard" style:list-style-name="L1">
      <style:text-properties officeooo:paragraph-rsid="00194b17"/>
    </style:style>
    <style:style style:name="P76" style:family="paragraph" style:parent-style-name="Standard" style:list-style-name="L1">
      <style:text-properties officeooo:rsid="00194b17" officeooo:paragraph-rsid="00194b17"/>
    </style:style>
    <style:style style:name="P77" style:family="paragraph" style:parent-style-name="Standard" style:list-style-name="L1">
      <style:text-properties fo:font-weight="normal" officeooo:rsid="00194b17" officeooo:paragraph-rsid="00194b17" style:font-weight-asian="normal" style:font-weight-complex="normal"/>
    </style:style>
    <style:style style:name="P78" style:family="paragraph" style:parent-style-name="Standard" style:list-style-name="L1">
      <style:text-properties fo:font-weight="normal" officeooo:rsid="001b2199" officeooo:paragraph-rsid="001b2199" style:font-weight-asian="normal" style:font-weight-complex="normal"/>
    </style:style>
    <style:style style:name="P79" style:family="paragraph" style:parent-style-name="Standard" style:list-style-name="L2">
      <style:paragraph-properties fo:text-align="start" style:justify-single-word="false"/>
      <style:text-properties fo:font-weight="normal" officeooo:rsid="001b2199" officeooo:paragraph-rsid="001b2199" style:font-weight-asian="normal" style:font-weight-complex="normal"/>
    </style:style>
    <style:style style:name="P80" style:family="paragraph" style:parent-style-name="Standard" style:list-style-name="L2">
      <style:paragraph-properties fo:text-align="start" style:justify-single-word="false"/>
      <style:text-properties fo:font-weight="normal" officeooo:rsid="001d32cd" officeooo:paragraph-rsid="001d32cd" style:font-weight-asian="normal" style:font-weight-complex="normal"/>
    </style:style>
    <style:style style:name="P81" style:family="paragraph" style:parent-style-name="Standard" style:list-style-name="L3">
      <style:paragraph-properties fo:text-align="start" style:justify-single-word="false"/>
      <style:text-properties fo:font-weight="normal" officeooo:rsid="0022a6e8" officeooo:paragraph-rsid="001edcab" style:font-weight-asian="normal" style:font-weight-complex="normal"/>
    </style:style>
    <style:style style:name="P82" style:family="paragraph" style:parent-style-name="Standard" style:list-style-name="L3">
      <style:paragraph-properties fo:text-align="start" style:justify-single-word="false"/>
      <style:text-properties fo:font-weight="normal" officeooo:rsid="002093b1" officeooo:paragraph-rsid="002093b1" style:font-weight-asian="normal" style:font-weight-complex="normal"/>
    </style:style>
    <style:style style:name="P83" style:family="paragraph" style:parent-style-name="Standard" style:list-style-name="L4">
      <style:paragraph-properties fo:text-align="start" style:justify-single-word="false"/>
      <style:text-properties fo:font-weight="normal" officeooo:rsid="002450ab" officeooo:paragraph-rsid="002450ab" style:font-weight-asian="normal" style:font-weight-complex="normal"/>
    </style:style>
    <style:style style:name="P84" style:family="paragraph" style:parent-style-name="Standard" style:list-style-name="L5">
      <style:paragraph-properties fo:text-align="start" style:justify-single-word="false"/>
      <style:text-properties fo:font-weight="normal" officeooo:rsid="002450ab" officeooo:paragraph-rsid="002450ab" style:font-weight-asian="normal" style:font-weight-complex="normal"/>
    </style:style>
    <style:style style:name="P85" style:family="paragraph" style:parent-style-name="Standard" style:list-style-name="L6">
      <style:paragraph-properties fo:text-align="start" style:justify-single-word="false"/>
      <style:text-properties fo:font-weight="normal" officeooo:rsid="002450ab" officeooo:paragraph-rsid="002450ab" style:font-weight-asian="normal" style:font-weight-complex="normal"/>
    </style:style>
    <style:style style:name="P86" style:family="paragraph" style:parent-style-name="Standard" style:list-style-name="L7">
      <style:paragraph-properties fo:text-align="start" style:justify-single-word="false"/>
      <style:text-properties fo:font-weight="normal" officeooo:rsid="00380ee8" officeooo:paragraph-rsid="00380ee8" style:font-weight-asian="normal" style:font-weight-complex="normal"/>
    </style:style>
    <style:style style:name="P87" style:family="paragraph" style:parent-style-name="Standard" style:list-style-name="L8">
      <style:paragraph-properties fo:text-align="start" style:justify-single-word="false"/>
      <style:text-properties fo:font-weight="normal" officeooo:rsid="0031b6a0" officeooo:paragraph-rsid="0031b6a0" style:font-weight-asian="normal" style:font-weight-complex="normal"/>
    </style:style>
    <style:style style:name="P88" style:family="paragraph" style:parent-style-name="Standard" style:list-style-name="L9">
      <style:paragraph-properties fo:text-align="start" style:justify-single-word="false"/>
      <style:text-properties fo:font-weight="normal" officeooo:rsid="0037b850" officeooo:paragraph-rsid="0037b850" style:font-weight-asian="normal" style:font-weight-complex="normal"/>
    </style:style>
    <style:style style:name="P89" style:family="paragraph" style:parent-style-name="Standard" style:list-style-name="L9">
      <style:paragraph-properties fo:text-align="start" style:justify-single-word="false"/>
      <style:text-properties fo:font-weight="normal" officeooo:rsid="0039d593" officeooo:paragraph-rsid="0039d593" style:font-weight-asian="normal" style:font-weight-complex="normal"/>
    </style:style>
    <style:style style:name="P90" style:family="paragraph" style:parent-style-name="Standard" style:list-style-name="L9">
      <style:paragraph-properties fo:text-align="start" style:justify-single-word="false"/>
      <style:text-properties fo:font-weight="normal" officeooo:rsid="003ccbbc" officeooo:paragraph-rsid="003ccbbc" style:font-weight-asian="normal" style:font-weight-complex="normal"/>
    </style:style>
    <style:style style:name="P91" style:family="paragraph" style:parent-style-name="Standard" style:list-style-name="L10">
      <style:paragraph-properties fo:text-align="start" style:justify-single-word="false"/>
      <style:text-properties fo:font-weight="normal" officeooo:rsid="00413ee9" officeooo:paragraph-rsid="00413ee9" style:font-weight-asian="normal" style:font-weight-complex="normal"/>
    </style:style>
    <style:style style:name="P92" style:family="paragraph" style:parent-style-name="Standard" style:list-style-name="L11">
      <style:paragraph-properties fo:text-align="start" style:justify-single-word="false"/>
      <style:text-properties fo:font-weight="normal" officeooo:rsid="00424883" officeooo:paragraph-rsid="00424883" style:font-weight-asian="normal" style:font-weight-complex="normal"/>
    </style:style>
    <style:style style:name="P93" style:family="paragraph" style:parent-style-name="Standard" style:list-style-name="L11">
      <style:paragraph-properties fo:text-align="start" style:justify-single-word="false"/>
      <style:text-properties fo:font-weight="normal" officeooo:rsid="0042fd68" officeooo:paragraph-rsid="0042fd68" style:font-weight-asian="normal" style:font-weight-complex="normal"/>
    </style:style>
    <style:style style:name="P94" style:family="paragraph" style:parent-style-name="Standard" style:list-style-name="L12">
      <style:paragraph-properties fo:text-align="start" style:justify-single-word="false"/>
      <style:text-properties fo:font-weight="normal" officeooo:rsid="0046bcbf" officeooo:paragraph-rsid="0046bcbf" style:font-weight-asian="normal" style:font-weight-complex="normal"/>
    </style:style>
    <style:style style:name="P95" style:family="paragraph" style:parent-style-name="Standard" style:list-style-name="L13">
      <style:paragraph-properties fo:text-align="start" style:justify-single-word="false"/>
      <style:text-properties fo:font-weight="normal" officeooo:rsid="00473be7" officeooo:paragraph-rsid="00473be7" style:font-weight-asian="normal" style:font-weight-complex="normal"/>
    </style:style>
    <style:style style:name="P96" style:family="paragraph" style:parent-style-name="Standard" style:list-style-name="L13">
      <style:paragraph-properties fo:text-align="center" style:justify-single-word="false"/>
      <style:text-properties fo:font-weight="normal" officeooo:rsid="00473be7" officeooo:paragraph-rsid="00473be7" style:font-weight-asian="normal" style:font-weight-complex="normal"/>
    </style:style>
    <style:style style:name="P97" style:family="paragraph" style:parent-style-name="Standard" style:list-style-name="L13">
      <style:paragraph-properties fo:text-align="start" style:justify-single-word="false"/>
      <style:text-properties fo:font-weight="normal" officeooo:rsid="0049ec2b" officeooo:paragraph-rsid="0049ec2b" style:font-weight-asian="normal" style:font-weight-complex="normal"/>
    </style:style>
    <style:style style:name="P98" style:family="paragraph" style:parent-style-name="Standard" style:list-style-name="L14">
      <style:paragraph-properties fo:text-align="start" style:justify-single-word="false"/>
      <style:text-properties fo:font-weight="normal" officeooo:rsid="004b5a24" officeooo:paragraph-rsid="004b5a24" style:font-weight-asian="normal" style:font-weight-complex="normal"/>
    </style:style>
    <style:style style:name="P99" style:family="paragraph" style:parent-style-name="Standard" style:list-style-name="L14">
      <style:paragraph-properties fo:text-align="start" style:justify-single-word="false"/>
      <style:text-properties fo:font-weight="normal" officeooo:rsid="004bc98a" officeooo:paragraph-rsid="004bc98a" style:font-weight-asian="normal" style:font-weight-complex="normal"/>
    </style:style>
    <style:style style:name="P100" style:family="paragraph" style:parent-style-name="Standard" style:list-style-name="L15">
      <style:paragraph-properties fo:text-align="start" style:justify-single-word="false"/>
      <style:text-properties fo:font-weight="normal" officeooo:rsid="004e5cc0" officeooo:paragraph-rsid="004e5cc0" style:font-weight-asian="normal" style:font-weight-complex="normal"/>
    </style:style>
    <style:style style:name="P101" style:family="paragraph" style:parent-style-name="Standard" style:list-style-name="L15">
      <style:paragraph-properties fo:text-align="start" style:justify-single-word="false"/>
      <style:text-properties fo:font-weight="normal" officeooo:rsid="00500129" officeooo:paragraph-rsid="00500129" style:font-weight-asian="normal" style:font-weight-complex="normal"/>
    </style:style>
    <style:style style:name="P102" style:family="paragraph" style:parent-style-name="Standard" style:list-style-name="L16">
      <style:paragraph-properties fo:text-align="start" style:justify-single-word="false"/>
      <style:text-properties fo:font-weight="normal" officeooo:rsid="00526aaf" officeooo:paragraph-rsid="00526aaf" style:font-weight-asian="normal" style:font-weight-complex="normal"/>
    </style:style>
    <style:style style:name="P103" style:family="paragraph" style:parent-style-name="Standard" style:list-style-name="L17">
      <style:paragraph-properties fo:text-align="start" style:justify-single-word="false"/>
      <style:text-properties fo:font-weight="normal" officeooo:rsid="00540842" officeooo:paragraph-rsid="00540842" style:font-weight-asian="normal" style:font-weight-complex="normal"/>
    </style:style>
    <style:style style:name="P104" style:family="paragraph" style:parent-style-name="Standard" style:list-style-name="L17">
      <style:paragraph-properties fo:text-align="start" style:justify-single-word="false"/>
      <style:text-properties fo:font-weight="normal" officeooo:rsid="00561f15" officeooo:paragraph-rsid="00561f15" style:font-weight-asian="normal" style:font-weight-complex="normal"/>
    </style:style>
    <style:style style:name="P105" style:family="paragraph" style:parent-style-name="Standard" style:list-style-name="L17">
      <style:paragraph-properties fo:text-align="start" style:justify-single-word="false"/>
      <style:text-properties fo:font-weight="normal" officeooo:rsid="005d9c3b" officeooo:paragraph-rsid="005d9c3b" style:font-weight-asian="normal" style:font-weight-complex="normal"/>
    </style:style>
    <style:style style:name="P106" style:family="paragraph" style:parent-style-name="Standard" style:list-style-name="L17">
      <style:paragraph-properties fo:text-align="start" style:justify-single-word="false"/>
      <style:text-properties fo:font-weight="normal" officeooo:rsid="0059178f" officeooo:paragraph-rsid="0059178f" style:font-weight-asian="normal" style:font-weight-complex="normal"/>
    </style:style>
    <style:style style:name="P107" style:family="paragraph" style:parent-style-name="Standard" style:list-style-name="L17">
      <style:paragraph-properties fo:text-align="start" style:justify-single-word="false"/>
      <style:text-properties fo:font-weight="normal" officeooo:rsid="005eddbe" officeooo:paragraph-rsid="005eddbe" style:font-weight-asian="normal" style:font-weight-complex="normal"/>
    </style:style>
    <style:style style:name="P108" style:family="paragraph" style:parent-style-name="Standard" style:list-style-name="L17">
      <style:paragraph-properties fo:text-align="start" style:justify-single-word="false"/>
      <style:text-properties fo:font-weight="normal" officeooo:rsid="005b0de6" officeooo:paragraph-rsid="005b0de6" style:font-weight-asian="normal" style:font-weight-complex="normal"/>
    </style:style>
    <style:style style:name="P109" style:family="paragraph" style:parent-style-name="Standard" style:list-style-name="L17">
      <style:paragraph-properties fo:text-align="start" style:justify-single-word="false"/>
      <style:text-properties fo:font-weight="normal" officeooo:rsid="005ca9ef" officeooo:paragraph-rsid="005ca9ef" style:font-weight-asian="normal" style:font-weight-complex="normal"/>
    </style:style>
    <style:style style:name="P110" style:family="paragraph" style:parent-style-name="Standard" style:list-style-name="L17">
      <style:paragraph-properties fo:text-align="start" style:justify-single-word="false"/>
      <style:text-properties fo:font-weight="normal" officeooo:rsid="005d8b5b" officeooo:paragraph-rsid="005d8b5b" style:font-weight-asian="normal" style:font-weight-complex="normal"/>
    </style:style>
    <style:style style:name="P111" style:family="paragraph" style:parent-style-name="Standard" style:list-style-name="L17">
      <style:paragraph-properties fo:text-align="start" style:justify-single-word="false"/>
      <style:text-properties fo:font-weight="normal" officeooo:rsid="005f7bc7" officeooo:paragraph-rsid="005f7bc7" style:font-weight-asian="normal" style:font-weight-complex="normal"/>
    </style:style>
    <style:style style:name="P112" style:family="paragraph" style:parent-style-name="Standard" style:list-style-name="L17">
      <style:paragraph-properties fo:text-align="start" style:justify-single-word="false"/>
      <style:text-properties fo:font-weight="normal" officeooo:rsid="006060b6" officeooo:paragraph-rsid="006060b6" style:font-weight-asian="normal" style:font-weight-complex="normal"/>
    </style:style>
    <style:style style:name="P113" style:family="paragraph" style:parent-style-name="Standard" style:list-style-name="L17">
      <style:paragraph-properties fo:text-align="start" style:justify-single-word="false"/>
      <style:text-properties fo:font-weight="normal" officeooo:rsid="00610c2e" officeooo:paragraph-rsid="00610c2e" style:font-weight-asian="normal" style:font-weight-complex="normal"/>
    </style:style>
    <style:style style:name="P114" style:family="paragraph" style:parent-style-name="Standard" style:list-style-name="L18">
      <style:paragraph-properties fo:text-align="start" style:justify-single-word="false"/>
      <style:text-properties fo:font-weight="normal" officeooo:rsid="006249e6" officeooo:paragraph-rsid="006249e6" style:font-weight-asian="normal" style:font-weight-complex="normal"/>
    </style:style>
    <style:style style:name="P115" style:family="paragraph" style:parent-style-name="Standard" style:list-style-name="L19">
      <style:paragraph-properties fo:text-align="start" style:justify-single-word="false"/>
      <style:text-properties fo:font-weight="normal" officeooo:rsid="00635bf8" officeooo:paragraph-rsid="00635bf8" style:font-weight-asian="normal" style:font-weight-complex="normal"/>
    </style:style>
    <style:style style:name="P116" style:family="paragraph" style:parent-style-name="Standard" style:list-style-name="L20">
      <style:paragraph-properties fo:text-align="start" style:justify-single-word="false"/>
      <style:text-properties fo:font-weight="normal" officeooo:rsid="0064c996" officeooo:paragraph-rsid="0064c996" style:font-weight-asian="normal" style:font-weight-complex="normal"/>
    </style:style>
    <style:style style:name="P117" style:family="paragraph" style:parent-style-name="Standard" style:list-style-name="L21">
      <style:paragraph-properties fo:text-align="start" style:justify-single-word="false"/>
      <style:text-properties fo:font-weight="normal" officeooo:rsid="0064c996" officeooo:paragraph-rsid="0064c996" style:font-weight-asian="normal" style:font-weight-complex="normal"/>
    </style:style>
    <style:style style:name="P118" style:family="paragraph" style:parent-style-name="Standard" style:list-style-name="L21">
      <style:paragraph-properties fo:text-align="start" style:justify-single-word="false"/>
      <style:text-properties fo:font-weight="normal" officeooo:rsid="0064e7b3" officeooo:paragraph-rsid="0064e7b3" style:font-weight-asian="normal" style:font-weight-complex="normal"/>
    </style:style>
    <style:style style:name="P119" style:family="paragraph" style:parent-style-name="Standard" style:list-style-name="L21">
      <style:paragraph-properties fo:text-align="start" style:justify-single-word="false"/>
      <style:text-properties fo:font-weight="normal" officeooo:rsid="006905a1" officeooo:paragraph-rsid="006905a1" style:font-weight-asian="normal" style:font-weight-complex="normal"/>
    </style:style>
    <style:style style:name="P120" style:family="paragraph" style:parent-style-name="Standard" style:list-style-name="L21">
      <style:paragraph-properties fo:text-align="start" style:justify-single-word="false"/>
      <style:text-properties fo:font-weight="normal" officeooo:rsid="006ba703" officeooo:paragraph-rsid="006ba703" style:font-weight-asian="normal" style:font-weight-complex="normal"/>
    </style:style>
    <style:style style:name="P121" style:family="paragraph" style:parent-style-name="Standard" style:list-style-name="L22">
      <style:paragraph-properties fo:text-align="start" style:justify-single-word="false"/>
      <style:text-properties fo:font-weight="normal" officeooo:rsid="006c3c84" officeooo:paragraph-rsid="006c3c84" style:font-weight-asian="normal" style:font-weight-complex="normal"/>
    </style:style>
    <style:style style:name="P122" style:family="paragraph" style:parent-style-name="Standard" style:list-style-name="L22">
      <style:paragraph-properties fo:text-align="start" style:justify-single-word="false"/>
      <style:text-properties fo:font-weight="normal" officeooo:rsid="006c3c84" officeooo:paragraph-rsid="00777735" style:font-weight-asian="normal" style:font-weight-complex="normal"/>
    </style:style>
    <style:style style:name="P123" style:family="paragraph" style:parent-style-name="Standard" style:list-style-name="L22">
      <style:paragraph-properties fo:text-align="start" style:justify-single-word="false"/>
      <style:text-properties fo:font-weight="normal" officeooo:rsid="006c3c84" officeooo:paragraph-rsid="007577c7" style:font-weight-asian="normal" style:font-weight-complex="normal"/>
    </style:style>
    <style:style style:name="P124" style:family="paragraph" style:parent-style-name="Standard" style:list-style-name="L22">
      <style:paragraph-properties fo:text-align="start" style:justify-single-word="false"/>
      <style:text-properties fo:font-weight="normal" officeooo:rsid="006c3c84" officeooo:paragraph-rsid="0075d58f" style:font-weight-asian="normal" style:font-weight-complex="normal"/>
    </style:style>
    <style:style style:name="P125" style:family="paragraph" style:parent-style-name="Standard" style:list-style-name="L22">
      <style:paragraph-properties fo:text-align="start" style:justify-single-word="false"/>
      <style:text-properties fo:font-weight="normal" officeooo:rsid="006c3c84" officeooo:paragraph-rsid="0078548b" style:font-weight-asian="normal" style:font-weight-complex="normal"/>
    </style:style>
    <style:style style:name="P126" style:family="paragraph" style:parent-style-name="Standard" style:list-style-name="L22">
      <style:paragraph-properties fo:text-align="start" style:justify-single-word="false"/>
      <style:text-properties fo:font-weight="normal" officeooo:rsid="006c3c84" officeooo:paragraph-rsid="00785f3a" style:font-weight-asian="normal" style:font-weight-complex="normal"/>
    </style:style>
    <style:style style:name="P127" style:family="paragraph" style:parent-style-name="Standard" style:list-style-name="L22">
      <style:paragraph-properties fo:text-align="start" style:justify-single-word="false"/>
      <style:text-properties fo:font-weight="normal" officeooo:rsid="006c3c84" officeooo:paragraph-rsid="006e7d99" style:font-weight-asian="normal" style:font-weight-complex="normal"/>
    </style:style>
    <style:style style:name="P128" style:family="paragraph" style:parent-style-name="Standard" style:list-style-name="L22">
      <style:paragraph-properties fo:text-align="start" style:justify-single-word="false"/>
      <style:text-properties fo:font-weight="normal" officeooo:rsid="006c3c84" officeooo:paragraph-rsid="007b79bb" style:font-weight-asian="normal" style:font-weight-complex="normal"/>
    </style:style>
    <style:style style:name="P129" style:family="paragraph" style:parent-style-name="Standard" style:list-style-name="L22">
      <style:paragraph-properties fo:text-align="start" style:justify-single-word="false"/>
      <style:text-properties fo:font-weight="normal" officeooo:rsid="006c3c84" officeooo:paragraph-rsid="00700825" style:font-weight-asian="normal" style:font-weight-complex="normal"/>
    </style:style>
    <style:style style:name="P130" style:family="paragraph" style:parent-style-name="Standard" style:list-style-name="L22">
      <style:paragraph-properties fo:text-align="start" style:justify-single-word="false"/>
      <style:text-properties fo:font-weight="normal" officeooo:rsid="006c3c84" officeooo:paragraph-rsid="007ec3fc" style:font-weight-asian="normal" style:font-weight-complex="normal"/>
    </style:style>
    <style:style style:name="P131" style:family="paragraph" style:parent-style-name="Standard" style:list-style-name="L22">
      <style:paragraph-properties fo:text-align="start" style:justify-single-word="false"/>
      <style:text-properties fo:font-weight="normal" officeooo:rsid="006c3c84" officeooo:paragraph-rsid="0071e64a" style:font-weight-asian="normal" style:font-weight-complex="normal"/>
    </style:style>
    <style:style style:name="P132" style:family="paragraph" style:parent-style-name="Standard" style:list-style-name="L22">
      <style:paragraph-properties fo:text-align="start" style:justify-single-word="false"/>
      <style:text-properties fo:font-weight="normal" officeooo:rsid="006c3c84" officeooo:paragraph-rsid="007ee5f7" style:font-weight-asian="normal" style:font-weight-complex="normal"/>
    </style:style>
    <style:style style:name="P133" style:family="paragraph" style:parent-style-name="Standard" style:list-style-name="L22">
      <style:paragraph-properties fo:text-align="start" style:justify-single-word="false"/>
      <style:text-properties fo:font-weight="normal" officeooo:rsid="006c3c84" officeooo:paragraph-rsid="00825028" style:font-weight-asian="normal" style:font-weight-complex="normal"/>
    </style:style>
    <style:style style:name="P134" style:family="paragraph" style:parent-style-name="Standard" style:list-style-name="L22">
      <style:paragraph-properties fo:text-align="start" style:justify-single-word="false"/>
      <style:text-properties fo:font-weight="normal" officeooo:rsid="006c3c84" officeooo:paragraph-rsid="0084aa1e" style:font-weight-asian="normal" style:font-weight-complex="normal"/>
    </style:style>
    <style:style style:name="P135" style:family="paragraph" style:parent-style-name="Standard" style:list-style-name="L22">
      <style:paragraph-properties fo:text-align="start" style:justify-single-word="false"/>
      <style:text-properties fo:font-weight="normal" officeooo:rsid="006c3c84" officeooo:paragraph-rsid="008634e9" style:font-weight-asian="normal" style:font-weight-complex="normal"/>
    </style:style>
    <style:style style:name="P136" style:family="paragraph" style:parent-style-name="Standard" style:list-style-name="L22">
      <style:paragraph-properties fo:text-align="start" style:justify-single-word="false"/>
      <style:text-properties fo:font-weight="normal" officeooo:rsid="006c3c84" officeooo:paragraph-rsid="0087c6fe" style:font-weight-asian="normal" style:font-weight-complex="normal"/>
    </style:style>
    <style:style style:name="P137" style:family="paragraph" style:parent-style-name="Standard" style:list-style-name="L22">
      <style:paragraph-properties fo:text-align="start" style:justify-single-word="false"/>
      <style:text-properties fo:font-weight="normal" officeooo:rsid="006c3c84" officeooo:paragraph-rsid="00885733" style:font-weight-asian="normal" style:font-weight-complex="normal"/>
    </style:style>
    <style:style style:name="P138" style:family="paragraph" style:parent-style-name="Standard" style:list-style-name="L22">
      <style:paragraph-properties fo:text-align="start" style:justify-single-word="false"/>
      <style:text-properties fo:font-weight="normal" officeooo:rsid="006dccdf" officeooo:paragraph-rsid="006dccdf" style:font-weight-asian="normal" style:font-weight-complex="normal"/>
    </style:style>
    <style:style style:name="P139" style:family="paragraph" style:parent-style-name="Standard" style:list-style-name="L22">
      <style:paragraph-properties fo:text-align="start" style:justify-single-word="false"/>
      <style:text-properties fo:font-weight="normal" officeooo:rsid="006dccdf" officeooo:paragraph-rsid="006e7d99" style:font-weight-asian="normal" style:font-weight-complex="normal"/>
    </style:style>
    <style:style style:name="P140" style:family="paragraph" style:parent-style-name="Standard" style:list-style-name="L22">
      <style:paragraph-properties fo:text-align="start" style:justify-single-word="false"/>
      <style:text-properties fo:font-weight="normal" officeooo:rsid="006dccdf" officeooo:paragraph-rsid="00700825" style:font-weight-asian="normal" style:font-weight-complex="normal"/>
    </style:style>
    <style:style style:name="P141" style:family="paragraph" style:parent-style-name="Standard" style:list-style-name="L22">
      <style:paragraph-properties fo:text-align="start" style:justify-single-word="false"/>
      <style:text-properties fo:font-weight="normal" officeooo:rsid="006dccdf" officeooo:paragraph-rsid="0071e64a" style:font-weight-asian="normal" style:font-weight-complex="normal"/>
    </style:style>
    <style:style style:name="P142" style:family="paragraph" style:parent-style-name="Standard" style:list-style-name="L22">
      <style:paragraph-properties fo:text-align="start" style:justify-single-word="false"/>
      <style:text-properties fo:font-weight="normal" officeooo:rsid="006dccdf" officeooo:paragraph-rsid="0084aa1e" style:font-weight-asian="normal" style:font-weight-complex="normal"/>
    </style:style>
    <style:style style:name="P143" style:family="paragraph" style:parent-style-name="Standard" style:list-style-name="L22">
      <style:paragraph-properties fo:text-align="start" style:justify-single-word="false"/>
      <style:text-properties fo:font-weight="normal" officeooo:rsid="006e7d99" officeooo:paragraph-rsid="006e7d99" style:font-weight-asian="normal" style:font-weight-complex="normal"/>
    </style:style>
    <style:style style:name="P144" style:family="paragraph" style:parent-style-name="Standard" style:list-style-name="L23">
      <style:paragraph-properties fo:text-align="start" style:justify-single-word="false"/>
      <style:text-properties fo:font-weight="normal" officeooo:rsid="0091bea6" officeooo:paragraph-rsid="0091bea6" style:font-weight-asian="normal" style:font-weight-complex="normal"/>
    </style:style>
    <style:style style:name="P145" style:family="paragraph" style:parent-style-name="Standard" style:list-style-name="L24">
      <style:paragraph-properties fo:text-align="start" style:justify-single-word="false"/>
      <style:text-properties fo:font-weight="normal" officeooo:rsid="0091bea6" officeooo:paragraph-rsid="0091bea6" style:font-weight-asian="normal" style:font-weight-complex="normal"/>
    </style:style>
    <style:style style:name="P146" style:family="paragraph" style:parent-style-name="Standard" style:list-style-name="L25">
      <style:paragraph-properties fo:text-align="start" style:justify-single-word="false"/>
      <style:text-properties fo:font-weight="normal" officeooo:rsid="00936166" officeooo:paragraph-rsid="00936166" style:font-weight-asian="normal" style:font-weight-complex="normal"/>
    </style:style>
    <style:style style:name="P147" style:family="paragraph" style:parent-style-name="Standard" style:list-style-name="L26">
      <style:paragraph-properties fo:text-align="start" style:justify-single-word="false"/>
      <style:text-properties fo:font-weight="normal" officeooo:rsid="00936166" officeooo:paragraph-rsid="00936166" style:font-weight-asian="normal" style:font-weight-complex="normal"/>
    </style:style>
    <style:style style:name="P148" style:family="paragraph" style:parent-style-name="Standard" style:list-style-name="L27">
      <style:paragraph-properties fo:text-align="start" style:justify-single-word="false"/>
      <style:text-properties fo:font-weight="normal" officeooo:rsid="0095524e" officeooo:paragraph-rsid="0095524e" style:font-weight-asian="normal" style:font-weight-complex="normal"/>
    </style:style>
    <style:style style:name="P149" style:family="paragraph" style:parent-style-name="Standard" style:list-style-name="L27">
      <style:paragraph-properties fo:text-align="start" style:justify-single-word="false"/>
      <style:text-properties fo:font-weight="normal" officeooo:rsid="0097355f" officeooo:paragraph-rsid="0097355f" style:font-weight-asian="normal" style:font-weight-complex="normal"/>
    </style:style>
    <style:style style:name="P150" style:family="paragraph" style:parent-style-name="Standard" style:list-style-name="L27">
      <style:paragraph-properties fo:text-align="start" style:justify-single-word="false"/>
      <style:text-properties fo:font-weight="normal" officeooo:rsid="00979a4e" officeooo:paragraph-rsid="00979a4e" style:font-weight-asian="normal" style:font-weight-complex="normal"/>
    </style:style>
    <style:style style:name="P151" style:family="paragraph" style:parent-style-name="Standard" style:list-style-name="L28">
      <style:paragraph-properties fo:text-align="start" style:justify-single-word="false"/>
      <style:text-properties fo:font-weight="normal" officeooo:rsid="0099e25c" officeooo:paragraph-rsid="0099e25c" style:font-weight-asian="normal" style:font-weight-complex="normal"/>
    </style:style>
    <style:style style:name="P152" style:family="paragraph" style:parent-style-name="Standard" style:list-style-name="L28">
      <style:paragraph-properties fo:text-align="start" style:justify-single-word="false"/>
      <style:text-properties fo:font-weight="normal" officeooo:rsid="009a0b2a" officeooo:paragraph-rsid="009a0b2a" style:font-weight-asian="normal" style:font-weight-complex="normal"/>
    </style:style>
    <style:style style:name="P153" style:family="paragraph" style:parent-style-name="Standard" style:list-style-name="L28">
      <style:paragraph-properties fo:text-align="start" style:justify-single-word="false"/>
      <style:text-properties fo:font-weight="normal" officeooo:rsid="009c74af" officeooo:paragraph-rsid="009c74af" style:font-weight-asian="normal" style:font-weight-complex="normal"/>
    </style:style>
    <style:style style:name="P154" style:family="paragraph" style:parent-style-name="Standard" style:list-style-name="L28">
      <style:paragraph-properties fo:text-align="start" style:justify-single-word="false"/>
      <style:text-properties fo:font-weight="normal" officeooo:rsid="009d670f" officeooo:paragraph-rsid="009d670f" style:font-weight-asian="normal" style:font-weight-complex="normal"/>
    </style:style>
    <style:style style:name="P155" style:family="paragraph" style:parent-style-name="Standard" style:list-style-name="L28">
      <style:paragraph-properties fo:text-align="start" style:justify-single-word="false"/>
      <style:text-properties fo:font-weight="normal" officeooo:rsid="009dfb5e" officeooo:paragraph-rsid="009dfb5e" style:font-weight-asian="normal" style:font-weight-complex="normal"/>
    </style:style>
    <style:style style:name="P156" style:family="paragraph" style:parent-style-name="Standard" style:list-style-name="L29">
      <style:paragraph-properties fo:text-align="start" style:justify-single-word="false"/>
      <style:text-properties fo:font-weight="normal" officeooo:rsid="009dfb5e" officeooo:paragraph-rsid="009dfb5e" style:font-weight-asian="normal" style:font-weight-complex="normal"/>
    </style:style>
    <style:style style:name="P157" style:family="paragraph" style:parent-style-name="Standard" style:list-style-name="L29">
      <style:paragraph-properties fo:text-align="start" style:justify-single-word="false"/>
      <style:text-properties fo:font-weight="normal" officeooo:rsid="009e645a" officeooo:paragraph-rsid="009e645a" style:font-weight-asian="normal" style:font-weight-complex="normal"/>
    </style:style>
    <style:style style:name="P158" style:family="paragraph" style:parent-style-name="Standard" style:list-style-name="L29">
      <style:paragraph-properties fo:text-align="start" style:justify-single-word="false"/>
      <style:text-properties fo:font-weight="normal" officeooo:rsid="00a0614e" officeooo:paragraph-rsid="00a0614e" style:font-weight-asian="normal" style:font-weight-complex="normal"/>
    </style:style>
    <style:style style:name="P159" style:family="paragraph" style:parent-style-name="Standard" style:list-style-name="L29">
      <style:paragraph-properties fo:text-align="start" style:justify-single-word="false"/>
      <style:text-properties fo:font-weight="normal" officeooo:rsid="00a1eb37" officeooo:paragraph-rsid="00a1eb37" style:font-weight-asian="normal" style:font-weight-complex="normal"/>
    </style:style>
    <style:style style:name="P160" style:family="paragraph" style:parent-style-name="Standard" style:list-style-name="L29">
      <style:paragraph-properties fo:text-align="start" style:justify-single-word="false"/>
      <style:text-properties fo:font-weight="normal" officeooo:rsid="00a2a096" officeooo:paragraph-rsid="00a2a096" style:font-weight-asian="normal" style:font-weight-complex="normal"/>
    </style:style>
    <style:style style:name="P161" style:family="paragraph" style:parent-style-name="Standard" style:list-style-name="L30">
      <style:paragraph-properties fo:text-align="start" style:justify-single-word="false"/>
      <style:text-properties fo:font-weight="normal" officeooo:rsid="00a3db24" officeooo:paragraph-rsid="00a3db24" style:font-weight-asian="normal" style:font-weight-complex="normal"/>
    </style:style>
    <style:style style:name="P162" style:family="paragraph" style:parent-style-name="Standard" style:list-style-name="L30">
      <style:paragraph-properties fo:text-align="start" style:justify-single-word="false"/>
      <style:text-properties fo:font-weight="normal" officeooo:rsid="00a575d7" officeooo:paragraph-rsid="00a575d7" style:font-weight-asian="normal" style:font-weight-complex="normal"/>
    </style:style>
    <style:style style:name="P163" style:family="paragraph" style:parent-style-name="Standard" style:list-style-name="L30">
      <style:paragraph-properties fo:text-align="start" style:justify-single-word="false"/>
      <style:text-properties fo:font-weight="normal" officeooo:rsid="00a6ad64" officeooo:paragraph-rsid="00a6ad64" style:font-weight-asian="normal" style:font-weight-complex="normal"/>
    </style:style>
    <style:style style:name="P164" style:family="paragraph" style:parent-style-name="Standard" style:list-style-name="L30">
      <style:paragraph-properties fo:text-align="start" style:justify-single-word="false"/>
      <style:text-properties fo:font-weight="normal" officeooo:rsid="00a6d87d" officeooo:paragraph-rsid="00a6d87d" style:font-weight-asian="normal" style:font-weight-complex="normal"/>
    </style:style>
    <style:style style:name="P165" style:family="paragraph" style:parent-style-name="Standard" style:list-style-name="L31">
      <style:paragraph-properties fo:text-align="start" style:justify-single-word="false"/>
      <style:text-properties fo:font-weight="normal" officeooo:rsid="00a79e17" officeooo:paragraph-rsid="00a79e17" style:font-weight-asian="normal" style:font-weight-complex="normal"/>
    </style:style>
    <style:style style:name="P166" style:family="paragraph" style:parent-style-name="Standard" style:list-style-name="L31">
      <style:paragraph-properties fo:text-align="start" style:justify-single-word="false"/>
      <style:text-properties fo:font-weight="normal" officeooo:rsid="00aa7b86" officeooo:paragraph-rsid="00aa7b86" style:font-weight-asian="normal" style:font-weight-complex="normal"/>
    </style:style>
    <style:style style:name="P167" style:family="paragraph" style:parent-style-name="Standard" style:list-style-name="L31">
      <style:paragraph-properties fo:text-align="start" style:justify-single-word="false"/>
      <style:text-properties fo:font-weight="normal" officeooo:rsid="00ab7d66" officeooo:paragraph-rsid="00ab7d66" style:font-weight-asian="normal" style:font-weight-complex="normal"/>
    </style:style>
    <style:style style:name="P168" style:family="paragraph" style:parent-style-name="Standard" style:list-style-name="L31">
      <style:paragraph-properties fo:text-align="start" style:justify-single-word="false"/>
      <style:text-properties fo:font-weight="normal" officeooo:rsid="00ad514b" officeooo:paragraph-rsid="00ad514b" style:font-weight-asian="normal" style:font-weight-complex="normal"/>
    </style:style>
    <style:style style:name="P169" style:family="paragraph" style:parent-style-name="Standard" style:list-style-name="L31">
      <style:paragraph-properties fo:text-align="start" style:justify-single-word="false"/>
      <style:text-properties fo:font-weight="normal" officeooo:rsid="00aef6bf" officeooo:paragraph-rsid="00aef6bf" style:font-weight-asian="normal" style:font-weight-complex="normal"/>
    </style:style>
    <style:style style:name="P170" style:family="paragraph" style:parent-style-name="Standard" style:list-style-name="L31">
      <style:paragraph-properties fo:text-align="start" style:justify-single-word="false"/>
      <style:text-properties fo:font-weight="normal" officeooo:rsid="00b189de" officeooo:paragraph-rsid="00b189de" style:font-weight-asian="normal" style:font-weight-complex="normal"/>
    </style:style>
    <style:style style:name="P171" style:family="paragraph" style:parent-style-name="Standard" style:list-style-name="L32">
      <style:paragraph-properties fo:text-align="start" style:justify-single-word="false"/>
      <style:text-properties fo:font-weight="normal" officeooo:rsid="00b7ba21" officeooo:paragraph-rsid="00b7ba21" style:font-weight-asian="normal" style:font-weight-complex="normal"/>
    </style:style>
    <style:style style:name="P172" style:family="paragraph" style:parent-style-name="Standard" style:list-style-name="L32">
      <style:paragraph-properties fo:text-align="start" style:justify-single-word="false"/>
      <style:text-properties fo:font-weight="normal" officeooo:rsid="00b89536" officeooo:paragraph-rsid="00b89536" style:font-weight-asian="normal" style:font-weight-complex="normal"/>
    </style:style>
    <style:style style:name="P173" style:family="paragraph" style:parent-style-name="Standard" style:list-style-name="L32">
      <style:paragraph-properties fo:text-align="start" style:justify-single-word="false"/>
      <style:text-properties fo:font-weight="normal" officeooo:rsid="00b8be4b" officeooo:paragraph-rsid="00b8be4b" style:font-weight-asian="normal" style:font-weight-complex="normal"/>
    </style:style>
    <style:style style:name="P174" style:family="paragraph" style:parent-style-name="Standard" style:list-style-name="L33">
      <style:paragraph-properties fo:text-align="start" style:justify-single-word="false"/>
      <style:text-properties fo:font-weight="normal" officeooo:rsid="00b9139e" officeooo:paragraph-rsid="00b9139e" style:font-weight-asian="normal" style:font-weight-complex="normal"/>
    </style:style>
    <style:style style:name="P175" style:family="paragraph" style:parent-style-name="Standard" style:list-style-name="L33">
      <style:paragraph-properties fo:text-align="start" style:justify-single-word="false"/>
      <style:text-properties fo:font-weight="normal" officeooo:rsid="00bbe897" officeooo:paragraph-rsid="00bbe897" style:font-weight-asian="normal" style:font-weight-complex="normal"/>
    </style:style>
    <style:style style:name="P176" style:family="paragraph" style:parent-style-name="Standard" style:list-style-name="L33">
      <style:paragraph-properties fo:text-align="start" style:justify-single-word="false"/>
      <style:text-properties fo:font-weight="normal" officeooo:rsid="00bc5251" officeooo:paragraph-rsid="00bc5251" style:font-weight-asian="normal" style:font-weight-complex="normal"/>
    </style:style>
    <style:style style:name="P177" style:family="paragraph" style:parent-style-name="Standard" style:list-style-name="L33">
      <style:paragraph-properties fo:text-align="start" style:justify-single-word="false"/>
      <style:text-properties fo:font-weight="normal" officeooo:rsid="00bc5da0" officeooo:paragraph-rsid="00bc5da0" style:font-weight-asian="normal" style:font-weight-complex="normal"/>
    </style:style>
    <style:style style:name="P178" style:family="paragraph" style:parent-style-name="Standard" style:list-style-name="L34">
      <style:paragraph-properties fo:text-align="start" style:justify-single-word="false"/>
      <style:text-properties fo:font-weight="normal" officeooo:rsid="00c21ac9" officeooo:paragraph-rsid="00c21ac9" style:font-weight-asian="normal" style:font-weight-complex="normal"/>
    </style:style>
    <style:style style:name="P179" style:family="paragraph" style:parent-style-name="Standard" style:list-style-name="L34">
      <style:paragraph-properties fo:text-align="start" style:justify-single-word="false"/>
      <style:text-properties fo:font-weight="normal" officeooo:rsid="00c5fd43" officeooo:paragraph-rsid="00c5fd43" style:font-weight-asian="normal" style:font-weight-complex="normal"/>
    </style:style>
    <style:style style:name="P180" style:family="paragraph" style:parent-style-name="Standard" style:list-style-name="L34">
      <style:paragraph-properties fo:text-align="start" style:justify-single-word="false"/>
      <style:text-properties fo:font-weight="normal" officeooo:rsid="00c6d0ed" officeooo:paragraph-rsid="00c6d0ed" style:font-weight-asian="normal" style:font-weight-complex="normal"/>
    </style:style>
    <style:style style:name="P181" style:family="paragraph" style:parent-style-name="Standard" style:list-style-name="L34">
      <style:paragraph-properties fo:text-align="start" style:justify-single-word="false"/>
      <style:text-properties fo:font-weight="normal" officeooo:rsid="00c9aea6" officeooo:paragraph-rsid="00c9aea6" style:font-weight-asian="normal" style:font-weight-complex="normal"/>
    </style:style>
    <style:style style:name="P182" style:family="paragraph" style:parent-style-name="Standard" style:list-style-name="L35">
      <style:paragraph-properties fo:text-align="start" style:justify-single-word="false"/>
      <style:text-properties fo:font-weight="normal" officeooo:rsid="00cb803f" officeooo:paragraph-rsid="00cb803f" style:font-weight-asian="normal" style:font-weight-complex="normal"/>
    </style:style>
    <style:style style:name="P183" style:family="paragraph" style:parent-style-name="Standard" style:list-style-name="L36">
      <style:paragraph-properties fo:text-align="start" style:justify-single-word="false"/>
      <style:text-properties fo:font-weight="normal" officeooo:rsid="00cb803f" officeooo:paragraph-rsid="00d3e66c" style:font-weight-asian="normal" style:font-weight-complex="normal"/>
    </style:style>
    <style:style style:name="P184" style:family="paragraph" style:parent-style-name="Standard" style:list-style-name="L36">
      <style:paragraph-properties fo:text-align="start" style:justify-single-word="false"/>
      <style:text-properties fo:font-weight="normal" officeooo:rsid="00cb803f" officeooo:paragraph-rsid="00d49493" style:font-weight-asian="normal" style:font-weight-complex="normal"/>
    </style:style>
    <style:style style:name="P185" style:family="paragraph" style:parent-style-name="Standard" style:list-style-name="L36">
      <style:paragraph-properties fo:text-align="start" style:justify-single-word="false"/>
      <style:text-properties fo:font-weight="normal" officeooo:rsid="00cb803f" officeooo:paragraph-rsid="00d5a70d" style:font-weight-asian="normal" style:font-weight-complex="normal"/>
    </style:style>
    <style:style style:name="P186" style:family="paragraph" style:parent-style-name="Standard" style:list-style-name="L36">
      <style:paragraph-properties fo:text-align="start" style:justify-single-word="false"/>
      <style:text-properties fo:font-weight="normal" officeooo:rsid="00cb803f" officeooo:paragraph-rsid="00d9120f" style:font-weight-asian="normal" style:font-weight-complex="normal"/>
    </style:style>
    <style:style style:name="P187" style:family="paragraph" style:parent-style-name="Standard" style:list-style-name="L36">
      <style:paragraph-properties fo:text-align="start" style:justify-single-word="false"/>
      <style:text-properties fo:font-weight="normal" officeooo:rsid="00cb803f" officeooo:paragraph-rsid="00da9e3e" style:font-weight-asian="normal" style:font-weight-complex="normal"/>
    </style:style>
    <style:style style:name="P188" style:family="paragraph" style:parent-style-name="Standard" style:list-style-name="L35">
      <style:paragraph-properties fo:text-align="start" style:justify-single-word="false"/>
      <style:text-properties fo:font-weight="normal" officeooo:rsid="00cd1e19" officeooo:paragraph-rsid="00cd1e19" style:font-weight-asian="normal" style:font-weight-complex="normal"/>
    </style:style>
    <style:style style:name="P189" style:family="paragraph" style:parent-style-name="Standard" style:list-style-name="L1">
      <style:text-properties officeooo:rsid="001b2199" officeooo:paragraph-rsid="001b2199"/>
    </style:style>
    <style:style style:name="P190" style:family="paragraph" style:parent-style-name="Standard" style:list-style-name="L3">
      <style:paragraph-properties fo:text-align="start" style:justify-single-word="false"/>
      <style:text-properties officeooo:rsid="001edcab" officeooo:paragraph-rsid="001edcab"/>
    </style:style>
    <style:style style:name="P191" style:family="paragraph" style:parent-style-name="Standard" style:list-style-name="L3">
      <style:paragraph-properties fo:text-align="start" style:justify-single-word="false"/>
      <style:text-properties officeooo:rsid="00230a99" officeooo:paragraph-rsid="00230a99"/>
    </style:style>
    <style:style style:name="P192" style:family="paragraph" style:parent-style-name="Standard" style:list-style-name="L22">
      <style:paragraph-properties fo:text-align="start" style:justify-single-word="false"/>
      <style:text-properties fo:font-weight="bold" officeooo:rsid="0075d58f" officeooo:paragraph-rsid="0075d58f" style:font-weight-asian="bold" style:font-weight-complex="bold"/>
    </style:style>
    <style:style style:name="P193" style:family="paragraph" style:parent-style-name="Standard" style:list-style-name="L22">
      <style:paragraph-properties fo:text-align="start" style:justify-single-word="false"/>
      <style:text-properties fo:font-weight="bold" officeooo:rsid="00781e66" officeooo:paragraph-rsid="00781e66" style:font-weight-asian="bold" style:font-weight-complex="bold"/>
    </style:style>
    <style:style style:name="P194" style:family="paragraph" style:parent-style-name="Standard" style:list-style-name="L22">
      <style:paragraph-properties fo:text-align="start" style:justify-single-word="false"/>
      <style:text-properties fo:font-weight="bold" officeooo:rsid="007930da" officeooo:paragraph-rsid="007930da" style:font-weight-asian="bold" style:font-weight-complex="bold"/>
    </style:style>
    <style:style style:name="P195" style:family="paragraph" style:parent-style-name="Standard" style:list-style-name="L22">
      <style:paragraph-properties fo:text-align="start" style:justify-single-word="false"/>
      <style:text-properties fo:font-weight="bold" officeooo:rsid="007b79bb" officeooo:paragraph-rsid="007b79bb" style:font-weight-asian="bold" style:font-weight-complex="bold"/>
    </style:style>
    <style:style style:name="P196" style:family="paragraph" style:parent-style-name="Standard" style:list-style-name="L22">
      <style:paragraph-properties fo:text-align="start" style:justify-single-word="false"/>
      <style:text-properties fo:font-weight="bold" officeooo:rsid="007ee5f7" officeooo:paragraph-rsid="007ee5f7" style:font-weight-asian="bold" style:font-weight-complex="bold"/>
    </style:style>
    <style:style style:name="P197" style:family="paragraph" style:parent-style-name="Standard" style:list-style-name="L22">
      <style:paragraph-properties fo:text-align="start" style:justify-single-word="false"/>
      <style:text-properties fo:font-weight="bold" officeooo:rsid="007ee5f7" officeooo:paragraph-rsid="0084aa1e" style:font-weight-asian="bold" style:font-weight-complex="bold"/>
    </style:style>
    <style:style style:name="P198" style:family="paragraph" style:parent-style-name="Standard" style:list-style-name="L37">
      <style:paragraph-properties fo:text-align="start" style:justify-single-word="false"/>
      <style:text-properties officeooo:paragraph-rsid="00de5eb3"/>
    </style:style>
    <style:style style:name="P199" style:family="paragraph" style:parent-style-name="Standard" style:list-style-name="L38">
      <style:paragraph-properties fo:text-align="start" style:justify-single-word="false"/>
      <style:text-properties officeooo:paragraph-rsid="00de5eb3"/>
    </style:style>
    <style:style style:name="P200" style:family="paragraph" style:parent-style-name="Standard" style:list-style-name="L39">
      <style:paragraph-properties fo:text-align="start" style:justify-single-word="false"/>
      <style:text-properties officeooo:paragraph-rsid="00e0021b"/>
    </style:style>
    <style:style style:name="P201" style:family="paragraph" style:parent-style-name="Standard" style:list-style-name="L39">
      <style:paragraph-properties fo:text-align="start" style:justify-single-word="false"/>
      <style:text-properties officeooo:paragraph-rsid="00e0bd41"/>
    </style:style>
    <style:style style:name="P202" style:family="paragraph" style:parent-style-name="Standard" style:list-style-name="L39">
      <style:paragraph-properties fo:text-align="start" style:justify-single-word="false"/>
      <style:text-properties officeooo:paragraph-rsid="00e1002e"/>
    </style:style>
    <style:style style:name="P203" style:family="paragraph" style:parent-style-name="Standard" style:list-style-name="L39">
      <style:paragraph-properties fo:text-align="start" style:justify-single-word="false"/>
      <style:text-properties officeooo:paragraph-rsid="00e272a8"/>
    </style:style>
    <style:style style:name="P204" style:family="paragraph" style:parent-style-name="Standard" style:list-style-name="L39">
      <style:paragraph-properties fo:text-align="start" style:justify-single-word="false"/>
      <style:text-properties officeooo:paragraph-rsid="00e27b2c"/>
    </style:style>
    <style:style style:name="P205" style:family="paragraph" style:parent-style-name="Standard" style:list-style-name="L39">
      <style:paragraph-properties fo:text-align="start" style:justify-single-word="false"/>
      <style:text-properties officeooo:paragraph-rsid="00e38497"/>
    </style:style>
    <style:style style:name="P206" style:family="paragraph" style:parent-style-name="Standard" style:list-style-name="L40">
      <style:paragraph-properties fo:text-align="start" style:justify-single-word="false"/>
      <style:text-properties officeooo:paragraph-rsid="00e583ee"/>
    </style:style>
    <style:style style:name="P207" style:family="paragraph" style:parent-style-name="Standard" style:list-style-name="L40">
      <style:paragraph-properties fo:text-align="start" style:justify-single-word="false"/>
      <style:text-properties officeooo:paragraph-rsid="00e6f38b"/>
    </style:style>
    <style:style style:name="P208" style:family="paragraph" style:parent-style-name="Standard" style:list-style-name="L40">
      <style:paragraph-properties fo:text-align="start" style:justify-single-word="false"/>
      <style:text-properties officeooo:paragraph-rsid="00e75017"/>
    </style:style>
    <style:style style:name="P209" style:family="paragraph" style:parent-style-name="Standard">
      <style:paragraph-properties fo:text-align="start" style:justify-single-word="false"/>
      <style:text-properties officeooo:paragraph-rsid="00e75017"/>
    </style:style>
    <style:style style:name="P210" style:family="paragraph" style:parent-style-name="Standard">
      <style:paragraph-properties fo:text-align="start" style:justify-single-word="false"/>
      <style:text-properties officeooo:paragraph-rsid="00eabd86"/>
    </style:style>
    <style:style style:name="P211" style:family="paragraph" style:parent-style-name="Standard" style:list-style-name="L41">
      <style:paragraph-properties fo:text-align="start" style:justify-single-word="false"/>
      <style:text-properties officeooo:paragraph-rsid="00eabd86"/>
    </style:style>
    <style:style style:name="P212" style:family="paragraph" style:parent-style-name="Standard" style:list-style-name="L42">
      <style:paragraph-properties fo:text-align="start" style:justify-single-word="false"/>
      <style:text-properties officeooo:paragraph-rsid="00eb67ab"/>
    </style:style>
    <style:style style:name="P213" style:family="paragraph" style:parent-style-name="Standard" style:list-style-name="L42">
      <style:paragraph-properties fo:text-align="start" style:justify-single-word="false"/>
      <style:text-properties officeooo:paragraph-rsid="00ed2aaa"/>
    </style:style>
    <style:style style:name="P214" style:family="paragraph" style:parent-style-name="Standard" style:list-style-name="L42">
      <style:paragraph-properties fo:text-align="start" style:justify-single-word="false"/>
      <style:text-properties officeooo:paragraph-rsid="00eef879"/>
    </style:style>
    <style:style style:name="P215" style:family="paragraph" style:parent-style-name="Standard">
      <style:paragraph-properties fo:text-align="start" style:justify-single-word="false"/>
      <style:text-properties officeooo:paragraph-rsid="00eb67ab"/>
    </style:style>
    <style:style style:name="P216" style:family="paragraph" style:parent-style-name="Standard">
      <style:paragraph-properties fo:text-align="start" style:justify-single-word="false"/>
      <style:text-properties officeooo:paragraph-rsid="00ed2aaa"/>
    </style:style>
    <style:style style:name="P217" style:family="paragraph" style:parent-style-name="Standard">
      <style:paragraph-properties fo:text-align="start" style:justify-single-word="false"/>
      <style:text-properties officeooo:paragraph-rsid="00eef879"/>
    </style:style>
    <style:style style:name="P218" style:family="paragraph" style:parent-style-name="Standard">
      <style:paragraph-properties fo:text-align="start" style:justify-single-word="false"/>
      <style:text-properties officeooo:paragraph-rsid="00efa7cf"/>
    </style:style>
    <style:style style:name="P219" style:family="paragraph" style:parent-style-name="Standard" style:list-style-name="L43">
      <style:paragraph-properties fo:text-align="start" style:justify-single-word="false"/>
      <style:text-properties officeooo:paragraph-rsid="00efa7cf"/>
    </style:style>
    <style:style style:name="P220" style:family="paragraph" style:parent-style-name="Standard" style:list-style-name="L43">
      <style:paragraph-properties fo:text-align="start" style:justify-single-word="false"/>
      <style:text-properties officeooo:paragraph-rsid="00f04985"/>
    </style:style>
    <style:style style:name="P221" style:family="paragraph" style:parent-style-name="Standard" style:list-style-name="L43">
      <style:paragraph-properties fo:text-align="start" style:justify-single-word="false"/>
      <style:text-properties officeooo:paragraph-rsid="00f2412a"/>
    </style:style>
    <style:style style:name="P222" style:family="paragraph" style:parent-style-name="Standard" style:list-style-name="L43">
      <style:paragraph-properties fo:text-align="start" style:justify-single-word="false"/>
      <style:text-properties officeooo:paragraph-rsid="00f26836"/>
    </style:style>
    <style:style style:name="P223" style:family="paragraph" style:parent-style-name="Standard" style:list-style-name="L44">
      <style:paragraph-properties fo:text-align="start" style:justify-single-word="false"/>
      <style:text-properties officeooo:paragraph-rsid="00f04985"/>
    </style:style>
    <style:style style:name="P224" style:family="paragraph" style:parent-style-name="Standard">
      <style:paragraph-properties fo:text-align="start" style:justify-single-word="false"/>
      <style:text-properties officeooo:paragraph-rsid="00f2412a"/>
    </style:style>
    <style:style style:name="T1" style:family="text">
      <style:text-properties officeooo:rsid="00194b17"/>
    </style:style>
    <style:style style:name="T2" style:family="text">
      <style:text-properties fo:font-weight="bold" officeooo:rsid="00194b17" style:font-weight-asian="bold" style:font-weight-complex="bold"/>
    </style:style>
    <style:style style:name="T3" style:family="text">
      <style:text-properties fo:font-weight="bold" officeooo:rsid="00676225"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94b17" style:font-weight-asian="normal" style:font-weight-complex="normal"/>
    </style:style>
    <style:style style:name="T6" style:family="text">
      <style:text-properties fo:font-weight="normal" officeooo:rsid="001a6ee1" style:font-weight-asian="normal" style:font-weight-complex="normal"/>
    </style:style>
    <style:style style:name="T7" style:family="text">
      <style:text-properties fo:font-weight="normal" officeooo:rsid="001b2199" style:font-weight-asian="normal" style:font-weight-complex="normal"/>
    </style:style>
    <style:style style:name="T8" style:family="text">
      <style:text-properties fo:font-weight="normal" officeooo:rsid="0022a6e8" style:font-weight-asian="normal" style:font-weight-complex="normal"/>
    </style:style>
    <style:style style:name="T9" style:family="text">
      <style:text-properties officeooo:rsid="00141947"/>
    </style:style>
    <style:style style:name="T10" style:family="text">
      <style:text-properties officeooo:rsid="000b17a4"/>
    </style:style>
    <style:style style:name="T11" style:family="text">
      <style:text-properties officeooo:rsid="000b3955"/>
    </style:style>
    <style:style style:name="T12" style:family="text">
      <style:text-properties officeooo:rsid="0014d04a"/>
    </style:style>
    <style:style style:name="T13" style:family="text">
      <style:text-properties officeooo:rsid="003b3fab"/>
    </style:style>
    <style:style style:name="T14" style:family="text">
      <style:text-properties officeooo:rsid="00424883"/>
    </style:style>
    <style:style style:name="T15" style:family="text">
      <style:text-properties officeooo:rsid="004cb820"/>
    </style:style>
    <style:style style:name="T16" style:family="text">
      <style:text-properties officeooo:rsid="004da948"/>
    </style:style>
    <style:style style:name="T17" style:family="text">
      <style:text-properties officeooo:rsid="006350b0"/>
    </style:style>
    <style:style style:name="T18" style:family="text">
      <style:text-properties officeooo:rsid="006ba703"/>
    </style:style>
    <style:style style:name="T19" style:family="text">
      <style:text-properties officeooo:rsid="006c3c84"/>
    </style:style>
    <style:style style:name="T20" style:family="text">
      <style:text-properties officeooo:rsid="006dccdf"/>
    </style:style>
    <style:style style:name="T21" style:family="text">
      <style:text-properties officeooo:rsid="00700825"/>
    </style:style>
    <style:style style:name="T22" style:family="text">
      <style:text-properties officeooo:rsid="0071e64a"/>
    </style:style>
    <style:style style:name="T23" style:family="text">
      <style:text-properties officeooo:rsid="007577c7"/>
    </style:style>
    <style:style style:name="T24" style:family="text">
      <style:text-properties officeooo:rsid="0075d58f"/>
    </style:style>
    <style:style style:name="T25" style:family="text">
      <style:text-properties officeooo:rsid="00777735"/>
    </style:style>
    <style:style style:name="T26" style:family="text">
      <style:text-properties officeooo:rsid="00783921"/>
    </style:style>
    <style:style style:name="T27" style:family="text">
      <style:text-properties officeooo:rsid="0078548b"/>
    </style:style>
    <style:style style:name="T28" style:family="text">
      <style:text-properties officeooo:rsid="00785f3a"/>
    </style:style>
    <style:style style:name="T29" style:family="text">
      <style:text-properties officeooo:rsid="007b79bb"/>
    </style:style>
    <style:style style:name="T30" style:family="text">
      <style:text-properties officeooo:rsid="007ec3fc"/>
    </style:style>
    <style:style style:name="T31" style:family="text">
      <style:text-properties officeooo:rsid="007ee5f7"/>
    </style:style>
    <style:style style:name="T32" style:family="text">
      <style:text-properties officeooo:rsid="00825028"/>
    </style:style>
    <style:style style:name="T33" style:family="text">
      <style:text-properties officeooo:rsid="0084aa1e"/>
    </style:style>
    <style:style style:name="T34" style:family="text">
      <style:text-properties officeooo:rsid="008634e9"/>
    </style:style>
    <style:style style:name="T35" style:family="text">
      <style:text-properties officeooo:rsid="0087c6fe"/>
    </style:style>
    <style:style style:name="T36" style:family="text">
      <style:text-properties officeooo:rsid="00885733"/>
    </style:style>
    <style:style style:name="T37" style:family="text">
      <style:text-properties officeooo:rsid="0091bea6"/>
    </style:style>
    <style:style style:name="T38" style:family="text">
      <style:text-properties officeooo:rsid="00936166"/>
    </style:style>
    <style:style style:name="T39" style:family="text">
      <style:text-properties officeooo:rsid="009ff9c1"/>
    </style:style>
    <style:style style:name="T40" style:family="text">
      <style:text-properties officeooo:rsid="00a899ac"/>
    </style:style>
    <style:style style:name="T41" style:family="text">
      <style:text-properties officeooo:rsid="00cbf5c5"/>
    </style:style>
    <style:style style:name="T42" style:family="text">
      <style:text-properties officeooo:rsid="00cec9f6"/>
    </style:style>
    <style:style style:name="T43" style:family="text">
      <style:text-properties style:font-name="Liberation Serif" officeooo:rsid="00d3e66c"/>
    </style:style>
    <style:style style:name="T44" style:family="text">
      <style:text-properties style:font-name="Liberation Serif" officeooo:rsid="00d49493"/>
    </style:style>
    <style:style style:name="T45" style:family="text">
      <style:text-properties style:font-name="Liberation Serif" officeooo:rsid="00d5a70d"/>
    </style:style>
    <style:style style:name="T46" style:family="text">
      <style:text-properties style:font-name="Liberation Serif" officeooo:rsid="00d5cfc7"/>
    </style:style>
    <style:style style:name="T47" style:family="text">
      <style:text-properties style:font-name="Liberation Serif" officeooo:rsid="00d9120f"/>
    </style:style>
    <style:style style:name="T48" style:family="text">
      <style:text-properties style:font-name="Liberation Serif" officeooo:rsid="00da9e3e"/>
    </style:style>
    <style:style style:name="T49" style:family="text">
      <style:text-properties style:font-name="Liberation Serif" officeooo:rsid="00de5eb3"/>
    </style:style>
    <style:style style:name="T50" style:family="text">
      <style:text-properties style:font-name="Liberation Serif" fo:font-weight="normal" officeooo:rsid="00de5eb3" style:font-weight-asian="normal" style:font-weight-complex="normal"/>
    </style:style>
    <style:style style:name="T51" style:family="text">
      <style:text-properties style:font-name="Liberation Serif" fo:font-weight="normal" officeooo:rsid="00e0021b" style:font-weight-asian="normal" style:font-weight-complex="normal"/>
    </style:style>
    <style:style style:name="T52" style:family="text">
      <style:text-properties style:font-name="Liberation Serif" fo:font-weight="normal" officeooo:rsid="00e0bd41" style:font-weight-asian="normal" style:font-weight-complex="normal"/>
    </style:style>
    <style:style style:name="T53" style:family="text">
      <style:text-properties style:font-name="Liberation Serif" fo:font-weight="normal" officeooo:rsid="00e1002e" style:font-weight-asian="normal" style:font-weight-complex="normal"/>
    </style:style>
    <style:style style:name="T54" style:family="text">
      <style:text-properties style:font-name="Liberation Serif" fo:font-weight="normal" officeooo:rsid="00e272a8" style:font-weight-asian="normal" style:font-weight-complex="normal"/>
    </style:style>
    <style:style style:name="T55" style:family="text">
      <style:text-properties style:font-name="Liberation Serif" fo:font-weight="normal" officeooo:rsid="00e27b2c" style:font-weight-asian="normal" style:font-weight-complex="normal"/>
    </style:style>
    <style:style style:name="T56" style:family="text">
      <style:text-properties style:font-name="Liberation Serif" fo:font-weight="normal" officeooo:rsid="00e38497" style:font-weight-asian="normal" style:font-weight-complex="normal"/>
    </style:style>
    <style:style style:name="T57" style:family="text">
      <style:text-properties style:font-name="Liberation Serif" fo:font-weight="normal" officeooo:rsid="00e45c2d" style:font-weight-asian="normal" style:font-weight-complex="normal"/>
    </style:style>
    <style:style style:name="T58" style:family="text">
      <style:text-properties style:font-name="Liberation Serif" fo:font-weight="normal" officeooo:rsid="00e583ee" style:font-weight-asian="normal" style:font-weight-complex="normal"/>
    </style:style>
    <style:style style:name="T59" style:family="text">
      <style:text-properties style:font-name="Liberation Serif" fo:font-weight="normal" officeooo:rsid="00e6f38b" style:font-weight-asian="normal" style:font-weight-complex="normal"/>
    </style:style>
    <style:style style:name="T60" style:family="text">
      <style:text-properties style:font-name="Liberation Serif" fo:font-weight="normal" officeooo:rsid="00e75017" style:font-weight-asian="normal" style:font-weight-complex="normal"/>
    </style:style>
    <style:style style:name="T61" style:family="text">
      <style:text-properties style:font-name="Liberation Serif" fo:font-weight="normal" officeooo:rsid="00e8642e" style:font-weight-asian="normal" style:font-weight-complex="normal"/>
    </style:style>
    <style:style style:name="T62" style:family="text">
      <style:text-properties style:font-name="Liberation Serif" fo:font-weight="normal" officeooo:rsid="00e94528" style:font-weight-asian="normal" style:font-weight-complex="normal"/>
    </style:style>
    <style:style style:name="T63" style:family="text">
      <style:text-properties style:font-name="Liberation Serif" fo:font-weight="normal" officeooo:rsid="00eabd86" style:font-weight-asian="normal" style:font-weight-complex="normal"/>
    </style:style>
    <style:style style:name="T64" style:family="text">
      <style:text-properties style:font-name="Liberation Serif" fo:font-weight="normal" officeooo:rsid="00eb67ab" style:font-weight-asian="normal" style:font-weight-complex="normal"/>
    </style:style>
    <style:style style:name="T65" style:family="text">
      <style:text-properties style:font-name="Liberation Serif" fo:font-weight="normal" officeooo:rsid="00ed2aaa" style:font-weight-asian="normal" style:font-weight-complex="normal"/>
    </style:style>
    <style:style style:name="T66" style:family="text">
      <style:text-properties style:font-name="Liberation Serif" fo:font-weight="normal" officeooo:rsid="00eef879" style:font-weight-asian="normal" style:font-weight-complex="normal"/>
    </style:style>
    <style:style style:name="T67" style:family="text">
      <style:text-properties style:font-name="Liberation Serif" fo:font-weight="normal" officeooo:rsid="00efa7cf" style:font-weight-asian="normal" style:font-weight-complex="normal"/>
    </style:style>
    <style:style style:name="T68" style:family="text">
      <style:text-properties style:font-name="Liberation Serif" fo:font-weight="normal" officeooo:rsid="00f04985" style:font-weight-asian="normal" style:font-weight-complex="normal"/>
    </style:style>
    <style:style style:name="T69" style:family="text">
      <style:text-properties style:font-name="Liberation Serif" fo:font-weight="normal" officeooo:rsid="00f2412a" style:font-weight-asian="normal" style:font-weight-complex="normal"/>
    </style:style>
    <style:style style:name="T70" style:family="text">
      <style:text-properties style:font-name="Liberation Serif" fo:font-weight="normal" officeooo:rsid="00f26836"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KE SANZARI – Notes</text:p>
      <text:p text:style-name="P1"/>
      <text:p text:style-name="P1">7 March 2017:</text:p>
      <text:p text:style-name="P2"/>
      <text:list xml:id="list759713373264258150" text:style-name="L1">
        <text:list-item>
          <text:p text:style-name="P76">Swapped out NUC for Raspberry pi on Tetrix Robot for Fridays demo</text:p>
        </text:list-item>
      </text:list>
      <text:p text:style-name="P1"/>
      <text:list xml:id="list210744503092829" text:continue-numbering="true" text:style-name="L1">
        <text:list-item>
          <text:p text:style-name="P75"><text:span text:style-name="T1">edited </text:span><text:span text:style-name="T2">/etc/NetworkManager/conf.d/default-wifi-powersave-on.conf</text:span><text:span text:style-name="T5"> on Nuc and Pi</text:span></text:p>
        </text:list-item>
      </text:list>
      <text:p text:style-name="P6"/>
      <text:list xml:id="list210744921678254" text:continue-numbering="true" text:style-name="L1">
        <text:list-item>
          <text:list>
            <text:list-item>
              <text:p text:style-name="P77">changed wifi.powersave = 3 to wifi.powersave = 2 to automatically turn wireless power management off</text:p>
              <text:p text:style-name="P77"/>
              <text:list>
                <text:list-item>
                  <text:p text:style-name="P76"><text:span text:style-name="T4">Improves wireless performance </text:span><text:span text:style-name="T6">on Nuc but didn’t work on pi</text:span></text:p>
                </text:list-item>
              </text:list>
            </text:list-item>
          </text:list>
        </text:list-item>
      </text:list>
      <text:p text:style-name="P7"/>
      <text:list xml:id="list210745595695092" text:continue-numbering="true" text:style-name="L1">
        <text:list-item>
          <text:p text:style-name="P189"><text:span text:style-name="T6">e</text:span><text:span text:style-name="T4">dited /etc/pm/power.d/wifi_pwr_off on pi<text:line-break/></text:span></text:p>
          <text:list>
            <text:list-item>
              <text:p text:style-name="P78">added following lines and gave executable permission<text:line-break/></text:p>
            </text:list-item>
          </text:list>
        </text:list-item>
      </text:list>
      <text:p text:style-name="P74"><text:span text:style-name="Source_20_Text"><text:span text:style-name="T7">#!/bin/sh</text:span></text:span></text:p>
      <text:p text:style-name="P74"><text:span text:style-name="Source_20_Text">/sbin/iwconfig wlan0 power off</text:span></text:p>
      <text:p text:style-name="P8"/>
      <text:list xml:id="list1061464433298536407" text:style-name="L2">
        <text:list-item>
          <text:list>
            <text:list-item>
              <text:list>
                <text:list-item>
                  <text:p text:style-name="P79">still no luck, so &lt;sudo iwconfig wlan0 power off&gt; will still have to be typed for slow internet connection</text:p>
                </text:list-item>
              </text:list>
            </text:list-item>
          </text:list>
        </text:list-item>
      </text:list>
      <text:p text:style-name="P9"/>
      <text:list xml:id="list210745171915357" text:continue-numbering="true" text:style-name="L2">
        <text:list-item>
          <text:p text:style-name="P80">Modified line in ros_markers/launch/all_launch_test.launch to have proper transform from camera to robot frame as follows:</text:p>
        </text:list-item>
      </text:list>
      <text:p text:style-name="P10"/>
      <text:p text:style-name="P11">&lt;node pkg="tf" type="static_transform_publisher" name="hd_cam_2_holonomic_drive" args="0 0.2765 0 0 0 0 hd_cam_new holonomic_drive 100"/&gt;</text:p>
      <text:p text:style-name="P11"/>
      <text:list xml:id="list2541807531742009692" text:style-name="L3">
        <text:list-item>
          <text:p text:style-name="P190"><text:span text:style-name="T4">Found dead code in ros_markers, changed it on Nuc and compiled </text:span><text:span text:style-name="T8">successfully</text:span></text:p>
          <text:p text:style-name="P81"/>
          <text:list>
            <text:list-item>
              <text:p text:style-name="P191"><text:span text:style-name="T8">O</text:span><text:span text:style-name="T4">nly change between ros_markers original and our version is a “/” in the publisher that includes the camera frame id in the published tf’s</text:span></text:p>
            </text:list-item>
          </text:list>
          <text:p text:style-name="P81"/>
          <text:list text:continue-numbering="true">
            <text:list-item>
              <text:p text:style-name="P82">Change also made to pi, code merged on github</text:p>
            </text:list-item>
          </text:list>
        </text:list-item>
      </text:list>
      <text:p text:style-name="P12"/>
      <text:p text:style-name="P13">ANEESH 10 March 2017 </text:p>
      <text:p text:style-name="P13"/>
      <text:p text:style-name="P3">Getting RosAria on NUC and Raspberry Pi</text:p>
      <text:p text:style-name="P3"/>
      <text:p text:style-name="P3">1) NUC - <text:span text:style-name="T9">Very</text:span> straightforward, because it it a 64-bit machine with ubuntu 16.04 LTS</text:p>
      <text:p text:style-name="P3"><text:tab/>- cd ~/catkin_ws/src</text:p>
      <text:p text:style-name="P5"><text:span text:style-name="T10"><text:tab/>- </text:span>git clone https://github.com/amor-ros-pkg/rosaria.git</text:p>
      <text:p text:style-name="P3"><text:tab/>- cd</text:p>
      <text:p text:style-name="P3"><text:tab/>- wget robots.mobilerobots.com/ARIA/download/current/libaria_2.9.1+ubuntu16_amd64.deb</text:p>
      <text:p text:style-name="P3"><text:tab/>- <text:span text:style-name="T11">sudo dpkg -i </text:span><text:tab/>libaria_2.9.1+ubuntu16_amd64.deb</text:p>
      <text:p text:style-name="P3"><text:tab/>- <text:span text:style-name="T11">cd /usr/local/Aria</text:span></text:p>
      <text:p text:style-name="P3"><text:tab/>- <text:span text:style-name="T11">make clean</text:span></text:p>
      <text:p text:style-name="P3"><text:soft-page-break/><text:tab/>- <text:span text:style-name="T11">make -j4</text:span></text:p>
      <text:p text:style-name="P3"><text:tab/>- <text:span text:style-name="T11">cd ~/catkin_ws/src</text:span></text:p>
      <text:p text:style-name="P3"><text:tab/>- <text:span text:style-name="T11">catkin_make</text:span></text:p>
      <text:p text:style-name="P3"/>
      <text:p text:style-name="P3"/>
      <text:p text:style-name="P3">1) <text:span text:style-name="T9">Pi</text:span> – <text:span text:style-name="T9">Not very</text:span> straightforward, because it it a <text:span text:style-name="T12">ARM</text:span> machine with ubuntu 16.04 LTS</text:p>
      <text:p text:style-name="P3"><text:tab/>- cd ~/catkin_ws/src</text:p>
      <text:p text:style-name="P5"><text:span text:style-name="T10"><text:tab/>- </text:span>git clone https://github.com/amor-ros-pkg/rosaria.git</text:p>
      <text:p text:style-name="P3"><text:tab/>- cd</text:p>
      <text:p text:style-name="P3"><text:tab/>- wget robots.mobilerobots.com/ARIA/download/current/libaria_2.9.1+ubuntu16_amd64.deb</text:p>
      <text:p text:style-name="P3"><text:tab/>- <text:span text:style-name="T11">sudo dpkg -- force-all <text:s/>-i </text:span>libaria_2.9.1+ubuntu16_amd64.deb</text:p>
      <text:p text:style-name="P3"><text:tab/>- <text:span text:style-name="T11">cd /usr/local/Aria</text:span></text:p>
      <text:p text:style-name="P3"><text:tab/>- <text:span text:style-name="T11">make clean</text:span></text:p>
      <text:p text:style-name="P3"><text:tab/>- <text:span text:style-name="T11">make -j4</text:span></text:p>
      <text:p text:style-name="P3"><text:tab/>- <text:span text:style-name="T11">cd ~/catkin_ws/src</text:span></text:p>
      <text:p text:style-name="P3"><text:tab/>- <text:span text:style-name="T11">catkin_make</text:span></text:p>
      <text:p text:style-name="P4"><text:tab/>(may have to do catkin_make --force-cmake)</text:p>
      <text:p text:style-name="P4"/>
      <text:p text:style-name="P14">to run, rosrun rosaria RosAria</text:p>
      <text:p text:style-name="P14"/>
      <text:p text:style-name="P13">MIKE AND ANEESH – 10 March 2017</text:p>
      <text:p text:style-name="P13"/>
      <text:list xml:id="list3800893094641478173" text:style-name="L4">
        <text:list-item>
          <text:p text:style-name="P83">To view full pioneer robot in rviz, run the following commands:</text:p>
        </text:list-item>
      </text:list>
      <text:list xml:id="list6098265665612305465" text:style-name="L5">
        <text:list-item>
          <text:p text:style-name="P84">native@mikes-desk:~/catkin_ws/src/amr-ros-config/description/urdf$ roslaunch state_publisher.launch model:=pioneer3dx.urdf</text:p>
        </text:list-item>
        <text:list-item>
          <text:p text:style-name="P84">native@mikes-desk:~/catkin_ws/src/amr-ros-config/description/urdf$ roslaunch display.launch urdf:=pioneer3dx.urdf</text:p>
        </text:list-item>
        <text:list-item>
          <text:p text:style-name="P84">rosrun tf static_transform_publisher 0 0 0 0 0 0 front_sonar sonar 100</text:p>
        </text:list-item>
      </text:list>
      <text:list xml:id="list950214598611292503" text:style-name="L6">
        <text:list-item>
          <text:list>
            <text:list-item>
              <text:p text:style-name="P85">Note that command 3 allows us to see the sonar, but can be fixed permanently by modifiying urdf</text:p>
            </text:list-item>
          </text:list>
        </text:list-item>
      </text:list>
      <text:p text:style-name="P13"/>
      <text:p text:style-name="P15">MIKE – 17 March 2017</text:p>
      <text:p text:style-name="P15"/>
      <text:list xml:id="list6201306127216459371" text:style-name="L7">
        <text:list-item>
          <text:p text:style-name="P86">Chrony implemented on alfred, razpi, and mikes-desk with mikes-desk as server, and all three mutually peers</text:p>
        </text:list-item>
      </text:list>
      <text:p text:style-name="P15"/>
      <text:list xml:id="list2451760931808025757" text:style-name="L8">
        <text:list-item>
          <text:p text:style-name="P87">Successfully got robot to move to a 2D Nav goal using the following commands:</text:p>
        </text:list-item>
      </text:list>
      <text:p text:style-name="P15"/>
      <text:p text:style-name="P15">native@mikes-desk:~/catkin_ws/src/amr-ros-config/description/urdf$ roslaunch state_publisher.launch model:=pioneer3dx.urdf</text:p>
      <text:p text:style-name="P15"/>
      <text:p text:style-name="P15">native@mikes-desk:~/catkin_ws/src/amr-ros-config/description/urdf$ roslaunch display.launch urdf:=pioneer3dx.urdf</text:p>
      <text:p text:style-name="P15"/>
      <text:p text:style-name="P15">native@mikes-desk:~$ rosrun tf static_transform_publisher 0 0 0 0 0 0 front_sonar sonar 100</text:p>
      <text:p text:style-name="P15"/>
      <text:p text:style-name="P15">native@mikes-desk:~/catkin_ws/src$ rosrun tf static_transform_publisher 0 0 0 0 0 0 odom map 100</text:p>
      <text:p text:style-name="P15"/>
      <text:p text:style-name="P15"><text:soft-page-break/>native@razpi:~/catkin_ws$ roslaunch p3dx_navigation pioneer.launch</text:p>
      <text:p text:style-name="P15"/>
      <text:p text:style-name="P15">native@mikes-desk:~/catkin_ws/src/p3dx_navigation/launch$ roslaunch p3dx_navigation move_base_rosaria.launch</text:p>
      <text:p text:style-name="P15"/>
      <text:list xml:id="list664124646012681649" text:style-name="L9">
        <text:list-item>
          <text:p text:style-name="P88">NOTE – commented out amcl launch in move_base_rosaria.launch to eliminate error messages about scan topic not being received</text:p>
        </text:list-item>
        <text:list-item>
          <text:p text:style-name="P88">Next Steps:</text:p>
          <text:list>
            <text:list-item>
              <text:p text:style-name="P88">Generate a new map that reflects actual orbit room</text:p>
            </text:list-item>
            <text:list-item>
              <text:p text:style-name="P88">Get localization using grbils working on pioneer</text:p>
            </text:list-item>
            <text:list-item>
              <text:p text:style-name="P88">integrate grbils with the move base</text:p>
            </text:list-item>
          </text:list>
        </text:list-item>
      </text:list>
      <text:p text:style-name="P16"/>
      <text:list xml:id="list210745075815869" text:continue-numbering="true" text:style-name="L9">
        <text:list-item>
          <text:p text:style-name="P89">Successfully got robot to move in map of winlab created by hand using inkscape to create a png which is converted to a pgm to create a map. <text:span text:style-name="T13">Commands are the same as ones listed above, but changes were made to the files referenced in move_base_rosaria.launch to point to proper map and have it launched by the map server.</text:span></text:p>
        </text:list-item>
      </text:list>
      <text:p text:style-name="P17"/>
      <text:list xml:id="list210745582077360" text:continue-numbering="true" text:style-name="L9">
        <text:list-item>
          <text:p text:style-name="P90">Beginning steps of integrating GrBILS with move base completed. Able to view pose estimate from grbils as well as pose estimate from odom, but still needs tweaking. To see both at same time, run the following command on razpi:</text:p>
        </text:list-item>
      </text:list>
      <text:p text:style-name="P18"/>
      <text:p text:style-name="P18">native@razpi:~/catkin_ws/src/ros_markers/launch$ roslaunch ros_markers pioneer_hd_cam.launch</text:p>
      <text:p text:style-name="P18"/>
      <text:p text:style-name="P19">MIKE – 20 March 2017</text:p>
      <text:p text:style-name="P19"/>
      <text:list xml:id="list92747443742787171" text:style-name="L10">
        <text:list-item>
          <text:p text:style-name="P91">Initially had problems bringing everything up due to a huge time difference between pi and mikes-desk. Pi saves last time on shutdown and updates only if connected to internet. Since we were using chrony, the difference between pi and mikes-desk was on the order of days. Had to manually reset clock allowing for huge time jump using <text:span text:style-name="T14">following command on pi</text:span>:</text:p>
        </text:list-item>
      </text:list>
      <text:p text:style-name="P19"/>
      <text:p text:style-name="P20">sudo chronyc -<text:span text:style-name="T14">a makestep</text:span></text:p>
      <text:p text:style-name="P20"/>
      <text:list xml:id="list9009283568108762866" text:style-name="L11">
        <text:list-item>
          <text:p text:style-name="P92">Spoke to Ivan, priorities are:</text:p>
          <text:list>
            <text:list-item>
              <text:p text:style-name="P92">Fuse grbils and odometry to improve localization</text:p>
              <text:list>
                <text:list-item>
                  <text:p text:style-name="P92">look for ekf package</text:p>
                </text:list-item>
              </text:list>
            </text:list-item>
            <text:list-item>
              <text:p text:style-name="P92">Build better map of orbit by borrowing expensive lidar from someone (Charles McGrew or Ajay)</text:p>
            </text:list-item>
            <text:list-item>
              <text:p text:style-name="P92">Use rplidar to generate map of obstacles on weekly basis (possibly at varying heights) to improve mobile_node service</text:p>
              <text:list>
                <text:list-item>
                  <text:p text:style-name="P92">consider using holonomic robot for that</text:p>
                </text:list-item>
              </text:list>
            </text:list-item>
          </text:list>
        </text:list-item>
      </text:list>
      <text:p text:style-name="P21"/>
      <text:list xml:id="list210744041659698" text:continue-numbering="true" text:style-name="L11">
        <text:list-item>
          <text:p text:style-name="P92">Edited tf in ros_markers/launch/pioneer_hd_cam.launch on razpi to get proper transform for initial pose. As of now will have to be done by hand every time.</text:p>
        </text:list-item>
      </text:list>
      <text:p text:style-name="P21"/>
      <text:list xml:id="list210745336744695" text:continue-numbering="true" text:style-name="L11">
        <text:list-item>
          <text:p text:style-name="P93">Successfully implemented ekf using robot_localization package. Fused data from grbils with odometry to produce ofometry_filtered. Brought grbils localization estimates into map view and saved rviz configuration. Startup requires robot to be placed on tape markings for now, but only <text:soft-page-break/>a few static transforms are necessary by hand. Most have been integrated into launch file. Sequence of commands is as follows:</text:p>
        </text:list-item>
      </text:list>
      <text:p text:style-name="P21"/>
      <text:p text:style-name="P22">native@mikes-desk:~/catkin_ws/src/amr-ros-config/description/urdf$ roslaunch state_publisher.launch model:=pioneer3dx.urdf</text:p>
      <text:p text:style-name="P22"/>
      <text:p text:style-name="P22">native@mikes-desk:~/catkin_ws/src/amr-ros-config/description/urdf$ roslaunch display.launch urdf:=pioneer3dx.urdf</text:p>
      <text:p text:style-name="P22"/>
      <text:p text:style-name="P22">rosrun tf static_transform_publisher -7.327 -1.152 0 -1.524 0 0 odom map 100</text:p>
      <text:p text:style-name="P22"/>
      <text:p text:style-name="P22">rosrun tf static_transform_publisher 0 0 0 0 0 0 front_sonar sonar 100</text:p>
      <text:p text:style-name="P22"/>
      <text:p text:style-name="P22">native@mikes-desk:~/catkin_ws/src/p3dx_navigation/launch$ roslaunch p3dx_navigation move_base_rosaria.launch</text:p>
      <text:p text:style-name="P22"/>
      <text:p text:style-name="P22">native@razpi:~/catkin_ws/src/p3dx_navigation/launch$ roslaunch p3dx_navigation pioneer.launch</text:p>
      <text:p text:style-name="P22"/>
      <text:p text:style-name="P22">native@razpi:~/catkin_ws/src/ros_markers/launch$ roslaunch ros_markers pioneer_hd_cam.launch</text:p>
      <text:p text:style-name="P22"/>
      <text:p text:style-name="P22">native@mikes-desk:~/catkin_ws/src/robot_localization$ roslaunch robot_localization pioneer_ekf.launch</text:p>
      <text:p text:style-name="P22"/>
      <text:list xml:id="list2591023262803797380" text:style-name="L12">
        <text:list-item>
          <text:p text:style-name="P94">Goals for tomorrow are to improve performance of ekf by modifying params specified in its launch file, and to try and get move_base to work with the ekf’s → odometry/filtered instead of /odom, and see what happens.</text:p>
        </text:list-item>
      </text:list>
      <text:p text:style-name="P24"/>
      <text:p text:style-name="P25">MIKE – 21 March 2017</text:p>
      <text:p text:style-name="P25"/>
      <text:list xml:id="list1041761684593643660" text:style-name="L13">
        <text:list-item>
          <text:p text:style-name="P95">Tested navigation using odometr/filtered from ekf node. Results were poor due to jumping of the frame. Local planning is good using odometry, but inaccurate in a global sense due to drift.</text:p>
        </text:list-item>
      </text:list>
      <text:p text:style-name="P25"/>
      <text:list xml:id="list210744074648408" text:continue-numbering="true" text:style-name="L13">
        <text:list-item>
          <text:p text:style-name="P95">Succesfully navigated to target using the following:</text:p>
          <text:list>
            <text:list-item>
              <text:p text:style-name="P95">run everything as it was for the past few days, but also add the following once everything is up and running:</text:p>
            </text:list-item>
          </text:list>
          <text:p text:style-name="P96"/>
          <text:p text:style-name="P96">native@mikes-desk:~/catkin_ws/src/grbils/nodes$ ./pioneer_goal_client.py</text:p>
        </text:list-item>
      </text:list>
      <text:p text:style-name="P26"/>
      <text:list xml:id="list210744350501132" text:continue-numbering="true" text:style-name="L13">
        <text:list-item>
          <text:list>
            <text:list-item>
              <text:list>
                <text:list-item>
                  <text:p text:style-name="P95">to update positions, modify line 11 in program mentioned above</text:p>
                </text:list-item>
                <text:list-item>
                  <text:p text:style-name="P95">Works by looking up transform from static robot (stable grbils tf), to a desired target,</text:p>
                  <text:list>
                    <text:list-item>
                      <text:p text:style-name="P95">publish same transform as base_link to base_link_target</text:p>
                      <text:list>
                        <text:list-item>
                          <text:p text:style-name="P95">lookup transform from map to base_link_target</text:p>
                          <text:list>
                            <text:list-item>
                              <text:p text:style-name="P95">publish as a nav_goal</text:p>
                            </text:list-item>
                          </text:list>
                        </text:list-item>
                      </text:list>
                    </text:list-item>
                  </text:list>
                </text:list-item>
              </text:list>
            </text:list-item>
          </text:list>
        </text:list-item>
      </text:list>
      <text:p text:style-name="P25"/>
      <text:list xml:id="list210743747260640" text:continue-numbering="true" text:style-name="L13">
        <text:list-item>
          <text:p text:style-name="P95">As a basic working concept, this is effective. Running above program twice in a row will quickly have robot converge to a static reference point. Needs cleaning up in a variety of ways, but the meat and potatoes are there.</text:p>
        </text:list-item>
        <text:list-item>
          <text:p text:style-name="P97"><text:soft-page-break/>Advice for future work would be to attempt to get working using two cameras on pioneer, passed through the ekf as pose topics. Use this as our stationary point and see what happens. Just a thought.</text:p>
        </text:list-item>
      </text:list>
      <text:p text:style-name="P27"/>
      <text:p text:style-name="P28">MIKE – 22 March 2017</text:p>
      <text:p text:style-name="P28"/>
      <text:list xml:id="list3638173368565756421" text:style-name="L14">
        <text:list-item>
          <text:p text:style-name="P98">Local costmap on pioneer working using sonars (mysteriously)</text:p>
        </text:list-item>
        <text:list-item>
          <text:p text:style-name="P99">Demoed pioneer for Jake and Ivan, worked well, avoided obstacles</text:p>
        </text:list-item>
        <text:list-item>
          <text:p text:style-name="P99">Created launch file -&gt; grbils/launch/bringup_pioneer.launch on mikes-desk that will launch pioneer node and ros_markers on pi remotely</text:p>
        </text:list-item>
        <text:list-item>
          <text:p text:style-name="P99">Modified tf <text:span text:style-name="T15">tree to allow for an effective reset of odom frame. New sequence of commands to bring everything up is as follows:</text:span></text:p>
        </text:list-item>
      </text:list>
      <text:p text:style-name="P29"/>
      <text:p text:style-name="P30">roscore</text:p>
      <text:p text:style-name="P30"/>
      <text:p text:style-name="P30">rosrun tf static_transform_publisher 0 0 0 0 0 0 front_sonar sonar 100</text:p>
      <text:p text:style-name="P30"/>
      <text:p text:style-name="P30">rosrun tf static_transform_publisher -7.327 -1.152 0 -1.524 0 0 odom_guess map 100</text:p>
      <text:p text:style-name="P30"/>
      <text:p text:style-name="P30">roslaunch grbils bringup_pioneer.launch</text:p>
      <text:p text:style-name="P30"/>
      <text:p text:style-name="P30">roslaunch p3dx_navigation move_base_rosaria.launch</text:p>
      <text:p text:style-name="P30"/>
      <text:p text:style-name="P30">native@mikes-desk:~/catkin_ws/src/amr-ros-config/description/urdf$ roslaunch state_publisher.launch model:=pioneer3dx.urdf</text:p>
      <text:p text:style-name="P30"/>
      <text:p text:style-name="P30">native@mikes-desk:~/catkin_ws/src/amr-ros-config/description/urdf$ roslaunch display.launch urdf:=pioneer3dx.urdf</text:p>
      <text:p text:style-name="P30"/>
      <text:p text:style-name="P23"><text:span text:style-name="T16">roslaunch </text:span>robot_localization pioneer_ekf.launch</text:p>
      <text:p text:style-name="P23"/>
      <text:list xml:id="list7371386047264550144" text:style-name="L15">
        <text:list-item>
          <text:p text:style-name="P100">Need to write a tf_listener/publisher that monitors pioneer frame, and if stable, updates the transform from map to odom</text:p>
        </text:list-item>
        <text:list-item>
          <text:p text:style-name="P101">Got create_autonomy package working on alfred to communicate with roomba. Still in early stages, not sure what it can do yet. To run use:</text:p>
        </text:list-item>
      </text:list>
      <text:p text:style-name="P31"/>
      <text:p text:style-name="P32">native@alfred:~/catkin_ws/src/create_autonomy/ca_driver/launch$ roslaunch create_1.launch</text:p>
      <text:p text:style-name="P32"/>
      <text:p text:style-name="P33">MIKE – 23 March 2017</text:p>
      <text:p text:style-name="P33"/>
      <text:list xml:id="list7699224908316946027" text:style-name="L16">
        <text:list-item>
          <text:p text:style-name="P102">use command:</text:p>
        </text:list-item>
      </text:list>
      <text:p text:style-name="P33"/>
      <text:p text:style-name="P34">uvcdynctrl -v -d video0 --set=’Focus, Auto’ 0</text:p>
      <text:p text:style-name="P34"/>
      <text:p text:style-name="P34">to disable autofocus on raspberry pi, to verify use</text:p>
      <text:p text:style-name="P34"/>
      <text:p text:style-name="P34">uvcdynctrl -v -d video0 --get=’Focus, Auto’</text:p>
      <text:p text:style-name="P34"/>
      <text:p text:style-name="P34"><text:soft-page-break/>which will return 0 if off, and 1 if still enabled</text:p>
      <text:p text:style-name="P34"/>
      <text:p text:style-name="P35">MIKE – 24 March 2017</text:p>
      <text:p text:style-name="P35"/>
      <text:list xml:id="list879700734518129612" text:style-name="L17">
        <text:list-item>
          <text:p text:style-name="P103">odom_reset.py is working. Updates offset from map → odom when requested to account for drift. Currently listens to /cmd_vel to check if commands are zero, but this can be removed, as we can only request an offset if we are not moving. Tested navigation with autofocus off and everything works fairly well. Able to consistently hit our mark +/- ~1-2 cm. Need to update code for pioneer_goal_client.py. Should use average position to calculate offset as done with odom_reset. Should also be able to work with representative frames instead of having to publish actual ones as odom_reset does as well. Ivan wants two cameras working on pioneer which needs to be tested.</text:p>
        </text:list-item>
        <text:list-item>
          <text:p text:style-name="P103">Auto focus needs to be automatically disabled on startup, and focus needs to be manually set, and cameras re-calibrated. Should also consider checking contrast settings etc…</text:p>
        </text:list-item>
        <text:list-item>
          <text:p text:style-name="P104">For camera settings:</text:p>
          <text:list>
            <text:list-item>
              <text:p text:style-name="P105">to check available settings:</text:p>
              <text:list>
                <text:list-item>
                  <text:p text:style-name="P105">uvcdynctrl -d video0 -c</text:p>
                </text:list-item>
              </text:list>
            </text:list-item>
            <text:list-item>
              <text:p text:style-name="P104">to check focus:</text:p>
              <text:list>
                <text:list-item>
                  <text:p text:style-name="P104">uvcdynctrl -d video0 -g "Focus (absolute)"</text:p>
                  <text:list>
                    <text:list-item>
                      <text:p text:style-name="P106">initial settings 0</text:p>
                      <text:list>
                        <text:list-item>
                          <text:p text:style-name="P107">max appears to be 250</text:p>
                        </text:list-item>
                      </text:list>
                    </text:list-item>
                  </text:list>
                </text:list-item>
              </text:list>
            </text:list-item>
            <text:list-item>
              <text:p text:style-name="P104">to check zoom:</text:p>
              <text:list>
                <text:list-item>
                  <text:p text:style-name="P104">uvcdynctrl -d video0 -g "Zoom, Absolute"</text:p>
                  <text:list>
                    <text:list-item>
                      <text:p text:style-name="P106">initial settings 100</text:p>
                      <text:list>
                        <text:list-item>
                          <text:p text:style-name="P108">max appears to be 500</text:p>
                          <text:list>
                            <text:list-item>
                              <text:p text:style-name="P109">too zoomed in, can barely see anything</text:p>
                            </text:list-item>
                          </text:list>
                        </text:list-item>
                        <text:list-item>
                          <text:p text:style-name="P110">min is 100</text:p>
                        </text:list-item>
                      </text:list>
                    </text:list-item>
                  </text:list>
                </text:list-item>
              </text:list>
            </text:list-item>
            <text:list-item>
              <text:p text:style-name="P111">contrast:</text:p>
              <text:list>
                <text:list-item>
                  <text:p text:style-name="P111">initially 128</text:p>
                </text:list-item>
                <text:list-item>
                  <text:p text:style-name="P112">max 255</text:p>
                </text:list-item>
              </text:list>
            </text:list-item>
          </text:list>
        </text:list-item>
        <text:list-item>
          <text:p text:style-name="P113">Added following lines to rc.local on razpi:</text:p>
        </text:list-item>
      </text:list>
      <text:p text:style-name="P36">iwconfig wlan0 power off</text:p>
      <text:p text:style-name="P36">chronyc -a makestep</text:p>
      <text:p text:style-name="P36">uvcdynctrl -d video0 -s "Focus, Auto" 0</text:p>
      <text:p text:style-name="P36"/>
      <text:p text:style-name="P37">MIKE - 27 March 2017</text:p>
      <text:p text:style-name="P37"/>
      <text:list xml:id="list6167897734621445111" text:style-name="L18">
        <text:list-item>
          <text:p text:style-name="P114">Cut out 11 Square antenna panels, and 32 strip mounts using makerspace laser cutter.</text:p>
        </text:list-item>
        <text:list-item>
          <text:p text:style-name="P114">To cut 3mm acrylic, parameters are as follows:</text:p>
          <text:list>
            <text:list-item>
              <text:p text:style-name="P114">Laser Power – 90%</text:p>
            </text:list-item>
            <text:list-item>
              <text:p text:style-name="P114">Cut speed – 12 mm/s</text:p>
            </text:list-item>
          </text:list>
        </text:list-item>
        <text:list-item>
          <text:p text:style-name="P114">chronyc -a makestep command in <text:span text:style-name="T17">rc.local not working. Still needs to be run manually on boot to sync pi with mikes-desk. Need to figure out why.</text:span></text:p>
        </text:list-item>
      </text:list>
      <text:p text:style-name="P37"/>
      <text:p text:style-name="P38">Mike – 3 April 2017</text:p>
      <text:p text:style-name="P38"><text:tab/></text:p>
      <text:list xml:id="list1111852821606444920" text:style-name="L19">
        <text:list-item>
          <text:p text:style-name="P115"><text:soft-page-break/>Roomba now working with ROS. Was able to find irobot_create_2_1 package from brown university via the following link:</text:p>
        </text:list-item>
      </text:list>
      <text:p text:style-name="P38"/>
      <text:p text:style-name="P39"><text:a xlink:type="simple" xlink:href="https://code.google.com/archive/p/brown-ros-pkg/downloads" text:style-name="Internet_20_link" text:visited-style-name="Visited_20_Internet_20_Link">https://code.google.com/archive/p/brown-ros-pkg/downloads</text:a></text:p>
      <text:p text:style-name="P39"/>
      <text:list xml:id="list6524276932925584042" text:style-name="L20">
        <text:list-item>
          <text:p text:style-name="P116">Select the proper tarball (irobot_create_2_1.tar.bz2) and extract it into catkin_ws. Run rosmake irobot_create_2_1 to generate proper messages etc… and to bring up the roomba use the following command:</text:p>
        </text:list-item>
      </text:list>
      <text:p text:style-name="P40"/>
      <text:p text:style-name="P41">native@mikes-desk:~/catkin_ws/src/irobot_create_2_1/bin$ rosrun irobot_create_2_1 driver.py</text:p>
      <text:p text:style-name="P41"/>
      <text:list xml:id="list8671050163191584210" text:style-name="L21">
        <text:list-item>
          <text:p text:style-name="P117">This gives us odometry (seemingly accurate), with all of the sensors being readable (properly), and should allow for easy integration into move_base and all the other stuff we have working with the pioneer.</text:p>
        </text:list-item>
        <text:list-item>
          <text:p text:style-name="P117">Need to find a portable power supply for a pi to go on-board the roomba, and allow for testing. Should also rework namespaces to allow pioneer and roomba to work at the same time.</text:p>
        </text:list-item>
        <text:list-item>
          <text:p text:style-name="P118">Configured pi to work off of tetrix battery so that I could test move_base with the roomba. Successfully implemented move_base with roomba and pi. Will still need to modify name space conventions/sensor layouts, etc… for full implementation of both at same time, but the ability to quickly move forward is there. Should consider using object oriented python with classes to make things easier.</text:p>
        </text:list-item>
        <text:list-item>
          <text:p text:style-name="P118">Wrote battery_logger.py to test pioneer battery usage. Will test the following cases:</text:p>
          <text:list>
            <text:list-item>
              <text:p text:style-name="P118"><text:span text:style-name="T3">Test 1: </text:span>pioneer powering nuc, running rosaria and chilitags software, not moving.</text:p>
              <text:list>
                <text:list-item>
                  <text:p text:style-name="P119">Started moving after 97 minute data poin<text:span text:style-name="T18">t</text:span></text:p>
                </text:list-item>
                <text:list-item>
                  <text:p text:style-name="P120">running bounce_around.py by 132.316667 data point</text:p>
                </text:list-item>
              </text:list>
            </text:list-item>
            <text:list-item>
              <text:p text:style-name="P118">Pioneer powering pi, moving around constantly.</text:p>
            </text:list-item>
            <text:list-item>
              <text:p text:style-name="P118">Pioneer powering pi stationary.</text:p>
            </text:list-item>
            <text:list-item>
              <text:p text:style-name="P118">Pioneer baseline battery drain(powering nothing, not moving).</text:p>
            </text:list-item>
          </text:list>
        </text:list-item>
      </text:list>
      <text:p text:style-name="P42"/>
      <text:p text:style-name="P43">MIKE – 5 April 2017</text:p>
      <text:p text:style-name="P43"/>
      <text:list xml:id="list9008856557857624544" text:style-name="L22">
        <text:list-item>
          <text:p text:style-name="P121">Beginning accuracy test for pioneer using laser rig. Procedure is as follows;</text:p>
        </text:list-item>
        <text:list-item>
          <text:p text:style-name="P121">for moving to a spot, procedure is:</text:p>
          <text:list>
            <text:list-item>
              <text:p text:style-name="P121">1. move to -0.5 meters behind spot in desired orientation</text:p>
            </text:list-item>
            <text:list-item>
              <text:p text:style-name="P121">2. attempt to move to -0.5 meters behind same spot again</text:p>
            </text:list-item>
            <text:list-item>
              <text:p text:style-name="P121">3. attempt to move to final desired spot</text:p>
            </text:list-item>
            <text:list-item>
              <text:p text:style-name="P122"><text:span text:style-name="T25">4</text:span>. attempt to move to final desired spot</text:p>
            </text:list-item>
          </text:list>
        </text:list-item>
        <text:list-item>
          <text:p text:style-name="P121">For actual test, procedure is as follows using motion procedure explained above</text:p>
          <text:list>
            <text:list-item>
              <text:p text:style-name="P121">1. Manually move pioneer to tape marks denoting location of “odom_guess”</text:p>
            </text:list-item>
            <text:list-item>
              <text:p text:style-name="P121">2. Record relative position from odom_guess to pioneer using “accuraccy_testing.py”</text:p>
              <text:list>
                <text:list-item>
                  <text:p text:style-name="P121">results are (1<text:span text:style-name="T21">A</text:span>):</text:p>
                  <text:list>
                    <text:list-item>
                      <text:p text:style-name="P123">x: <text:span text:style-name="T23">0.00782207692597</text:span></text:p>
                    </text:list-item>
                    <text:list-item>
                      <text:p text:style-name="P123">y: <text:span text:style-name="T23">0.017536265317</text:span></text:p>
                    </text:list-item>
                    <text:list-item>
                      <text:p text:style-name="P123">yaw: <text:span text:style-name="T23">0.00617240101659 (deg)</text:span></text:p>
                    </text:list-item>
                  </text:list>
                </text:list-item>
              </text:list>
            </text:list-item>
            <text:list-item>
              <text:p text:style-name="P121">3. Mark spots on ground using a piece of paper and laser pointer rig. (1<text:span text:style-name="T21">A</text:span>)</text:p>
            </text:list-item>
            <text:list-item>
              <text:p text:style-name="P121">4. Using pioneer goal client, move robot to x=3,y=0,yaw=0.</text:p>
              <text:list>
                <text:list-item>
                  <text:p text:style-name="P121"><text:soft-page-break/>results are <text:span text:style-name="T26">with two attempts at final spot</text:span>:</text:p>
                  <text:list>
                    <text:list-item>
                      <text:p text:style-name="P124">x: <text:span text:style-name="T24">2.9881176656</text:span></text:p>
                    </text:list-item>
                    <text:list-item>
                      <text:p text:style-name="P124">y: <text:span text:style-name="T24">0.0311927143936</text:span></text:p>
                    </text:list-item>
                    <text:list-item>
                      <text:p text:style-name="P124">yaw: <text:span text:style-name="T24">0.116706282626</text:span></text:p>
                      <text:list>
                        <text:list-item>
                          <text:p text:style-name="P192">Note: camera only sees two tags in this position</text:p>
                        </text:list-item>
                        <text:list-item>
                          <text:p text:style-name="P193">Note: attempted to move to final spot 3 times due to perceivable angular discrepanc<text:span text:style-name="T27">y</text:span></text:p>
                        </text:list-item>
                      </text:list>
                    </text:list-item>
                  </text:list>
                </text:list-item>
                <text:list-item>
                  <text:p text:style-name="P125">results are<text:span text:style-name="T20">(2A)</text:span>:</text:p>
                  <text:list>
                    <text:list-item>
                      <text:p text:style-name="P126">x: <text:span text:style-name="T28">3.04482448871</text:span></text:p>
                    </text:list-item>
                    <text:list-item>
                      <text:p text:style-name="P126">y: <text:span text:style-name="T28">0.0287638338768</text:span></text:p>
                    </text:list-item>
                    <text:list-item>
                      <text:p text:style-name="P126">yaw: <text:span text:style-name="T28">0.0728989024743</text:span></text:p>
                    </text:list-item>
                  </text:list>
                </text:list-item>
              </text:list>
            </text:list-item>
            <text:list-item>
              <text:p text:style-name="P138">5. Mark spots using paper and lasers again (2<text:span text:style-name="T21">A</text:span>)</text:p>
            </text:list-item>
            <text:list-item>
              <text:p text:style-name="P143">6.<text:span text:style-name="T19"> Using pioneer goal client, move robot to x=</text:span>6<text:span text:style-name="T19">,y=0,yaw=0.</text:span></text:p>
              <text:list>
                <text:list-item>
                  <text:p text:style-name="P127">results are<text:span text:style-name="T20">(3A)</text:span>:</text:p>
                  <text:list>
                    <text:list-item>
                      <text:p text:style-name="P128">x: <text:span text:style-name="T29">5.96172286651</text:span></text:p>
                    </text:list-item>
                    <text:list-item>
                      <text:p text:style-name="P128">y: <text:span text:style-name="T29">0.0801163280139</text:span></text:p>
                    </text:list-item>
                    <text:list-item>
                      <text:p text:style-name="P128">yaw: <text:span text:style-name="T29">0.0593349548073</text:span></text:p>
                      <text:list>
                        <text:list-item>
                          <text:p text:style-name="P194">Note: edited global_costmap_params.yaml, added width and height, and switched base_frame to map_zero <text:span text:style-name="T37">(*note: changed to map on 6 April 2017)</text:span></text:p>
                        </text:list-item>
                        <text:list-item>
                          <text:p text:style-name="P195">Made three attempts at x=6 also</text:p>
                        </text:list-item>
                      </text:list>
                    </text:list-item>
                  </text:list>
                </text:list-item>
              </text:list>
            </text:list-item>
            <text:list-item>
              <text:p text:style-name="P139"><text:span text:style-name="T21">7</text:span>. Mark spots using paper and lasers again (<text:span text:style-name="T21">3A</text:span>)</text:p>
            </text:list-item>
            <text:list-item>
              <text:p text:style-name="P129"><text:span text:style-name="T21">8</text:span>. Using pioneer goal client, move robot to x=<text:span text:style-name="T21">0</text:span>,y=0,yaw=0.</text:p>
              <text:list>
                <text:list-item>
                  <text:p text:style-name="P129">results are<text:span text:style-name="T20">(1B)</text:span>:</text:p>
                  <text:list>
                    <text:list-item>
                      <text:p text:style-name="P130">x: <text:span text:style-name="T30">-0.0435805566303</text:span></text:p>
                    </text:list-item>
                    <text:list-item>
                      <text:p text:style-name="P130">y: <text:span text:style-name="T30">0.0296769158785</text:span></text:p>
                    </text:list-item>
                    <text:list-item>
                      <text:p text:style-name="P130">yaw: <text:span text:style-name="T30">0.0788738038865</text:span></text:p>
                    </text:list-item>
                  </text:list>
                </text:list-item>
              </text:list>
            </text:list-item>
            <text:list-item>
              <text:p text:style-name="P140"><text:span text:style-name="T22">9</text:span>. Mark spots using paper and lasers again (<text:span text:style-name="T21">1B</text:span>)</text:p>
            </text:list-item>
            <text:list-item>
              <text:p text:style-name="P131"><text:span text:style-name="T22">10</text:span>. Using pioneer goal client, move robot to x=3,y=0,yaw=0.</text:p>
              <text:list>
                <text:list-item>
                  <text:p text:style-name="P131">results are<text:span text:style-name="T20">(2B)</text:span>:</text:p>
                  <text:list>
                    <text:list-item>
                      <text:p text:style-name="P132">x: <text:span text:style-name="T31">2.93197742825</text:span></text:p>
                    </text:list-item>
                    <text:list-item>
                      <text:p text:style-name="P132">y: <text:span text:style-name="T31">6.24049774132e-05</text:span></text:p>
                    </text:list-item>
                    <text:list-item>
                      <text:p text:style-name="P132">yaw: <text:span text:style-name="T31">0.0551898119174</text:span></text:p>
                      <text:list>
                        <text:list-item>
                          <text:p text:style-name="P196">Note three attempts were used</text:p>
                        </text:list-item>
                      </text:list>
                    </text:list-item>
                  </text:list>
                </text:list-item>
              </text:list>
            </text:list-item>
            <text:list-item>
              <text:p text:style-name="P141"><text:span text:style-name="T22">11</text:span>. Mark spots using paper and lasers again (2<text:span text:style-name="T22">B</text:span>)</text:p>
            </text:list-item>
            <text:list-item>
              <text:p text:style-name="P131"><text:span text:style-name="T22">12</text:span>. Using pioneer goal client, move robot to x=<text:span text:style-name="T22">6</text:span>,y=0,yaw=0.</text:p>
              <text:list>
                <text:list-item>
                  <text:p text:style-name="P131">results are<text:span text:style-name="T20">(3B)</text:span>:</text:p>
                  <text:list>
                    <text:list-item>
                      <text:p text:style-name="P133">x: <text:span text:style-name="T32">5.91242235578</text:span></text:p>
                    </text:list-item>
                    <text:list-item>
                      <text:p text:style-name="P133">y: <text:span text:style-name="T32">0.000438943575316</text:span></text:p>
                    </text:list-item>
                    <text:list-item>
                      <text:p text:style-name="P133">yaw: <text:span text:style-name="T32">0.0321744309815</text:span></text:p>
                    </text:list-item>
                  </text:list>
                </text:list-item>
              </text:list>
            </text:list-item>
            <text:list-item>
              <text:p text:style-name="P141"><text:span text:style-name="T22">13</text:span>. Mark spots using paper and lasers again (<text:span text:style-name="T22">3B</text:span>)</text:p>
            </text:list-item>
            <text:list-item>
              <text:p text:style-name="P134"><text:span text:style-name="T22">14</text:span>. Using pioneer goal client, move robot to x=<text:span text:style-name="T33">0</text:span>,y=0,yaw=0.</text:p>
              <text:list>
                <text:list-item>
                  <text:p text:style-name="P134">results are<text:span text:style-name="T20">(1C)</text:span>:</text:p>
                  <text:list>
                    <text:list-item>
                      <text:p text:style-name="P135">x: <text:span text:style-name="T34">-0.027831036573</text:span></text:p>
                    </text:list-item>
                    <text:list-item>
                      <text:p text:style-name="P136">y: <text:span text:style-name="T35">0.0165863124335</text:span></text:p>
                    </text:list-item>
                    <text:list-item>
                      <text:p text:style-name="P137">yaw: <text:span text:style-name="T36">-0.0323352247595</text:span></text:p>
                      <text:list>
                        <text:list-item>
                          <text:p text:style-name="P197"><text:soft-page-break/>Note three attempts were used</text:p>
                        </text:list-item>
                      </text:list>
                    </text:list-item>
                  </text:list>
                </text:list-item>
              </text:list>
            </text:list-item>
            <text:list-item>
              <text:p text:style-name="P142"><text:span text:style-name="T22">15</text:span>. Mark spots using paper and lasers again (<text:span text:style-name="T33">1C</text:span>)</text:p>
            </text:list-item>
          </text:list>
        </text:list-item>
      </text:list>
      <text:p text:style-name="P44"/>
      <text:p text:style-name="P45">MIKE – 6 April 2017</text:p>
      <text:p text:style-name="P45"/>
      <text:list xml:id="list5508190484644178080" text:style-name="L23">
        <text:list-item>
          <text:p text:style-name="P144">Had a great conversation with Jake yesterday regarding testing procedures for measuring accuracy of pioneer. He made some really solid recommendations which amount to the following. We will standardize things using two tests. Henceforth and forever more, <text:span text:style-name="T38">after each individual change of significance is made to the system, we will repeat this series of test to gauge what effect it has.</text:span></text:p>
        </text:list-item>
      </text:list>
      <text:list xml:id="list2403591283683607459" text:style-name="L24">
        <text:list-item>
          <text:p text:style-name="P145">Have the system move to a random point, and then return to a common starting point. To initialize this test we will use large sheets of graph paper, and line up the laser points so that they fall along one line, <text:span text:style-name="T38">tape the paper down, and mark this point</text:span>. We will then start up the system so that the pioneer zeros its odometry at this point, <text:span text:style-name="T38">and have it move to a random point, read both odometry and camera info, log them, and then return to the starting point, again logging the current position, which will then be marked on the paper.</text:span></text:p>
        </text:list-item>
      </text:list>
      <text:list xml:id="list7667169847487603513" text:style-name="L25">
        <text:list-item>
          <text:list>
            <text:list-item>
              <text:p text:style-name="P146">A major benefit to this test is that it should help to reduce noise. If we just went back and forth between two points, a bump in the floor, or some other factor could throw off all of our measurements. This test tells us on average, as a whole, how the system performs, and should allow us to visually see trends in our data.</text:p>
            </text:list-item>
          </text:list>
        </text:list-item>
      </text:list>
      <text:list xml:id="list6208494256678152095" text:style-name="L26">
        <text:list-item>
          <text:p text:style-name="P147">Similar to the same test, but this time return to wherever your previous position was before you last moved to the random spot. This should help us see if there are any static offsets or drifts in our system.</text:p>
        </text:list-item>
      </text:list>
      <text:p text:style-name="P46"/>
      <text:p text:style-name="P47">MIKE – 7 April 2017</text:p>
      <text:p text:style-name="P47"><text:tab/></text:p>
      <text:list xml:id="list6177303689007012549" text:style-name="L27">
        <text:list-item>
          <text:p text:style-name="P148">began testing</text:p>
          <text:list>
            <text:list-item>
              <text:p text:style-name="P148">note that for test 1, odom_only return to last, for point 9, camera acted weird upon returning to last point</text:p>
            </text:list-item>
            <text:list-item>
              <text:p text:style-name="P149">point 17, camera glitch at random point, also weird recovery behavior due to sonars</text:p>
            </text:list-item>
            <text:list-item>
              <text:p text:style-name="P150">Print out from test_1:</text:p>
            </text:list-item>
          </text:list>
        </text:list-item>
      </text:list>
      <text:p text:style-name="P48"/>
      <text:p text:style-name="P48">roslaunch grbils map_2_odom.launch x:=-2.2045242018 y:=10.6024842672 qx:=0.0 qy:=0.0 qz:=0.704692232716 qw:=0.70951311274 &gt;/dev/null &amp;</text:p>
      <text:p text:style-name="P48">point_number: 0 point_type: initial_point x: -2.2045242018 y: 10.6024842672 yaw: 1.56397855968 </text:p>
      <text:p text:style-name="P48">Press enter to continue...</text:p>
      <text:p text:style-name="P48">point_number: 1 point_type: rand_target x: 1.39937332733 y: -1.38325274858 yaw: -2.70988029242 </text:p>
      <text:p text:style-name="P48">Moving to target...</text:p>
      <text:p text:style-name="P48">Sending goal...</text:p>
      <text:p text:style-name="P48">point_number: 1 point_type: camera_at_rand x: 1.33548504445 y: -1.37475857646 yaw: -2.81169156699 </text:p>
      <text:p text:style-name="P48">point_number: 1 point_type: odom_at_rand x: 1.345 y: -1.313 yaw: -2.76724530718 </text:p>
      <text:p text:style-name="P48">Returning to last point</text:p>
      <text:p text:style-name="P48">point_number: 1 point_type: last_point x: 0.0 y: 0.0 yaw: 0.0 </text:p>
      <text:p text:style-name="P48">Sending goal...</text:p>
      <text:p text:style-name="P48">point_number: 1 point_type: camera_at_last_point x: 0.140183541476 y: 0.0107087381025 yaw: -0.177033339905 </text:p>
      <text:p text:style-name="P48">point_number: 1 point_type: odom_at_last_point x: 0.063 y: -0.05 yaw: -0.0882153071796 </text:p>
      <text:p text:style-name="P48"><text:soft-page-break/>Press enter to continue...</text:p>
      <text:p text:style-name="P48">point_number: 2 point_type: rand_target x: -1.85681948144 y: -0.596709526906 yaw: 2.63356575108 </text:p>
      <text:p text:style-name="P48">Moving to target...</text:p>
      <text:p text:style-name="P48">Sending goal...</text:p>
      <text:p text:style-name="P48">point_number: 2 point_type: camera_at_rand x: -1.79596124066 y: -0.38018094949 yaw: 2.4765050713 </text:p>
      <text:p text:style-name="P48">point_number: 2 point_type: odom_at_rand x: -1.784 y: -0.553 yaw: 2.56428 </text:p>
      <text:p text:style-name="P48">Returning to last point</text:p>
      <text:p text:style-name="P48">point_number: 2 point_type: last_point x: 0.063 y: -0.05 yaw: -0.0882153071796 </text:p>
      <text:p text:style-name="P48">Sending goal...</text:p>
      <text:p text:style-name="P48">point_number: 2 point_type: camera_at_last_point x: 0.0411559633884 y: -0.018333364694 yaw: -0.154926932029 </text:p>
      <text:p text:style-name="P48">point_number: 2 point_type: odom_at_last_point x: -0.012 y: -0.018 yaw: -0.0224253071796 </text:p>
      <text:p text:style-name="P48">Press enter to continue...</text:p>
      <text:p text:style-name="P48">point_number: 3 point_type: rand_target x: 0.309383654509 y: 0.552586663591 yaw: -0.678465552291 </text:p>
      <text:p text:style-name="P48">Moving to target...</text:p>
      <text:p text:style-name="P48">Sending goal...</text:p>
      <text:p text:style-name="P48">point_number: 3 point_type: camera_at_rand x: 0.413506797428 y: 0.386488538898 yaw: -0.886342044604 </text:p>
      <text:p text:style-name="P48">point_number: 3 point_type: odom_at_rand x: 0.295 y: 0.463 yaw: -0.75835530718 </text:p>
      <text:p text:style-name="P48">Returning to last point</text:p>
      <text:p text:style-name="P48">point_number: 3 point_type: last_point x: -0.012 y: -0.018 yaw: -0.0224253071796 </text:p>
      <text:p text:style-name="P48">Sending goal...</text:p>
      <text:p text:style-name="P48">point_number: 3 point_type: camera_at_last_point x: 0.12120942768 y: -0.0140962249497 yaw: -0.033201420824 </text:p>
      <text:p text:style-name="P48">point_number: 3 point_type: odom_at_last_point x: 0.058 y: 0.02 yaw: 0.11781 </text:p>
      <text:p text:style-name="P48">Press enter to continue...</text:p>
      <text:p text:style-name="P48">point_number: 4 point_type: rand_target x: 1.54926577723 y: 0.608185487657 yaw: -1.50519914653 </text:p>
      <text:p text:style-name="P48">Moving to target...</text:p>
      <text:p text:style-name="P48">Sending goal...</text:p>
      <text:p text:style-name="P48">point_number: 4 point_type: camera_at_rand x: 1.6461665693 y: 0.38306677022 yaw: -1.75135812918 </text:p>
      <text:p text:style-name="P48">point_number: 4 point_type: odom_at_rand x: 1.456 y: 0.608 yaw: -1.58761530718 </text:p>
      <text:p text:style-name="P48">Returning to last point</text:p>
      <text:p text:style-name="P48">point_number: 4 point_type: last_point x: 0.058 y: 0.02 yaw: 0.11781 </text:p>
      <text:p text:style-name="P48">Sending goal...</text:p>
      <text:p text:style-name="P48">point_number: 4 point_type: camera_at_last_point x: 0.190120478669 y: 0.0389365362904 yaw: -0.242069977487 </text:p>
      <text:p text:style-name="P48">point_number: 4 point_type: odom_at_last_point x: 0.145 y: 0.029 yaw: -0.0193653071796 </text:p>
      <text:p text:style-name="P48">Press enter to continue...</text:p>
      <text:p text:style-name="P48">point_number: 5 point_type: rand_target x: -0.400675435121 y: 1.07080591672 yaw: 1.18717767675 </text:p>
      <text:p text:style-name="P48">Moving to target...</text:p>
      <text:p text:style-name="P48">Sending goal...</text:p>
      <text:p text:style-name="P48">point_number: 5 point_type: camera_at_rand x: -0.0593122709722 y: 1.10462895802 yaw: 0.915815279518 </text:p>
      <text:p text:style-name="P48">point_number: 5 point_type: odom_at_rand x: -0.329 y: 1.018 yaw: 1.12455 </text:p>
      <text:p text:style-name="P48">Returning to last point</text:p>
      <text:p text:style-name="P48">point_number: 5 point_type: last_point x: 0.145 y: 0.029 yaw: -0.0193653071796 </text:p>
      <text:p text:style-name="P48"><text:soft-page-break/>Sending goal...</text:p>
      <text:p text:style-name="P48">point_number: 5 point_type: camera_at_last_point x: 0.181348400447 y: 0.121848129772 yaw: -0.188100340797 </text:p>
      <text:p text:style-name="P48">point_number: 5 point_type: odom_at_last_point x: 0.125 y: 0.108 yaw: 0.06885 </text:p>
      <text:p text:style-name="P48">Press enter to continue...</text:p>
      <text:p text:style-name="P48">point_number: 6 point_type: rand_target x: 0.142352806061 y: -1.28176857206 yaw: -0.649612185689 </text:p>
      <text:p text:style-name="P48">Moving to target...</text:p>
      <text:p text:style-name="P48">Sending goal...</text:p>
      <text:p text:style-name="P48">point_number: 6 point_type: camera_at_rand x: 0.190128831058 y: 0.0764356048159 yaw: 1.57428730128 </text:p>
      <text:p text:style-name="P48">point_number: 6 point_type: odom_at_rand x: 0.124 y: 0.106 yaw: 1.74879 </text:p>
      <text:p text:style-name="P48">Returning to last point</text:p>
      <text:p text:style-name="P48">point_number: 6 point_type: last_point x: 0.125 y: 0.108 yaw: 0.06885 </text:p>
      <text:p text:style-name="P48">Sending goal...</text:p>
      <text:p text:style-name="P48">point_number: 6 point_type: camera_at_last_point x: 0.184414003978 y: 0.0607155868374 yaw: -0.185852689592 </text:p>
      <text:p text:style-name="P48">point_number: 6 point_type: odom_at_last_point x: 0.124 y: 0.107 yaw: 0.01071 </text:p>
      <text:p text:style-name="P48">Press enter to continue...</text:p>
      <text:p text:style-name="P48">point_number: 7 point_type: rand_target x: -1.55283906406 y: -0.97946991048 yaw: -2.02948451316 </text:p>
      <text:p text:style-name="P48">Moving to target...</text:p>
      <text:p text:style-name="P48">Sending goal...</text:p>
      <text:p text:style-name="P48">point_number: 7 point_type: camera_at_rand x: -1.60682778748 y: -0.555248133162 yaw: -2.18476501189 </text:p>
      <text:p text:style-name="P48">point_number: 7 point_type: odom_at_rand x: -1.487 y: -0.932 yaw: -1.95328530718 </text:p>
      <text:p text:style-name="P48">Returning to last point</text:p>
      <text:p text:style-name="P48">point_number: 7 point_type: last_point x: 0.124 y: 0.107 yaw: 0.01071 </text:p>
      <text:p text:style-name="P48">Sending goal...</text:p>
      <text:p text:style-name="P48">point_number: 7 point_type: camera_at_last_point x: 0.0757320686847 y: 0.120860884208 yaw: -0.258112897305 </text:p>
      <text:p text:style-name="P48">point_number: 7 point_type: odom_at_last_point x: 0.057 y: 0.061 yaw: -0.0545553071796 </text:p>
      <text:p text:style-name="P48">Press enter to continue...</text:p>
      <text:p text:style-name="P48">point_number: 8 point_type: rand_target x: -0.0812868743199 y: 0.863391760846 yaw: 1.17160601204 </text:p>
      <text:p text:style-name="P48">Moving to target...</text:p>
      <text:p text:style-name="P48">Sending goal...</text:p>
      <text:p text:style-name="P48">point_number: 8 point_type: camera_at_rand x: 0.133081165598 y: 0.873462888953 yaw: 0.901825336641 </text:p>
      <text:p text:style-name="P48">point_number: 8 point_type: odom_at_rand x: -0.037 y: 0.795 yaw: 1.09089 </text:p>
      <text:p text:style-name="P48">Returning to last point</text:p>
      <text:p text:style-name="P48">point_number: 8 point_type: last_point x: 0.057 y: 0.061 yaw: -0.0545553071796 </text:p>
      <text:p text:style-name="P48">Sending goal...</text:p>
      <text:p text:style-name="P48">point_number: 8 point_type: camera_at_last_point x: 0.103722951657 y: 0.19041054651 yaw: -0.213592072872 </text:p>
      <text:p text:style-name="P48">point_number: 8 point_type: odom_at_last_point x: 0.105 y: 0.136 yaw: 0.01989 </text:p>
      <text:p text:style-name="P48">Press enter to continue...</text:p>
      <text:p text:style-name="P48">point_number: 9 point_type: rand_target x: -0.277613188888 y: -0.508027735671 yaw: -0.534359615075 </text:p>
      <text:p text:style-name="P48">Moving to target...</text:p>
      <text:p text:style-name="P48"><text:soft-page-break/>Sending goal...</text:p>
      <text:p text:style-name="P48">point_number: 9 point_type: camera_at_rand x: -0.392125291606 y: -0.336877787802 yaw: -0.653669590559 </text:p>
      <text:p text:style-name="P48">point_number: 9 point_type: odom_at_rand x: -0.306 y: -0.418 yaw: -0.47224530718 </text:p>
      <text:p text:style-name="P48">Returning to last point</text:p>
      <text:p text:style-name="P48">point_number: 9 point_type: last_point x: 0.105 y: 0.136 yaw: 0.01989 </text:p>
      <text:p text:style-name="P48">Sending goal...</text:p>
      <text:p text:style-name="P48">point_number: 9 point_type: camera_at_last_point x: -0.0700626623172 y: 0.288129636373 yaw: -0.237943989224 </text:p>
      <text:p text:style-name="P48">point_number: 9 point_type: odom_at_last_point x: 0.144 y: 0.059 yaw: -0.0530253071796 </text:p>
      <text:p text:style-name="P48">Press enter to continue...</text:p>
      <text:p text:style-name="P48">point_number: 10 point_type: rand_target x: -0.76346002588 y: 1.86800557306 yaw: 0.412850060099 </text:p>
      <text:p text:style-name="P48">Moving to target...</text:p>
      <text:p text:style-name="P48">Sending goal...</text:p>
      <text:p text:style-name="P48">point_number: 10 point_type: camera_at_rand x: -0.444702914154 y: 1.96064280352 yaw: 0.138134200948 </text:p>
      <text:p text:style-name="P48">point_number: 10 point_type: odom_at_rand x: -0.717 y: 1.796 yaw: 0.32436 </text:p>
      <text:p text:style-name="P48">Returning to last point</text:p>
      <text:p text:style-name="P48">point_number: 10 point_type: last_point x: 0.144 y: 0.059 yaw: -0.0530253071796 </text:p>
      <text:p text:style-name="P48">Sending goal...</text:p>
      <text:p text:style-name="P48">point_number: 10 point_type: camera_at_last_point x: 0.0130884132874 y: 0.131980516872 yaw: -0.220435999432 </text:p>
      <text:p text:style-name="P48">point_number: 10 point_type: odom_at_last_point x: 0.118 y: 0.079 yaw: 0.01683 </text:p>
      <text:p text:style-name="P48">Press enter to continue...</text:p>
      <text:p text:style-name="P48">point_number: 11 point_type: rand_target x: 0.50199273452 y: -0.278094523845 yaw: 0.326687372531 </text:p>
      <text:p text:style-name="P48">Moving to target...</text:p>
      <text:p text:style-name="P48">Sending goal...</text:p>
      <text:p text:style-name="P48">point_number: 11 point_type: camera_at_rand x: 0.0217879802638 y: 0.103980206846 yaw: 1.11020555357 </text:p>
      <text:p text:style-name="P48">point_number: 11 point_type: odom_at_rand x: 0.118 y: 0.078 yaw: 1.24695 </text:p>
      <text:p text:style-name="P48">Returning to last point</text:p>
      <text:p text:style-name="P48">point_number: 11 point_type: last_point x: 0.118 y: 0.079 yaw: 0.01683 </text:p>
      <text:p text:style-name="P48">Sending goal...</text:p>
      <text:p text:style-name="P48">point_number: 11 point_type: camera_at_last_point x: 0.00603691232147 y: 0.13043741731 yaw: -0.182501533563 </text:p>
      <text:p text:style-name="P48">point_number: 11 point_type: odom_at_last_point x: 0.118 y: 0.078 yaw: -0.0499653071796 </text:p>
      <text:p text:style-name="P48">Press enter to continue...</text:p>
      <text:p text:style-name="P48">point_number: 12 point_type: rand_target x: 1.75715452897 y: 1.99824796644 yaw: -0.589663705327 </text:p>
      <text:p text:style-name="P48">Moving to target...</text:p>
      <text:p text:style-name="P48">Sending goal...</text:p>
      <text:p text:style-name="P48">point_number: 12 point_type: camera_at_rand x: 1.86465635466 y: 1.7104725339 yaw: -0.812819552253 </text:p>
      <text:p text:style-name="P48">point_number: 12 point_type: odom_at_rand x: 1.706 y: 1.931 yaw: -0.65584530718 </text:p>
      <text:p text:style-name="P48">Returning to last point</text:p>
      <text:p text:style-name="P48">point_number: 12 point_type: last_point x: 0.118 y: 0.078 yaw: -0.0499653071796 </text:p>
      <text:p text:style-name="P48">Sending goal...</text:p>
      <text:p text:style-name="P48">point_number: 12 point_type: camera_at_last_point x: 0.0896654206139 y: 0.163560796402 yaw: -0.0739496498909 </text:p>
      <text:p text:style-name="P48"><text:soft-page-break/>point_number: 12 point_type: odom_at_last_point x: 0.153 y: 0.148 yaw: 0.05202 </text:p>
      <text:p text:style-name="P48">Press enter to continue...</text:p>
      <text:p text:style-name="P48">point_number: 13 point_type: rand_target x: 1.05151452875 y: -0.574566605296 yaw: 2.45367674897 </text:p>
      <text:p text:style-name="P48">Moving to target...</text:p>
      <text:p text:style-name="P48">Sending goal...</text:p>
      <text:p text:style-name="P48">point_number: 13 point_type: camera_at_rand x: 0.0930170678405 y: 0.118436512926 yaw: 1.33908729691 </text:p>
      <text:p text:style-name="P48">point_number: 13 point_type: odom_at_rand x: 0.153 y: 0.147 yaw: 1.37088 </text:p>
      <text:p text:style-name="P48">Returning to last point</text:p>
      <text:p text:style-name="P48">point_number: 13 point_type: last_point x: 0.153 y: 0.148 yaw: 0.05202 </text:p>
      <text:p text:style-name="P48">Sending goal...</text:p>
      <text:p text:style-name="P48">point_number: 13 point_type: camera_at_last_point x: 0.0942807632557 y: 0.134784785241 yaw: -0.0453263836288 </text:p>
      <text:p text:style-name="P48">point_number: 13 point_type: odom_at_last_point x: 0.153 y: 0.147 yaw: -0.0239553071796 </text:p>
      <text:p text:style-name="P48">Press enter to continue...</text:p>
      <text:p text:style-name="P48">point_number: 14 point_type: rand_target x: 0.214241616607 y: 1.80236228134 yaw: -0.894041439128 </text:p>
      <text:p text:style-name="P48">Moving to target...</text:p>
      <text:p text:style-name="P48">Sending goal...</text:p>
      <text:p text:style-name="P48">point_number: 14 point_type: camera_at_rand x: 0.207737181638 y: 1.72123597317 yaw: -0.980832974347 </text:p>
      <text:p text:style-name="P48">point_number: 14 point_type: odom_at_rand x: 0.233 y: 1.711 yaw: -0.96031530718 </text:p>
      <text:p text:style-name="P48">Returning to last point</text:p>
      <text:p text:style-name="P48">point_number: 14 point_type: last_point x: 0.153 y: 0.147 yaw: -0.0239553071796 </text:p>
      <text:p text:style-name="P48">Sending goal...</text:p>
      <text:p text:style-name="P48">point_number: 14 point_type: camera_at_last_point x: 0.100665741274 y: 0.301494048612 yaw: 0.0193604125989 </text:p>
      <text:p text:style-name="P48">point_number: 14 point_type: odom_at_last_point x: 0.194 y: 0.229 yaw: 0.06885 </text:p>
      <text:p text:style-name="P48">Press enter to continue...</text:p>
      <text:p text:style-name="P48">point_number: 15 point_type: rand_target x: -0.787468331007 y: 1.92351669104 yaw: 1.99786879416 </text:p>
      <text:p text:style-name="P48">Moving to target...</text:p>
      <text:p text:style-name="P48">Sending goal...</text:p>
      <text:p text:style-name="P48">point_number: 15 point_type: camera_at_rand x: -0.709472005289 y: 1.89614823565 yaw: 1.93083520122 </text:p>
      <text:p text:style-name="P48">point_number: 15 point_type: odom_at_rand x: -0.782 y: 1.843 yaw: 2.04561 </text:p>
      <text:p text:style-name="P48">Returning to last point</text:p>
      <text:p text:style-name="P48">point_number: 15 point_type: last_point x: 0.194 y: 0.229 yaw: 0.06885 </text:p>
      <text:p text:style-name="P48">Sending goal...</text:p>
      <text:p text:style-name="P48">point_number: 15 point_type: camera_at_last_point x: -0.0571987358169 y: 0.285535048056 yaw: -0.0423791582799 </text:p>
      <text:p text:style-name="P48">point_number: 15 point_type: odom_at_last_point x: 0.17 y: 0.307 yaw: 0.14535 </text:p>
      <text:p text:style-name="P48">Press enter to continue...</text:p>
      <text:p text:style-name="P48">point_number: 16 point_type: rand_target x: -0.0104604092526 y: 1.02166744685 yaw: 2.69244578125 </text:p>
      <text:p text:style-name="P48">Moving to target...</text:p>
      <text:p text:style-name="P48">Sending goal...</text:p>
      <text:p text:style-name="P48">point_number: 16 point_type: camera_at_rand x: -0.126746908724 y: 0.934985460613 yaw: 2.52429147926 </text:p>
      <text:p text:style-name="P48">point_number: 16 point_type: odom_at_rand x: -0.064 y: 0.947 yaw: 2.74788 </text:p>
      <text:p text:style-name="P48"><text:soft-page-break/>Returning to last point</text:p>
      <text:p text:style-name="P48">point_number: 16 point_type: last_point x: 0.17 y: 0.307 yaw: 0.14535 </text:p>
      <text:p text:style-name="P48">Sending goal...</text:p>
      <text:p text:style-name="P48">point_number: 16 point_type: camera_at_last_point x: -0.0931848791139 y: 0.359892795718 yaw: 0.00698395876928 </text:p>
      <text:p text:style-name="P48">point_number: 16 point_type: odom_at_last_point x: 0.109 y: 0.373 yaw: 0.20196 </text:p>
      <text:p text:style-name="P48">Press enter to continue...</text:p>
      <text:p text:style-name="P48">point_number: 17 point_type: rand_target x: 1.15898837597 y: -0.265074953263 yaw: -1.45342904882 </text:p>
      <text:p text:style-name="P48">Moving to target...</text:p>
      <text:p text:style-name="P48">Sending goal...</text:p>
      <text:p text:style-name="P48">point_number: 17 point_type: camera_at_rand x: -1.77761995565 y: 2.03032811602 yaw: -1.80851276424 </text:p>
      <text:p text:style-name="P48">point_number: 17 point_type: odom_at_rand x: 1.071 y: -0.288 yaw: -1.51723530718 </text:p>
      <text:p text:style-name="P48">Returning to last point</text:p>
      <text:p text:style-name="P48">point_number: 17 point_type: last_point x: 0.109 y: 0.373 yaw: 0.20196 </text:p>
      <text:p text:style-name="P48">Sending goal...</text:p>
      <text:p text:style-name="P48">point_number: 17 point_type: camera_at_last_point x: -0.00390462969243 y: 0.286324614827 yaw: -0.0646074854819 </text:p>
      <text:p text:style-name="P48">point_number: 17 point_type: odom_at_last_point x: 0.194 y: 0.363 yaw: 0.14229 </text:p>
      <text:p text:style-name="P48">Press enter to continue...</text:p>
      <text:p text:style-name="P48">point_number: 18 point_type: rand_target x: -1.2344312646 y: 0.768072677894 yaw: -0.16507384684 </text:p>
      <text:p text:style-name="P48">Moving to target...</text:p>
      <text:p text:style-name="P48">Sending goal...</text:p>
      <text:p text:style-name="P48">point_number: 18 point_type: camera_at_rand x: -1.23422442255 y: 0.946952888077 yaw: -0.500989269391 </text:p>
      <text:p text:style-name="P48">point_number: 18 point_type: odom_at_rand x: -1.167 y: 0.716 yaw: -0.23050530718 </text:p>
      <text:p text:style-name="P48">Returning to last point</text:p>
      <text:p text:style-name="P48">point_number: 18 point_type: last_point x: 0.194 y: 0.363 yaw: 0.14229 </text:p>
      <text:p text:style-name="P48">Sending goal...</text:p>
      <text:p text:style-name="P48">point_number: 18 point_type: camera_at_last_point x: -0.117710263162 y: 0.323964644969 yaw: -0.0730927416189 </text:p>
      <text:p text:style-name="P48">point_number: 18 point_type: odom_at_last_point x: 0.11 y: 0.403 yaw: 0.21726 </text:p>
      <text:p text:style-name="P48">Press enter to continue...</text:p>
      <text:p text:style-name="P48">point_number: 19 point_type: rand_target x: -0.223174447633 y: -0.237979579716 yaw: -1.95752627233 </text:p>
      <text:p text:style-name="P48">Moving to target...</text:p>
      <text:p text:style-name="P48">Sending goal...</text:p>
      <text:p text:style-name="P48">point_number: 19 point_type: camera_at_rand x: -0.489674296419 y: -0.191331102367 yaw: -2.19662984161 </text:p>
      <text:p text:style-name="P48">point_number: 19 point_type: odom_at_rand x: -0.164 y: -0.182 yaw: -1.89055530718 </text:p>
      <text:p text:style-name="P48">Returning to last point</text:p>
      <text:p text:style-name="P48">point_number: 19 point_type: last_point x: 0.11 y: 0.403 yaw: 0.21726 </text:p>
      <text:p text:style-name="P48">Sending goal...</text:p>
      <text:p text:style-name="P48">point_number: 19 point_type: camera_at_last_point x: -0.110444881401 y: 0.204115838211 yaw: -0.156829658378 </text:p>
      <text:p text:style-name="P48">point_number: 19 point_type: odom_at_last_point x: 0.127 y: 0.326 yaw: 0.13923</text:p>
      <text:p text:style-name="P48"/>
      <text:list xml:id="list7652043805403755740" text:style-name="L28">
        <text:list-item>
          <text:p text:style-name="P151">test 2, odom_only, return to zero</text:p>
          <text:list>
            <text:list-item>
              <text:p text:style-name="P151"><text:soft-page-break/>note weird recovery behavior moving to point 2 random target</text:p>
            </text:list-item>
            <text:list-item>
              <text:p text:style-name="P152">point 8 did not find valid path, robot did not move from 7 to 8</text:p>
            </text:list-item>
            <text:list-item>
              <text:p text:style-name="P153">camera acting weird at point 11</text:p>
            </text:list-item>
            <text:list-item>
              <text:p text:style-name="P154">costmap error prevented robot from moving to point 13, had to reset, everything got screwed up. Had to abort test early</text:p>
            </text:list-item>
            <text:list-item>
              <text:p text:style-name="P155">Output from test 2:</text:p>
            </text:list-item>
          </text:list>
        </text:list-item>
      </text:list>
      <text:p text:style-name="P49"/>
      <text:p text:style-name="P49">roslaunch grbils map_2_odom.launch x:=-2.23281937122 y:=10.5814615494 qx:=0.0 qy:=0.0 qz:=0.702788750086 qw:=0.711398603283 &gt;/dev/null &amp;</text:p>
      <text:p text:style-name="P49">point_number: 0 point_type: initial_point x: -2.23281937122 y: 10.5814615494 yaw: 1.55862008041 </text:p>
      <text:p text:style-name="P49">Press enter to continue...</text:p>
      <text:p text:style-name="P49">point_number: 1 point_type: rand_target x: -0.0878991373431 y: 0.282625013087 yaw: -0.401509214985 </text:p>
      <text:p text:style-name="P49">Moving to target...</text:p>
      <text:p text:style-name="P49">Sending goal...</text:p>
      <text:p text:style-name="P49">point_number: 1 point_type: camera_at_rand x: -0.0112385166674 y: 0.196659662934 yaw: -0.462946299883 </text:p>
      <text:p text:style-name="P49">point_number: 1 point_type: odom_at_rand x: -0.017 y: 0.24 yaw: -0.46459530718 </text:p>
      <text:p text:style-name="P49">Returning to origin</text:p>
      <text:p text:style-name="P49">Sending goal...</text:p>
      <text:p text:style-name="P49">point_number: 1 point_type: camera_at_origin x: -0.00847559536776 y: 0.0615638483975 yaw: 0.0589028753757 </text:p>
      <text:p text:style-name="P49">point_number: 1 point_type: odom_at_origin x: 0.024 y: 0.082 yaw: 0.07191 </text:p>
      <text:p text:style-name="P49">Press enter to continue...</text:p>
      <text:p text:style-name="P49">point_number: 2 point_type: rand_target x: 0.442877237138 y: 1.29976707858 yaw: 0.59092623941 </text:p>
      <text:p text:style-name="P49">Moving to target...</text:p>
      <text:p text:style-name="P49">Sending goal...</text:p>
      <text:p text:style-name="P49">point_number: 2 point_type: camera_at_rand x: 0.415602528878 y: 1.21672154379 yaw: 0.551010932212 </text:p>
      <text:p text:style-name="P49">point_number: 2 point_type: odom_at_rand x: 0.445 y: 1.218 yaw: 0.54009 </text:p>
      <text:p text:style-name="P49">Returning to origin</text:p>
      <text:p text:style-name="P49">Sending goal...</text:p>
      <text:p text:style-name="P49">point_number: 2 point_type: camera_at_origin x: 0.00630406065432 y: 0.0938166938086 yaw: 0.04877984212 </text:p>
      <text:p text:style-name="P49">point_number: 2 point_type: odom_at_origin x: 0.035 y: 0.071 yaw: 0.07038 </text:p>
      <text:p text:style-name="P49">Press enter to continue...</text:p>
      <text:p text:style-name="P49">point_number: 3 point_type: rand_target x: 1.12043675713 y: -0.902384933713 yaw: -3.04550536398 </text:p>
      <text:p text:style-name="P49">Moving to target...</text:p>
      <text:p text:style-name="P49">Sending goal...</text:p>
      <text:p text:style-name="P49">point_number: 3 point_type: camera_at_rand x: 1.08689070255 y: -0.900682614962 yaw: -3.11198281776 </text:p>
      <text:p text:style-name="P49">point_number: 3 point_type: odom_at_rand x: 1.044 y: -0.861 yaw: -3.11914530718 </text:p>
      <text:p text:style-name="P49">Returning to origin</text:p>
      <text:p text:style-name="P49">Sending goal...</text:p>
      <text:p text:style-name="P49">point_number: 3 point_type: camera_at_origin x: 0.0345606804053 y: -0.0325554033572 yaw: -0.154692019306 </text:p>
      <text:p text:style-name="P49">point_number: 3 point_type: odom_at_origin x: 0.049 y: -0.072 yaw: -0.13105530718 </text:p>
      <text:p text:style-name="P49">Press enter to continue...</text:p>
      <text:p text:style-name="P49"><text:soft-page-break/>point_number: 4 point_type: rand_target x: -1.69719155496 y: -0.275409668114 yaw: -2.51540111307 </text:p>
      <text:p text:style-name="P49">Moving to target...</text:p>
      <text:p text:style-name="P49">Sending goal...</text:p>
      <text:p text:style-name="P49">point_number: 4 point_type: camera_at_rand x: -1.62690953051 y: -0.220051980437 yaw: -2.52562926384 </text:p>
      <text:p text:style-name="P49">point_number: 4 point_type: odom_at_rand x: -1.619 y: -0.297 yaw: -2.44288530718 </text:p>
      <text:p text:style-name="P49">Returning to origin</text:p>
      <text:p text:style-name="P49">Sending goal...</text:p>
      <text:p text:style-name="P49">point_number: 4 point_type: camera_at_origin x: -0.0811389195977 y: -0.00638563033278 yaw: -0.0517527506381 </text:p>
      <text:p text:style-name="P49">point_number: 4 point_type: odom_at_origin x: -0.084 y: 0.025 yaw: 0.08721 </text:p>
      <text:p text:style-name="P49">Press enter to continue...</text:p>
      <text:p text:style-name="P49">point_number: 5 point_type: rand_target x: -0.575275655188 y: 0.105880792675 yaw: 3.08491700226 </text:p>
      <text:p text:style-name="P49">Moving to target...</text:p>
      <text:p text:style-name="P49">Sending goal...</text:p>
      <text:p text:style-name="P49">point_number: 5 point_type: camera_at_rand x: -0.385583173093 y: 0.0545954429682 yaw: 2.87708009549 </text:p>
      <text:p text:style-name="P49">point_number: 5 point_type: odom_at_rand x: -0.496 y: 0.127 yaw: 2.99574 </text:p>
      <text:p text:style-name="P49">Returning to origin</text:p>
      <text:p text:style-name="P49">Sending goal...</text:p>
      <text:p text:style-name="P49">point_number: 5 point_type: camera_at_origin x: -0.0770185757193 y: -0.101004117379 yaw: -0.207615276925 </text:p>
      <text:p text:style-name="P49">point_number: 5 point_type: odom_at_origin x: -0.076 y: -0.04 yaw: -0.11728530718 </text:p>
      <text:p text:style-name="P49">Press enter to continue...</text:p>
      <text:p text:style-name="P49">point_number: 6 point_type: rand_target x: 1.65279854476 y: 1.97292217118 yaw: 1.64651401411 </text:p>
      <text:p text:style-name="P49">Moving to target...</text:p>
      <text:p text:style-name="P49">Sending goal...</text:p>
      <text:p text:style-name="P49">point_number: 6 point_type: camera_at_rand x: 1.77462700693 y: 1.67129297022 yaw: 1.61783220241 </text:p>
      <text:p text:style-name="P49">point_number: 6 point_type: odom_at_rand x: 1.612 y: 1.905 yaw: 1.70595 </text:p>
      <text:p text:style-name="P49">Returning to origin</text:p>
      <text:p text:style-name="P49">Sending goal...</text:p>
      <text:p text:style-name="P49">point_number: 6 point_type: camera_at_origin x: 0.0894415086026 y: -0.0311108062345 yaw: 0.085225823011 </text:p>
      <text:p text:style-name="P49">point_number: 6 point_type: odom_at_origin x: 0.031 y: 0.081 yaw: 0.13464 </text:p>
      <text:p text:style-name="P49">Press enter to continue...</text:p>
      <text:p text:style-name="P49">point_number: 7 point_type: rand_target x: -0.38920574427 y: 1.37604920524 yaw: 1.91659289504 </text:p>
      <text:p text:style-name="P49">Moving to target...</text:p>
      <text:p text:style-name="P49">Sending goal...</text:p>
      <text:p text:style-name="P49">point_number: 7 point_type: camera_at_rand x: -0.212593258189 y: 1.19181883843 yaw: 1.84788233805 </text:p>
      <text:p text:style-name="P49">point_number: 7 point_type: odom_at_rand x: -0.398 y: 1.295 yaw: 1.96146 </text:p>
      <text:p text:style-name="P49">Returning to origin</text:p>
      <text:p text:style-name="P49">Sending goal...</text:p>
      <text:p text:style-name="P49">point_number: 7 point_type: camera_at_origin x: 0.00262913842279 y: -0.00314793157454 yaw: -0.0966609661952 </text:p>
      <text:p text:style-name="P49">point_number: 7 point_type: odom_at_origin x: 0.02 y: 0.082 yaw: 0.08568 </text:p>
      <text:p text:style-name="P49">Press enter to continue...</text:p>
      <text:p text:style-name="P49">point_number: 8 point_type: rand_target x: 0.354355050919 y: -0.46241887614 yaw: -1.89235633411 </text:p>
      <text:p text:style-name="P49"><text:soft-page-break/>Moving to target...</text:p>
      <text:p text:style-name="P49">Sending goal...</text:p>
      <text:p text:style-name="P49">point_number: 8 point_type: camera_at_rand x: 0.00307148690747 y: -0.00308101672227 yaw: -0.0966859673564 </text:p>
      <text:p text:style-name="P49">point_number: 8 point_type: odom_at_rand x: 0.02 y: 0.082 yaw: 0.08568 </text:p>
      <text:p text:style-name="P49">Returning to origin</text:p>
      <text:p text:style-name="P49">Sending goal...</text:p>
      <text:p text:style-name="P49">point_number: 8 point_type: camera_at_origin x: 0.00314217041688 y: -0.00297844051212 yaw: -0.0966789706751 </text:p>
      <text:p text:style-name="P49">point_number: 8 point_type: odom_at_origin x: 0.02 y: 0.082 yaw: 0.08568 </text:p>
      <text:p text:style-name="P49">Press enter to continue...</text:p>
      <text:p text:style-name="P49">point_number: 9 point_type: rand_target x: -1.91329554651 y: 0.189177516488 yaw: 0.246901004939 </text:p>
      <text:p text:style-name="P49">Moving to target...</text:p>
      <text:p text:style-name="P49">Sending goal...</text:p>
      <text:p text:style-name="P49">point_number: 9 point_type: camera_at_rand x: -1.8738707354 y: 0.390432611354 yaw: 0.00736770698018 </text:p>
      <text:p text:style-name="P49">point_number: 9 point_type: odom_at_rand x: -1.825 y: 0.191 yaw: 0.18666 </text:p>
      <text:p text:style-name="P49">Returning to origin</text:p>
      <text:p text:style-name="P49">Sending goal...</text:p>
      <text:p text:style-name="P49">point_number: 9 point_type: camera_at_origin x: -0.129887118435 y: -0.12430841029 yaw: -0.108701763732 </text:p>
      <text:p text:style-name="P49">point_number: 9 point_type: odom_at_origin x: -0.084 y: 0.023 yaw: 0.08109 </text:p>
      <text:p text:style-name="P49">Press enter to continue...</text:p>
      <text:p text:style-name="P49">point_number: 10 point_type: rand_target x: 0.949722607527 y: -1.0975467226 yaw: 2.18159903168 </text:p>
      <text:p text:style-name="P49">Moving to target...</text:p>
      <text:p text:style-name="P49">Sending goal...</text:p>
      <text:p text:style-name="P49">point_number: 10 point_type: camera_at_rand x: 0.655455172633 y: -1.41365508301 yaw: 1.85021127216 </text:p>
      <text:p text:style-name="P49">point_number: 10 point_type: odom_at_rand x: 0.936 y: -1.018 yaw: 2.0961 </text:p>
      <text:p text:style-name="P49">Returning to origin</text:p>
      <text:p text:style-name="P49">Sending goal...</text:p>
      <text:p text:style-name="P49">point_number: 10 point_type: camera_at_origin x: 0.0742660898364 y: -0.151340289381 yaw: -0.344443843812 </text:p>
      <text:p text:style-name="P49">point_number: 10 point_type: odom_at_origin x: 0.075 y: -0.047 yaw: -0.0866853071796 </text:p>
      <text:p text:style-name="P49">Press enter to continue...</text:p>
      <text:p text:style-name="P49">point_number: 11 point_type: rand_target x: 1.66366216336 y: 1.96416018994 yaw: 0.0293231114967 </text:p>
      <text:p text:style-name="P49">Moving to target...</text:p>
      <text:p text:style-name="P49">Sending goal...</text:p>
      <text:p text:style-name="P49">point_number: 11 point_type: camera_at_rand x: 2.10818276094 y: 1.42676962601 yaw: -0.319583979157 </text:p>
      <text:p text:style-name="P49">point_number: 11 point_type: odom_at_rand x: 1.618 y: 1.902 yaw: -0.0545553071796 </text:p>
      <text:p text:style-name="P49">Returning to origin</text:p>
      <text:p text:style-name="P49">Sending goal...</text:p>
      <text:p text:style-name="P49">point_number: 11 point_type: camera_at_origin x: -0.260663409574 y: 0.186379654181 yaw: -0.142076915511 </text:p>
      <text:p text:style-name="P49">point_number: 11 point_type: odom_at_origin x: 0.031 y: 0.074 yaw: 0.09486 </text:p>
      <text:p text:style-name="P49">Press enter to continue...</text:p>
      <text:p text:style-name="P49">point_number: 12 point_type: rand_target x: 0.572834393553 y: 1.58661592315 yaw: 1.83130749745 </text:p>
      <text:p text:style-name="P49">Moving to target...</text:p>
      <text:p text:style-name="P49"><text:soft-page-break/>Sending goal...</text:p>
      <text:p text:style-name="P49">point_number: 12 point_type: camera_at_rand x: 0.978830763637 y: 1.16271355885 yaw: 1.67683512961 </text:p>
      <text:p text:style-name="P49">point_number: 12 point_type: odom_at_rand x: 0.581 y: 1.509 yaw: 1.89108 </text:p>
      <text:p text:style-name="P49">Returning to origin</text:p>
      <text:p text:style-name="P49">Sending goal...</text:p>
      <text:p text:style-name="P49">point_number: 12 point_type: camera_at_origin x: 0.0772464372247 y: -0.107502762174 yaw: -0.0193756645125 </text:p>
      <text:p text:style-name="P49">point_number: 12 point_type: odom_at_origin x: -0.034 y: 0.07 yaw: 0.14535 </text:p>
      <text:p text:style-name="P49">Press enter to continue...</text:p>
      <text:p text:style-name="P49">point_number: 13 point_type: rand_target x: 1.68623340011 y: 0.714508994518 yaw: -2.06296992314 </text:p>
      <text:p text:style-name="P49">Moving to target...</text:p>
      <text:p text:style-name="P49">Sending goal...</text:p>
      <text:p text:style-name="P49">point_number: 13 point_type: camera_at_rand x: 1.84846127721 y: 0.222736024524 yaw: -2.30386139693 </text:p>
      <text:p text:style-name="P49">point_number: 13 point_type: odom_at_rand x: 1.603 y: 0.689 yaw: -2.13229530718 </text:p>
      <text:p text:style-name="P49">Returning to origin</text:p>
      <text:p text:style-name="P49">Sending goal...</text:p>
      <text:p text:style-name="P49">point_number: 13 point_type: camera_at_origin x: 1.82518337478 y: 0.236291140782 yaw: -0.819860973087 </text:p>
      <text:p text:style-name="P49">point_number: 13 point_type: odom_at_origin x: 1.603 y: 0.688 yaw: -0.73387530718 </text:p>
      <text:p text:style-name="P49">Press enter to continue...^\Quit (core dumped)</text:p>
      <text:p text:style-name="P48"/>
      <text:list xml:id="list7451723868527690299" text:style-name="L29">
        <text:list-item>
          <text:p text:style-name="P156">What went wrong:</text:p>
          <text:list>
            <text:list-item>
              <text:p text:style-name="P157">Nuc publishes camera tf data at ~30Hz, where tf inverter runs at only 15Hz for pi. <text:span text:style-name="T39">Needs to be adjusted</text:span></text:p>
            </text:list-item>
            <text:list-item>
              <text:p text:style-name="P157">Static <text:span text:style-name="T39">tfs in pioneer_hd_cam.launch (ros_markers) should also be adjusted to 30Hz</text:span></text:p>
            </text:list-item>
            <text:list-item>
              <text:p text:style-name="P158">Random values for yaw were given on a range in degrees, but converted to quaternions thinking they were in radians.</text:p>
            </text:list-item>
            <text:list-item>
              <text:p text:style-name="P159">Need to add clear costmap function as this screwed things up</text:p>
              <text:list>
                <text:list-item>
                  <text:p text:style-name="P160">tested in tf_test.py and it works</text:p>
                </text:list-item>
              </text:list>
            </text:list-item>
            <text:list-item>
              <text:p text:style-name="P160">Code is bulky and difficult to adjust on the fly. Should be corrected. Also, values are reported in radians and not degrees.</text:p>
            </text:list-item>
          </text:list>
        </text:list-item>
      </text:list>
      <text:p text:style-name="P50"/>
      <text:p text:style-name="P51">MIKE – 10 April 2017</text:p>
      <text:p text:style-name="P51"/>
      <text:list xml:id="list1939737563403980091" text:style-name="L30">
        <text:list-item>
          <text:p text:style-name="P161">Beginning tests 2 and 3 of odom only on new piece of graph paper with costmap clearing happening before each movement</text:p>
        </text:list-item>
        <text:list-item>
          <text:p text:style-name="P162">for test 3, return to last, camera at random point 19 acting very glitchy</text:p>
        </text:list-item>
        <text:list-item>
          <text:p text:style-name="P163">Point 20 was off of the page</text:p>
        </text:list-item>
        <text:list-item>
          <text:p text:style-name="P164">Printout:</text:p>
        </text:list-item>
      </text:list>
      <text:p text:style-name="P52">oslaunch grbils map_2_odom.launch x:=-2.17233908869 y:=10.5857011522 qx:=0.0 qy:=0.0 qz:=0.704406837527 qw:=0.709796454799 &gt;/dev/null &amp;</text:p>
      <text:p text:style-name="P52">point_number: 0 point_type: initial_point x: -2.17233908869 y: 10.5857011522 yaw: 89.5632865098 </text:p>
      <text:p text:style-name="P52">Press enter to continue...</text:p>
      <text:p text:style-name="P52">point_number: 1 point_type: rand_target x: -0.0574184652737 y: 1.61075030306 yaw: -0.317999138064 </text:p>
      <text:p text:style-name="P52">Moving to target...</text:p>
      <text:p text:style-name="P52"><text:soft-page-break/>Sending goal...</text:p>
      <text:p text:style-name="P52">point_number: 1 point_type: camera_at_rand x: -0.0808686555633 y: 1.53715843022 yaw: -4.77513062885 </text:p>
      <text:p text:style-name="P52">point_number: 1 point_type: odom_at_rand x: -0.044 y: 1.524 yaw: -6.1063153017 </text:p>
      <text:p text:style-name="P52">point_number: 1 point_type: last_point x: 0.0 y: 0.0 yaw: 0.0 </text:p>
      <text:p text:style-name="P52">Sending goal...</text:p>
      <text:p text:style-name="P52">point_number: 1 point_type: camera_at_origin x: -0.0545516284389 y: 0.103509725582 yaw: 3.18820706206 </text:p>
      <text:p text:style-name="P52">point_number: 1 point_type: odom_at_origin x: 0.009 y: 0.083 yaw: 4.20780204744 </text:p>
      <text:p text:style-name="P52">Press enter to continue...</text:p>
      <text:p text:style-name="P52">point_number: 2 point_type: rand_target x: 1.65907509338 y: -0.275898350479 yaw: 13.7419310961 </text:p>
      <text:p text:style-name="P52">Moving to target...</text:p>
      <text:p text:style-name="P52">Sending goal...</text:p>
      <text:p text:style-name="P52">point_number: 2 point_type: camera_at_rand x: 1.52205429603 y: -0.26022267134 yaw: 17.757308062 </text:p>
      <text:p text:style-name="P52">point_number: 2 point_type: odom_at_rand x: 1.573 y: -0.25 yaw: 18.7597841282 </text:p>
      <text:p text:style-name="P52">point_number: 2 point_type: last_point x: 0.009 y: 0.083 yaw: 4.20780204744 </text:p>
      <text:p text:style-name="P52">Sending goal...</text:p>
      <text:p text:style-name="P52">point_number: 2 point_type: camera_at_origin x: 0.00434852014889 y: 0.083835511419 yaw: 8.90490091456 </text:p>
      <text:p text:style-name="P52">point_number: 2 point_type: odom_at_origin x: 0.075 y: 0.121 yaw: 7.45131612568 </text:p>
      <text:p text:style-name="P52">Press enter to continue...</text:p>
      <text:p text:style-name="P52">point_number: 3 point_type: rand_target x: -0.206354968672 y: 0.144266702473 yaw: 136.757774507 </text:p>
      <text:p text:style-name="P52">Moving to target...</text:p>
      <text:p text:style-name="P52">Sending goal...</text:p>
      <text:p text:style-name="P52">point_number: 3 point_type: camera_at_rand x: -0.186202759382 y: 0.0656274778255 yaw: 136.059254737 </text:p>
      <text:p text:style-name="P52">point_number: 3 point_type: odom_at_rand x: -0.141 y: 0.195 yaw: 133.159402293 </text:p>
      <text:p text:style-name="P52">point_number: 3 point_type: last_point x: 0.075 y: 0.121 yaw: 7.45131612568 </text:p>
      <text:p text:style-name="P52">Sending goal...</text:p>
      <text:p text:style-name="P52">point_number: 3 point_type: camera_at_origin x: -0.0244227571459 y: 0.160243826244 yaw: 11.7974461512 </text:p>
      <text:p text:style-name="P52">point_number: 3 point_type: odom_at_origin x: 0.041 y: 0.192 yaw: 10.7824927466 </text:p>
      <text:p text:style-name="P52">Press enter to continue...</text:p>
      <text:p text:style-name="P52">point_number: 4 point_type: rand_target x: 0.650658162022 y: -1.03155025986 yaw: 151.160655928 </text:p>
      <text:p text:style-name="P52">Moving to target...</text:p>
      <text:p text:style-name="P52">Sending goal...</text:p>
      <text:p text:style-name="P52">point_number: 4 point_type: camera_at_rand x: 0.64357752065 y: -1.10674008655 yaw: 146.329606515 </text:p>
      <text:p text:style-name="P52">point_number: 4 point_type: odom_at_rand x: 0.646 y: -0.956 yaw: 148.062034544 </text:p>
      <text:p text:style-name="P52">point_number: 4 point_type: last_point x: 0.041 y: 0.192 yaw: 10.7824927466 </text:p>
      <text:p text:style-name="P52">Sending goal...</text:p>
      <text:p text:style-name="P52">point_number: 4 point_type: camera_at_origin x: 0.00848616458863 y: 0.0789819764951 yaw: 2.74948310214 </text:p>
      <text:p text:style-name="P52">point_number: 4 point_type: odom_at_origin x: 0.063 y: 0.113 yaw: 6.39936561382 </text:p>
      <text:p text:style-name="P52">Press enter to continue...</text:p>
      <text:p text:style-name="P52">point_number: 5 point_type: rand_target x: 1.44528296995 y: -0.104033676817 yaw: -88.5158571572 </text:p>
      <text:p text:style-name="P52">Moving to target...</text:p>
      <text:p text:style-name="P52">Sending goal...</text:p>
      <text:p text:style-name="P52"><text:soft-page-break/>point_number: 5 point_type: camera_at_rand x: 1.37714150296 y: -0.180861584995 yaw: -96.0782701556 </text:p>
      <text:p text:style-name="P52">point_number: 5 point_type: odom_at_rand x: 1.371 y: -0.063 yaw: -91.664956933 </text:p>
      <text:p text:style-name="P52">point_number: 5 point_type: last_point x: 0.063 y: 0.113 yaw: 6.39936561382 </text:p>
      <text:p text:style-name="P52">Sending goal...</text:p>
      <text:p text:style-name="P52">point_number: 5 point_type: camera_at_origin x: 0.144648883594 y: 0.0793365376598 yaw: -6.62741238811 </text:p>
      <text:p text:style-name="P52">point_number: 5 point_type: odom_at_origin x: 0.132 y: 0.067 yaw: 1.49026322514 </text:p>
      <text:p text:style-name="P52">Press enter to continue...</text:p>
      <text:p text:style-name="P52">point_number: 6 point_type: rand_target x: -0.010786147822 y: -1.66246849977 yaw: -159.459948837 </text:p>
      <text:p text:style-name="P52">Moving to target...</text:p>
      <text:p text:style-name="P52">Sending goal...</text:p>
      <text:p text:style-name="P52">point_number: 6 point_type: camera_at_rand x: -0.254224315435 y: -1.64161192304 yaw: -174.478979812 </text:p>
      <text:p text:style-name="P52">point_number: 6 point_type: odom_at_rand x: 0.03 y: -1.586 yaw: -164.161879709 </text:p>
      <text:p text:style-name="P52">point_number: 6 point_type: last_point x: 0.132 y: 0.067 yaw: 1.49026322514 </text:p>
      <text:p text:style-name="P52">Sending goal...</text:p>
      <text:p text:style-name="P52">point_number: 6 point_type: camera_at_origin x: 0.192666018132 y: -0.00902838657623 yaw: -14.2942622085 </text:p>
      <text:p text:style-name="P52">point_number: 6 point_type: odom_at_origin x: 0.108 y: -0.02 yaw: -2.68747613816 </text:p>
      <text:p text:style-name="P52">Press enter to continue...</text:p>
      <text:p text:style-name="P52">point_number: 7 point_type: rand_target x: 1.62274962475 y: -1.55768120192 yaw: -73.3184299902 </text:p>
      <text:p text:style-name="P52">Moving to target...</text:p>
      <text:p text:style-name="P52">Sending goal...</text:p>
      <text:p text:style-name="P52">point_number: 7 point_type: camera_at_rand x: 1.26855666048 y: -1.79737877895 yaw: -92.66096146 </text:p>
      <text:p text:style-name="P52">point_number: 7 point_type: odom_at_rand x: 1.571 y: -1.481 yaw: -78.3402504494 </text:p>
      <text:p text:style-name="P52">point_number: 7 point_type: last_point x: 0.108 y: -0.02 yaw: -2.68747613816 </text:p>
      <text:p text:style-name="P52">Sending goal...</text:p>
      <text:p text:style-name="P52">point_number: 7 point_type: camera_at_origin x: 0.28780715051 y: -0.0313911162588 yaw: -25.6398568175 </text:p>
      <text:p text:style-name="P52">point_number: 7 point_type: odom_at_origin x: 0.177 y: -0.073 yaw: -7.8595661548 </text:p>
      <text:p text:style-name="P52">Press enter to continue...</text:p>
      <text:p text:style-name="P52">point_number: 8 point_type: rand_target x: 0.214063926884 y: 0.480723187718 yaw: 115.907442005 </text:p>
      <text:p text:style-name="P52">Moving to target...</text:p>
      <text:p text:style-name="P52">Sending goal...</text:p>
      <text:p text:style-name="P52">point_number: 8 point_type: camera_at_rand x: 0.45472514047 y: 0.430386491823 yaw: 99.7216840376 </text:p>
      <text:p text:style-name="P52">point_number: 8 point_type: odom_at_rand x: 0.171 y: 0.417 yaw: 120.18534598 </text:p>
      <text:p text:style-name="P52">point_number: 8 point_type: last_point x: 0.177 y: -0.073 yaw: -7.8595661548 </text:p>
      <text:p text:style-name="P52">Sending goal...</text:p>
      <text:p text:style-name="P52">point_number: 8 point_type: camera_at_origin x: 0.326229807531 y: 0.0524792120851 yaw: -23.18075011 </text:p>
      <text:p text:style-name="P52">point_number: 8 point_type: odom_at_origin x: 0.163 y: 0.015 yaw: -4.44072699126 </text:p>
      <text:p text:style-name="P52">Press enter to continue...</text:p>
      <text:p text:style-name="P52">point_number: 9 point_type: rand_target x: 1.23594853266 y: -1.17697790187 yaw: -23.1438450618 </text:p>
      <text:p text:style-name="P52">Moving to target...</text:p>
      <text:p text:style-name="P52">Sending goal...</text:p>
      <text:p text:style-name="P52">point_number: 9 point_type: camera_at_rand x: 0.932367473472 y: -1.39026246983 yaw: -38.3726713317 </text:p>
      <text:p text:style-name="P52"><text:soft-page-break/>point_number: 9 point_type: odom_at_rand x: 1.215 y: -1.104 yaw: -18.3790712734 </text:p>
      <text:p text:style-name="P52">point_number: 9 point_type: last_point x: 0.163 y: 0.015 yaw: -4.44072699126 </text:p>
      <text:p text:style-name="P52">Sending goal...</text:p>
      <text:p text:style-name="P52">point_number: 9 point_type: camera_at_origin x: 0.350923554875 y: -0.0325871495016 yaw: -27.8307965828 </text:p>
      <text:p text:style-name="P52">point_number: 9 point_type: odom_at_origin x: 0.238 y: -0.03 yaw: -8.38554141073 </text:p>
      <text:p text:style-name="P52">Press enter to continue...</text:p>
      <text:p text:style-name="P52">point_number: 10 point_type: rand_target x: 1.89186690123 y: -0.458808796951 yaw: -5.82657234784 </text:p>
      <text:p text:style-name="P52">Moving to target...</text:p>
      <text:p text:style-name="P52">Sending goal...</text:p>
      <text:p text:style-name="P52">point_number: 10 point_type: camera_at_rand x: 1.73644779043 y: -0.998117888158 yaw: -21.2336021956 </text:p>
      <text:p text:style-name="P52">point_number: 10 point_type: odom_at_rand x: 1.82 y: -0.424 yaw: -1.19721291302 </text:p>
      <text:p text:style-name="P52">point_number: 10 point_type: last_point x: 0.238 y: -0.03 yaw: -8.38554141073 </text:p>
      <text:p text:style-name="P52">Sending goal...</text:p>
      <text:p text:style-name="P52">point_number: 10 point_type: camera_at_origin x: 0.491870291881 y: -0.0646914922997 yaw: -22.1573075585 </text:p>
      <text:p text:style-name="P52">point_number: 10 point_type: odom_at_origin x: 0.324 y: -0.01 yaw: -5.22968987515 </text:p>
      <text:p text:style-name="P52">Press enter to continue...</text:p>
      <text:p text:style-name="P52">point_number: 11 point_type: rand_target x: -1.35117577102 y: -1.61498153628 yaw: 18.4283845151 </text:p>
      <text:p text:style-name="P52">Moving to target...</text:p>
      <text:p text:style-name="P52">Sending goal...</text:p>
      <text:p text:style-name="P52">point_number: 11 point_type: camera_at_rand x: -1.69492663031 y: -1.05813528631 yaw: 3.3912090783 </text:p>
      <text:p text:style-name="P52">point_number: 11 point_type: odom_at_rand x: -1.355 y: -1.609 yaw: 22.616936005 </text:p>
      <text:p text:style-name="P52">point_number: 11 point_type: last_point x: 0.324 y: -0.01 yaw: -5.22968987515 </text:p>
      <text:p text:style-name="P52">Sending goal...</text:p>
      <text:p text:style-name="P52">point_number: 11 point_type: camera_at_origin x: 0.354889946013 y: -0.0704895794252 yaw: -27.856488637 </text:p>
      <text:p text:style-name="P52">point_number: 11 point_type: odom_at_origin x: 0.254 y: -0.045 yaw: -8.82385412401 </text:p>
      <text:p text:style-name="P52">Press enter to continue...</text:p>
      <text:p text:style-name="P52">point_number: 12 point_type: rand_target x: -0.286036012894 y: 0.0342291791841 yaw: -16.3294573852 </text:p>
      <text:p text:style-name="P52">Moving to target...</text:p>
      <text:p text:style-name="P52">Sending goal...</text:p>
      <text:p text:style-name="P52">point_number: 12 point_type: camera_at_rand x: -0.0186656877571 y: 0.183107002992 yaw: -28.0698875676 </text:p>
      <text:p text:style-name="P52">point_number: 12 point_type: odom_at_rand x: -0.222 y: 0.084 yaw: -11.0154176904 </text:p>
      <text:p text:style-name="P52">point_number: 12 point_type: last_point x: 0.254 y: -0.045 yaw: -8.82385412401 </text:p>
      <text:p text:style-name="P52">Sending goal...</text:p>
      <text:p text:style-name="P52">point_number: 12 point_type: camera_at_origin x: 0.294009059801 y: -0.00926254896967 yaw: -24.9033593456 </text:p>
      <text:p text:style-name="P52">point_number: 12 point_type: odom_at_origin x: 0.172 y: -0.02 yaw: -8.03489124011 </text:p>
      <text:p text:style-name="P52">Press enter to continue...</text:p>
      <text:p text:style-name="P52">point_number: 13 point_type: rand_target x: -1.24298238331 y: -1.48513908506 yaw: 48.2291373625 </text:p>
      <text:p text:style-name="P52">Moving to target...</text:p>
      <text:p text:style-name="P52">Sending goal...</text:p>
      <text:p text:style-name="P52"><text:soft-page-break/>point_number: 13 point_type: camera_at_rand x: -1.47642348903 y: -1.04009606196 yaw: 22.4436944995 </text:p>
      <text:p text:style-name="P52">point_number: 13 point_type: odom_at_rand x: -1.176 y: -1.444 yaw: 44.0942589555 </text:p>
      <text:p text:style-name="P52">point_number: 13 point_type: last_point x: 0.172 y: -0.02 yaw: -8.03489124011 </text:p>
      <text:p text:style-name="P52">Sending goal...</text:p>
      <text:p text:style-name="P52">point_number: 13 point_type: camera_at_origin x: 0.253721786354 y: -0.071559002297 yaw: -33.6173026463 </text:p>
      <text:p text:style-name="P52">point_number: 13 point_type: odom_at_origin x: 0.094 y: -0.058 yaw: -11.9797056596 </text:p>
      <text:p text:style-name="P52">Press enter to continue...</text:p>
      <text:p text:style-name="P52">point_number: 14 point_type: rand_target x: 1.85013124405 y: -0.931725608111 yaw: -30.3365219162 </text:p>
      <text:p text:style-name="P52">Moving to target...</text:p>
      <text:p text:style-name="P52">Sending goal...</text:p>
      <text:p text:style-name="P52">point_number: 14 point_type: camera_at_rand x: 1.53368602343 y: -1.52919085171 yaw: -48.209207557 </text:p>
      <text:p text:style-name="P52">point_number: 14 point_type: odom_at_rand x: 1.781 y: -0.88 yaw: -25.4797372285 </text:p>
      <text:p text:style-name="P52">point_number: 14 point_type: last_point x: 0.094 y: -0.058 yaw: -11.9797056596 </text:p>
      <text:p text:style-name="P52">Sending goal...</text:p>
      <text:p text:style-name="P52">point_number: 14 point_type: camera_at_origin x: 0.322799876676 y: -0.145162380396 yaw: -27.6484279601 </text:p>
      <text:p text:style-name="P52">point_number: 14 point_type: odom_at_origin x: 0.181 y: -0.059 yaw: -7.59657852684 </text:p>
      <text:p text:style-name="P52">Press enter to continue...</text:p>
      <text:p text:style-name="P52">point_number: 15 point_type: rand_target x: 1.02514926252 y: -1.28870988377 yaw: 73.9030716222 </text:p>
      <text:p text:style-name="P52">Moving to target...</text:p>
      <text:p text:style-name="P52">Sending goal...</text:p>
      <text:p text:style-name="P52">point_number: 15 point_type: camera_at_rand x: 0.805250108375 y: -1.32761529445 yaw: 56.1984697394 </text:p>
      <text:p text:style-name="P52">point_number: 15 point_type: odom_at_rand x: 0.985 y: -1.218 yaw: 77.2307000791 </text:p>
      <text:p text:style-name="P52">point_number: 15 point_type: last_point x: 0.181 y: -0.059 yaw: -7.59657852684 </text:p>
      <text:p text:style-name="P52">Sending goal...</text:p>
      <text:p text:style-name="P52">point_number: 15 point_type: camera_at_origin x: 0.361558006116 y: -0.226265675897 yaw: -31.9173123011 </text:p>
      <text:p text:style-name="P52">point_number: 15 point_type: odom_at_origin x: 0.248 y: -0.109 yaw: -10.8400926051 </text:p>
      <text:p text:style-name="P52">Press enter to continue...</text:p>
      <text:p text:style-name="P52">point_number: 16 point_type: rand_target x: -1.27611056025 y: 0.238528727006 yaw: -114.853820856 </text:p>
      <text:p text:style-name="P52">Moving to target...</text:p>
      <text:p text:style-name="P52">Sending goal...</text:p>
      <text:p text:style-name="P52">point_number: 16 point_type: camera_at_rand x: -0.839802412272 y: 0.592942617389 yaw: -134.062301766 </text:p>
      <text:p text:style-name="P52">point_number: 16 point_type: odom_at_rand x: -1.199 y: 0.203 yaw: -110.512403604 </text:p>
      <text:p text:style-name="P52">point_number: 16 point_type: last_point x: 0.248 y: -0.109 yaw: -10.8400926051 </text:p>
      <text:p text:style-name="P52">Sending goal...</text:p>
      <text:p text:style-name="P52">point_number: 16 point_type: camera_at_origin x: 0.296613501379 y: -0.190105336942 yaw: -35.972288963 </text:p>
      <text:p text:style-name="P52">point_number: 16 point_type: odom_at_origin x: 0.165 y: -0.128 yaw: -14.6095819392 </text:p>
      <text:p text:style-name="P52">Press enter to continue...</text:p>
      <text:p text:style-name="P52">point_number: 17 point_type: rand_target x: 0.463442316233 y: 0.145540937543 yaw: 151.510976247 </text:p>
      <text:p text:style-name="P52">Moving to target...</text:p>
      <text:p text:style-name="P52"><text:soft-page-break/>Sending goal...</text:p>
      <text:p text:style-name="P52">point_number: 17 point_type: camera_at_rand x: 0.61010403886 y: -0.138884192295 yaw: 135.67950833 </text:p>
      <text:p text:style-name="P52">point_number: 17 point_type: odom_at_rand x: 0.441 y: 0.067 yaw: 156.565301182 </text:p>
      <text:p text:style-name="P52">point_number: 17 point_type: last_point x: 0.165 y: -0.128 yaw: -14.6095819392 </text:p>
      <text:p text:style-name="P52">Sending goal...</text:p>
      <text:p text:style-name="P52">point_number: 17 point_type: camera_at_origin x: 0.325124948706 y: -0.109332565903 yaw: -29.4649535923 </text:p>
      <text:p text:style-name="P52">point_number: 17 point_type: odom_at_origin x: 0.17 y: -0.038 yaw: -9.87580463587 </text:p>
      <text:p text:style-name="P52">Press enter to continue...</text:p>
      <text:p text:style-name="P52">point_number: 18 point_type: rand_target x: 0.587194771784 y: -0.0580142209912 yaw: 75.8976190381 </text:p>
      <text:p text:style-name="P52">Moving to target...</text:p>
      <text:p text:style-name="P52">Sending goal...</text:p>
      <text:p text:style-name="P52">point_number: 18 point_type: camera_at_rand x: 0.639592403915 y: -0.246982133867 yaw: 60.5572651125 </text:p>
      <text:p text:style-name="P52">point_number: 18 point_type: odom_at_rand x: 0.506 y: -0.048 yaw: 80.298889072 </text:p>
      <text:p text:style-name="P52">point_number: 18 point_type: last_point x: 0.17 y: -0.038 yaw: -9.87580463587 </text:p>
      <text:p text:style-name="P52">Sending goal...</text:p>
      <text:p text:style-name="P52">point_number: 18 point_type: camera_at_origin x: 0.446282963511 y: -0.121281931676 yaw: -23.0949173464 </text:p>
      <text:p text:style-name="P52">point_number: 18 point_type: odom_at_origin x: 0.253 y: -0.007 yaw: -5.49267750312 </text:p>
      <text:p text:style-name="P52">Press enter to continue...</text:p>
      <text:p text:style-name="P52">point_number: 19 point_type: rand_target x: -1.34604243757 y: -1.1659049283 yaw: 113.190441988 </text:p>
      <text:p text:style-name="P52">Moving to target...</text:p>
      <text:p text:style-name="P52">Sending goal...</text:p>
      <text:p text:style-name="P52">point_number: 19 point_type: camera_at_rand x: -1.35682361282 y: -0.40900208054 yaw: 71.6509234212 </text:p>
      <text:p text:style-name="P52">point_number: 19 point_type: odom_at_rand x: -1.267 y: -1.136 yaw: 109.753503404 </text:p>
      <text:p text:style-name="P52">point_number: 19 point_type: last_point x: 0.253 y: -0.007 yaw: -5.49267750312 </text:p>
      <text:p text:style-name="P52">Sending goal...</text:p>
      <text:p text:style-name="P52">point_number: 19 point_type: camera_at_origin x: 0.368797146202 y: -0.201948494461 yaw: -33.2932503199 </text:p>
      <text:p text:style-name="P52">point_number: 19 point_type: odom_at_origin x: 0.172 y: -0.025 yaw: -9.34982937994 </text:p>
      <text:p text:style-name="P52">Press enter to continue...</text:p>
      <text:p text:style-name="P52">point_number: 20 point_type: rand_target x: 1.03253220136 y: 0.42428302204 yaw: 25.081265635 </text:p>
      <text:p text:style-name="P52">Moving to target...</text:p>
      <text:p text:style-name="P52">Sending goal...</text:p>
      <text:p text:style-name="P52">point_number: 20 point_type: camera_at_rand x: 1.28096842137 y: -0.173909351717 yaw: -2.21617067913 </text:p>
      <text:p text:style-name="P52">point_number: 20 point_type: odom_at_rand x: 0.978 y: 0.363 yaw: 21.8279731211 </text:p>
      <text:p text:style-name="P52">point_number: 20 point_type: last_point x: 0.172 y: -0.025 yaw: -9.34982937994 </text:p>
      <text:p text:style-name="P52">Sending goal...</text:p>
      <text:p text:style-name="P52">point_number: 20 point_type: camera_at_origin x: 0.447355249358 y: -0.256008957208 yaw: -30.1657036879 </text:p>
      <text:p text:style-name="P52">point_number: 20 point_type: odom_at_origin x: 0.253 y: -0.064 yaw: -5.1420273325 </text:p>
      <text:p text:style-name="P52"/>
      <text:list xml:id="list8544900806760284306" text:style-name="L31">
        <text:list-item>
          <text:p text:style-name="P165">Test 4, camera a little shaky on startup, <text:span text:style-name="T40">camera guess of initial point may be slightly off</text:span></text:p>
        </text:list-item>
        <text:list-item>
          <text:p text:style-name="P166">point 9, camera at origin, camera was jumping</text:p>
        </text:list-item>
        <text:list-item>
          <text:p text:style-name="P167"><text:soft-page-break/>camera jumpy at 16 random</text:p>
        </text:list-item>
        <text:list-item>
          <text:p text:style-name="P168">point 17 totally off of the graph paper</text:p>
        </text:list-item>
        <text:list-item>
          <text:p text:style-name="P169">point 20 totally off of the graph paper</text:p>
        </text:list-item>
        <text:list-item>
          <text:p text:style-name="P170">Console output:</text:p>
        </text:list-item>
      </text:list>
      <text:p text:style-name="P53"/>
      <text:p text:style-name="P54">roslaunch grbils map_2_odom.launch x:=-2.16017795566 y:=10.5909924336 qx:=0.0 qy:=0.0 qz:=0.704881540117 qw:=0.709325041431 &gt;/dev/null &amp;</text:p>
      <text:p text:style-name="P54">point_number: 0 point_type: initial_point x: -2.16017795566 y: 10.5909924336 yaw: 89.6399493015 </text:p>
      <text:p text:style-name="P54">Press enter to continue...</text:p>
      <text:p text:style-name="P54">point_number: 1 point_type: rand_target x: 1.77911677255 y: -0.82806812361 yaw: -81.7530059669 </text:p>
      <text:p text:style-name="P54">Moving to target...</text:p>
      <text:p text:style-name="P54">Sending goal...</text:p>
      <text:p text:style-name="P54">point_number: 1 point_type: camera_at_rand x: 1.73672725634 y: -0.790268367529 yaw: -86.0311127866 </text:p>
      <text:p text:style-name="P54">point_number: 1 point_type: odom_at_rand x: 1.721 y: -0.772 yaw: -84.9149411486 </text:p>
      <text:p text:style-name="P54">Sending goal...</text:p>
      <text:p text:style-name="P54">point_number: 1 point_type: camera_at_origin x: 0.119464994702 y: 0.0482596047688 yaw: -9.08150578912 </text:p>
      <text:p text:style-name="P54">point_number: 1 point_type: odom_at_origin x: 0.07 y: -0.036 yaw: -4.61605207657 </text:p>
      <text:p text:style-name="P54">Press enter to continue...</text:p>
      <text:p text:style-name="P54">point_number: 2 point_type: rand_target x: 0.397960634328 y: -1.57656295263 yaw: 60.6518261626 </text:p>
      <text:p text:style-name="P54">Moving to target...</text:p>
      <text:p text:style-name="P54">Sending goal...</text:p>
      <text:p text:style-name="P54">point_number: 2 point_type: camera_at_rand x: 0.268685524181 y: -1.47278572786 yaw: 59.0291127983 </text:p>
      <text:p text:style-name="P54">point_number: 2 point_type: odom_at_rand x: 0.413 y: -1.492 yaw: 65.3962568206 </text:p>
      <text:p text:style-name="P54">Sending goal...</text:p>
      <text:p text:style-name="P54">point_number: 2 point_type: camera_at_origin x: 0.0248660850247 y: 0.0455505525657 yaw: -11.9065035564 </text:p>
      <text:p text:style-name="P54">point_number: 2 point_type: odom_at_origin x: 0.012 y: -0.079 yaw: -5.84332767374 </text:p>
      <text:p text:style-name="P54">Press enter to continue...</text:p>
      <text:p text:style-name="P54">point_number: 3 point_type: rand_target x: 0.426804380381 y: 1.20567166784 yaw: -66.7690890005 </text:p>
      <text:p text:style-name="P54">Moving to target...</text:p>
      <text:p text:style-name="P54">Sending goal...</text:p>
      <text:p text:style-name="P54">point_number: 3 point_type: camera_at_rand x: 0.630606089103 y: 1.11914099783 yaw: -77.7018428205 </text:p>
      <text:p text:style-name="P54">point_number: 3 point_type: odom_at_rand x: 0.448 y: 1.132 yaw: -71.327247037 </text:p>
      <text:p text:style-name="P54">Sending goal...</text:p>
      <text:p text:style-name="P54">point_number: 3 point_type: camera_at_origin x: 0.0248406664765 y: 0.195927259023 yaw: -3.94941054494 </text:p>
      <text:p text:style-name="P54">point_number: 3 point_type: odom_at_origin x: 0.035 y: 0.077 yaw: 3.94481441948 </text:p>
      <text:p text:style-name="P54">Press enter to continue...</text:p>
      <text:p text:style-name="P54">point_number: 4 point_type: rand_target x: 1.86818962386 y: -0.860912472019 yaw: -177.038956687 </text:p>
      <text:p text:style-name="P54">Moving to target...</text:p>
      <text:p text:style-name="P54">Sending goal...</text:p>
      <text:p text:style-name="P54">point_number: 4 point_type: camera_at_rand x: 1.69842194939 y: -0.991381802055 yaw: 169.97277621 </text:p>
      <text:p text:style-name="P54">point_number: 4 point_type: odom_at_rand x: 1.808 y: -0.801 yaw: 179.795874985 </text:p>
      <text:p text:style-name="P54"><text:soft-page-break/>Sending goal...</text:p>
      <text:p text:style-name="P54">point_number: 4 point_type: camera_at_origin x: 0.100416680194 y: 0.159732980683 yaw: -16.5872355775 </text:p>
      <text:p text:style-name="P54">point_number: 4 point_type: odom_at_origin x: 0.08 y: -0.024 yaw: -4.87903970453 </text:p>
      <text:p text:style-name="P54">Press enter to continue...</text:p>
      <text:p text:style-name="P54">point_number: 5 point_type: rand_target x: -1.55491453481 y: -0.260276735172 yaw: 72.8037441199 </text:p>
      <text:p text:style-name="P54">Moving to target...</text:p>
      <text:p text:style-name="P54">Sending goal...</text:p>
      <text:p text:style-name="P54">point_number: 5 point_type: camera_at_rand x: -1.4885053319 y: 0.26390893131 yaw: 57.7047580498 </text:p>
      <text:p text:style-name="P54">point_number: 5 point_type: odom_at_rand x: -1.485 y: -0.221 yaw: 69.6040588681 </text:p>
      <text:p text:style-name="P54">Sending goal...</text:p>
      <text:p text:style-name="P54">point_number: 5 point_type: camera_at_origin x: -0.032884289826 y: 0.159840647797 yaw: -15.8083386571 </text:p>
      <text:p text:style-name="P54">point_number: 5 point_type: odom_at_origin x: -0.085 y: 0.032 yaw: -2.77513868081 </text:p>
      <text:p text:style-name="P54">Press enter to continue...</text:p>
      <text:p text:style-name="P54">point_number: 6 point_type: rand_target x: -1.70430684815 y: 0.162802857626 yaw: -94.6050985394 </text:p>
      <text:p text:style-name="P54">Moving to target...</text:p>
      <text:p text:style-name="P54">Sending goal...</text:p>
      <text:p text:style-name="P54">point_number: 6 point_type: camera_at_rand x: -1.48936413069 y: 0.601050588692 yaw: -101.264575016 </text:p>
      <text:p text:style-name="P54">point_number: 6 point_type: odom_at_rand x: -1.626 y: 0.169 yaw: -90.7883315064 </text:p>
      <text:p text:style-name="P54">Sending goal...</text:p>
      <text:p text:style-name="P54">point_number: 6 point_type: camera_at_origin x: -0.0375956043467 y: 0.16323938305 yaw: -14.1936816957 </text:p>
      <text:p text:style-name="P54">point_number: 6 point_type: odom_at_origin x: -0.089 y: -0.016 yaw: -4.96670224719 </text:p>
      <text:p text:style-name="P54">Press enter to continue...</text:p>
      <text:p text:style-name="P54">point_number: 7 point_type: rand_target x: 0.335349449751 y: -1.08986725852 yaw: -97.9757117111 </text:p>
      <text:p text:style-name="P54">Moving to target...</text:p>
      <text:p text:style-name="P54">Sending goal...</text:p>
      <text:p text:style-name="P54">point_number: 7 point_type: camera_at_rand x: 0.216064634136 y: -0.865988872486 yaw: -105.037643256 </text:p>
      <text:p text:style-name="P54">point_number: 7 point_type: odom_at_rand x: 0.34 y: -1.005 yaw: -94.1195081273 </text:p>
      <text:p text:style-name="P54">Sending goal...</text:p>
      <text:p text:style-name="P54">point_number: 7 point_type: camera_at_origin x: 0.0130769935735 y: 0.145145272564 yaw: -19.7199580429 </text:p>
      <text:p text:style-name="P54">point_number: 7 point_type: odom_at_origin x: -0.04 y: -0.077 yaw: -5.75566513108 </text:p>
      <text:p text:style-name="P54">Press enter to continue...</text:p>
      <text:p text:style-name="P54">point_number: 8 point_type: rand_target x: -0.64912153637 y: -0.522867535507 yaw: -172.15131816 </text:p>
      <text:p text:style-name="P54">Moving to target...</text:p>
      <text:p text:style-name="P54">Sending goal...</text:p>
      <text:p text:style-name="P54">point_number: 8 point_type: camera_at_rand x: -0.537469293888 y: -0.192658308177 yaw: 175.84907754 </text:p>
      <text:p text:style-name="P54">point_number: 8 point_type: odom_at_rand x: -0.568 y: -0.504 yaw: -167.230068702 </text:p>
      <text:p text:style-name="P54">Sending goal...</text:p>
      <text:p text:style-name="P54">point_number: 8 point_type: camera_at_origin x: 0.0126783416659 y: 0.186768528798 yaw: -23.5087629677 </text:p>
      <text:p text:style-name="P54">point_number: 8 point_type: odom_at_origin x: -0.084 y: -0.013 yaw: -5.22968987515 </text:p>
      <text:p text:style-name="P54">Press enter to continue...</text:p>
      <text:p text:style-name="P54"><text:soft-page-break/>point_number: 9 point_type: rand_target x: -0.16548097591 y: 1.33364454266 yaw: -170.099885585 </text:p>
      <text:p text:style-name="P54">Moving to target...</text:p>
      <text:p text:style-name="P54">Sending goal...</text:p>
      <text:p text:style-name="P54">point_number: 9 point_type: camera_at_rand x: 0.404370513257 y: 1.33811998975 yaw: 176.304919296 </text:p>
      <text:p text:style-name="P54">point_number: 9 point_type: odom_at_rand x: -0.14 y: 1.247 yaw: -167.230068702 </text:p>
      <text:p text:style-name="P54">Sending goal...</text:p>
      <text:p text:style-name="P54">point_number: 9 point_type: camera_at_origin x: 0.108416772472 y: 0.279422164923 yaw: -11.8707757932 </text:p>
      <text:p text:style-name="P54">point_number: 9 point_type: odom_at_origin x: -0.042 y: 0.075 yaw: 4.2954645901 </text:p>
      <text:p text:style-name="P54">Press enter to continue...</text:p>
      <text:p text:style-name="P54">point_number: 10 point_type: rand_target x: -0.417759741293 y: 1.27216586037 yaw: -168.349849059 </text:p>
      <text:p text:style-name="P54">Moving to target...</text:p>
      <text:p text:style-name="P54">Sending goal...</text:p>
      <text:p text:style-name="P54">point_number: 10 point_type: camera_at_rand x: 0.131898959137 y: 1.37329658927 yaw: -178.609730541 </text:p>
      <text:p text:style-name="P54">point_number: 10 point_type: odom_at_rand x: -0.372 y: 1.197 yaw: -165.389155306 </text:p>
      <text:p text:style-name="P54">Sending goal...</text:p>
      <text:p text:style-name="P54">point_number: 10 point_type: camera_at_origin x: 0.15805815719 y: 0.247746519838 yaw: -8.30944066421 </text:p>
      <text:p text:style-name="P54">point_number: 10 point_type: odom_at_origin x: -0.062 y: 0.065 yaw: 3.5065017062 </text:p>
      <text:p text:style-name="P54">Press enter to continue...</text:p>
      <text:p text:style-name="P54">point_number: 11 point_type: rand_target x: 1.94135251413 y: -1.69049007852 yaw: -117.644029137 </text:p>
      <text:p text:style-name="P54">Moving to target...</text:p>
      <text:p text:style-name="P54">Sending goal...</text:p>
      <text:p text:style-name="P54">point_number: 11 point_type: camera_at_rand x: 1.71143521935 y: -1.91393627009 yaw: -134.335559904 </text:p>
      <text:p text:style-name="P54">point_number: 11 point_type: odom_at_rand x: 1.894 y: -1.624 yaw: -121.031908722 </text:p>
      <text:p text:style-name="P54">Sending goal...</text:p>
      <text:p text:style-name="P54">point_number: 11 point_type: camera_at_origin x: 0.352997891179 y: 0.0740353836937 yaw: -20.7126651148 </text:p>
      <text:p text:style-name="P54">point_number: 11 point_type: odom_at_origin x: 0.067 y: -0.043 yaw: -4.52838953391 </text:p>
      <text:p text:style-name="P54">Press enter to continue...</text:p>
      <text:p text:style-name="P54">point_number: 12 point_type: rand_target x: 0.338055866419 y: -0.745110587624 yaw: -167.131722137 </text:p>
      <text:p text:style-name="P54">Moving to target...</text:p>
      <text:p text:style-name="P54">Sending goal...</text:p>
      <text:p text:style-name="P54">point_number: 12 point_type: camera_at_rand x: 0.466331070314 y: -0.573817266565 yaw: 171.723123965 </text:p>
      <text:p text:style-name="P54">point_number: 12 point_type: odom_at_rand x: 0.354 y: -0.663 yaw: -169.947607524 </text:p>
      <text:p text:style-name="P54">Sending goal...</text:p>
      <text:p text:style-name="P54">point_number: 12 point_type: camera_at_origin x: 0.228056552082 y: 0.144242271739 yaw: -23.7266558318 </text:p>
      <text:p text:style-name="P54">point_number: 12 point_type: odom_at_origin x: -0.026 y: -0.079 yaw: -4.3530644486 </text:p>
      <text:p text:style-name="P54">Press enter to continue...</text:p>
      <text:p text:style-name="P54">point_number: 13 point_type: rand_target x: 1.12482106068 y: 0.0582413824446 yaw: 50.9752668867 </text:p>
      <text:p text:style-name="P54">Moving to target...</text:p>
      <text:p text:style-name="P54">Sending goal...</text:p>
      <text:p text:style-name="P54"><text:soft-page-break/>point_number: 13 point_type: camera_at_rand x: 1.31359191126 y: -0.102636129339 yaw: 34.6672391232 </text:p>
      <text:p text:style-name="P54">point_number: 13 point_type: odom_at_rand x: 1.042 y: 0.052 yaw: 54.6137640741 </text:p>
      <text:p text:style-name="P54">Sending goal...</text:p>
      <text:p text:style-name="P54">point_number: 13 point_type: camera_at_origin x: 0.404356421497 y: 0.153684222822 yaw: -14.6422763917 </text:p>
      <text:p text:style-name="P54">point_number: 13 point_type: odom_at_origin x: 0.065 y: 0.036 yaw: 3.85715187682 </text:p>
      <text:p text:style-name="P54">Press enter to continue...</text:p>
      <text:p text:style-name="P54">point_number: 14 point_type: rand_target x: 0.0862417068936 y: 1.3800188238 yaw: -159.471092556 </text:p>
      <text:p text:style-name="P54">Moving to target...</text:p>
      <text:p text:style-name="P54">Sending goal...</text:p>
      <text:p text:style-name="P54">point_number: 14 point_type: camera_at_rand x: 0.828104165257 y: 1.34971876351 yaw: -176.362317559 </text:p>
      <text:p text:style-name="P54">point_number: 14 point_type: odom_at_rand x: 0.044 y: 1.302 yaw: -156.184588327 </text:p>
      <text:p text:style-name="P54">Sending goal...</text:p>
      <text:p text:style-name="P54">point_number: 14 point_type: camera_at_origin x: 0.340482942553 y: 0.317279978719 yaw: -15.7536464734 </text:p>
      <text:p text:style-name="P54">point_number: 14 point_type: odom_at_origin x: -0.042 y: 0.08 yaw: 3.85715187682 </text:p>
      <text:p text:style-name="P54">Press enter to continue...</text:p>
      <text:p text:style-name="P54">point_number: 15 point_type: rand_target x: 0.645329055709 y: 1.08236199102 yaw: -121.775060793 </text:p>
      <text:p text:style-name="P54">Moving to target...</text:p>
      <text:p text:style-name="P54">Sending goal...</text:p>
      <text:p text:style-name="P54">point_number: 15 point_type: camera_at_rand x: 1.25030239547 y: 0.985483027497 yaw: -134.798274385 </text:p>
      <text:p text:style-name="P54">point_number: 15 point_type: odom_at_rand x: 0.603 y: 1.001 yaw: -117.437744474 </text:p>
      <text:p text:style-name="P54">Sending goal...</text:p>
      <text:p text:style-name="P54">point_number: 15 point_type: camera_at_origin x: 0.418731329559 y: 0.204929280804 yaw: -13.0014381319 </text:p>
      <text:p text:style-name="P54">point_number: 15 point_type: odom_at_origin x: 0.036 y: 0.074 yaw: 4.64611476072 </text:p>
      <text:p text:style-name="P54">Press enter to continue...</text:p>
      <text:p text:style-name="P54">point_number: 16 point_type: rand_target x: 1.05301019032 y: -0.535366149395 yaw: 37.7354497538 </text:p>
      <text:p text:style-name="P54">Moving to target...</text:p>
      <text:p text:style-name="P54">Sending goal...</text:p>
      <text:p text:style-name="P54">point_number: 16 point_type: camera_at_rand x: 1.03607920682 y: -0.543155395889 yaw: 22.9759889597 </text:p>
      <text:p text:style-name="P54">point_number: 16 point_type: odom_at_rand x: 0.985 y: -0.479 yaw: 40.5877572493 </text:p>
      <text:p text:style-name="P54">Sending goal...</text:p>
      <text:p text:style-name="P54">point_number: 16 point_type: camera_at_origin x: 0.442467085811 y: 0.0510036492648 yaw: -27.3984402337 </text:p>
      <text:p text:style-name="P54">point_number: 16 point_type: odom_at_origin x: 0.068 y: -0.042 yaw: -6.36930292967 </text:p>
      <text:p text:style-name="P54">Press enter to continue...</text:p>
      <text:p text:style-name="P54">point_number: 17 point_type: rand_target x: 1.6660010843 y: 1.88636510803 yaw: -141.42470139 </text:p>
      <text:p text:style-name="P54">Moving to target...</text:p>
      <text:p text:style-name="P54">Sending goal...</text:p>
      <text:p text:style-name="P54">point_number: 17 point_type: camera_at_rand x: 2.60152380296 y: 1.27188950291 yaw: -157.240071817 </text:p>
      <text:p text:style-name="P54">point_number: 17 point_type: odom_at_rand x: 1.618 y: 1.815 yaw: -137.512466742 </text:p>
      <text:p text:style-name="P54">Sending goal...</text:p>
      <text:p text:style-name="P54"><text:soft-page-break/>point_number: 17 point_type: camera_at_origin x: 0.523083510947 y: 0.180712097547 yaw: -14.9942479678 </text:p>
      <text:p text:style-name="P54">point_number: 17 point_type: odom_at_origin x: 0.041 y: 0.071 yaw: 4.73377730337 </text:p>
      <text:p text:style-name="P54">Press enter to continue...</text:p>
      <text:p text:style-name="P54">point_number: 18 point_type: rand_target x: -0.0308810484965 y: 1.60043081183 yaw: -135.351902962 </text:p>
      <text:p text:style-name="P54">Moving to target...</text:p>
      <text:p text:style-name="P54">Sending goal...</text:p>
      <text:p text:style-name="P54">point_number: 18 point_type: camera_at_rand x: 0.984596071085 y: 1.53969841449 yaw: -150.994135896 </text:p>
      <text:p text:style-name="P54">point_number: 18 point_type: odom_at_rand x: -0.048 y: 1.518 yaw: -129.447512817 </text:p>
      <text:p text:style-name="P54">Sending goal...</text:p>
      <text:p text:style-name="P54">point_number: 18 point_type: camera_at_origin x: 0.467484680788 y: 0.214741055287 yaw: -16.5783956073 </text:p>
      <text:p text:style-name="P54">point_number: 18 point_type: odom_at_origin x: -0.03 y: 0.081 yaw: 4.90910238868 </text:p>
      <text:p text:style-name="P54">Press enter to continue...</text:p>
      <text:p text:style-name="P54">point_number: 19 point_type: rand_target x: -1.00478506887 y: 1.90383927683 yaw: -105.384951876 </text:p>
      <text:p text:style-name="P54">Moving to target...</text:p>
      <text:p text:style-name="P54">Sending goal...</text:p>
      <text:p text:style-name="P54">point_number: 19 point_type: camera_at_rand x: 0.16457575518 y: 2.30510593977 yaw: -120.543689341 </text:p>
      <text:p text:style-name="P54">point_number: 19 point_type: odom_at_rand x: -0.961 y: 1.833 yaw: -101.921474424 </text:p>
      <text:p text:style-name="P54">Sending goal...</text:p>
      <text:p text:style-name="P54">point_number: 19 point_type: camera_at_origin x: 0.437886029287 y: 0.221480752976 yaw: -14.4715970803 </text:p>
      <text:p text:style-name="P54">point_number: 19 point_type: odom_at_origin x: -0.043 y: 0.08 yaw: 4.99676493133 </text:p>
      <text:p text:style-name="P54">Press enter to continue...</text:p>
      <text:p text:style-name="P54">point_number: 20 point_type: rand_target x: 1.07108806883 y: -1.11270857705 yaw: -145.956009854 </text:p>
      <text:p text:style-name="P54">Moving to target...</text:p>
      <text:p text:style-name="P54">Sending goal...</text:p>
      <text:p text:style-name="P54">point_number: 20 point_type: camera_at_rand x: 1.12456196516 y: -1.22667516123 yaw: -170.389717571 </text:p>
      <text:p text:style-name="P54">point_number: 20 point_type: odom_at_rand x: 1.058 y: -1.035 yaw: -148.996259829 </text:p>
      <text:p text:style-name="P54">Sending goal...</text:p>
      <text:p text:style-name="P54">point_number: 20 point_type: camera_at_origin x: 0.553681542142 y: 0.106921770346 yaw: -29.317586799 </text:p>
      <text:p text:style-name="P54">point_number: 20 point_type: odom_at_origin x: 0.046 y: -0.064 yaw: -5.31735241781</text:p>
      <text:p text:style-name="P54"/>
      <text:list xml:id="list4514377390689203386" text:style-name="L32">
        <text:list-item>
          <text:p text:style-name="P171">Test 5 – odom only – manual reposition – return to zero:</text:p>
          <text:list>
            <text:list-item>
              <text:p text:style-name="P172">point 1, cam at origin, position was jumping</text:p>
            </text:list-item>
            <text:list-item>
              <text:p text:style-name="P173">output from console:</text:p>
            </text:list-item>
          </text:list>
        </text:list-item>
      </text:list>
      <text:p text:style-name="P55"/>
      <text:p text:style-name="P55">roslaunch grbils map_2_odom.launch x:=-2.17185141783 y:=10.5871568874 qx:=0.0 qy:=0.0 qz:=0.703061053583 qw:=0.711129492381 &gt;/dev/null &amp;</text:p>
      <text:p text:style-name="P55">point_number: 0 point_type: initial_point x: -2.17185141783 y: 10.5871568874 yaw: 89.3462232146 </text:p>
      <text:p text:style-name="P55">Press enter to continue...</text:p>
      <text:p text:style-name="P55">point_number: 1 point_type: rand_target x: -1.51657716785 y: -0.605914480942 yaw: -145.731497778 </text:p>
      <text:p text:style-name="P55">Moving to target...</text:p>
      <text:p text:style-name="P55"><text:soft-page-break/>Sending goal...</text:p>
      <text:p text:style-name="P55">point_number: 1 point_type: camera_at_rand x: -1.4276146377 y: -0.58489398846 yaw: -144.620098318 </text:p>
      <text:p text:style-name="P55">point_number: 1 point_type: odom_at_rand x: -1.432 y: -0.619 yaw: -142.246244045 </text:p>
      <text:p text:style-name="P55">Sending goal...</text:p>
      <text:p text:style-name="P55">point_number: 1 point_type: camera_at_origin x: -0.0144016329702 y: 0.216674620607 yaw: 0.278800292119 </text:p>
      <text:p text:style-name="P55">point_number: 1 point_type: odom_at_origin x: -0.084 y: 0.012 yaw: 5.96105290054 </text:p>
      <text:p text:style-name="P55">Press enter to continue...</text:p>
      <text:p text:style-name="P55">point_number: 2 point_type: rand_target x: 1.594346361 y: -0.911458517097 yaw: 85.8946728048 </text:p>
      <text:p text:style-name="P55">Moving to target...</text:p>
      <text:p text:style-name="P55">Sending goal...</text:p>
      <text:p text:style-name="P55">point_number: 2 point_type: camera_at_rand x: 1.53792973281 y: -0.913572046109 yaw: 89.1964948812 </text:p>
      <text:p text:style-name="P55">point_number: 2 point_type: odom_at_rand x: 1.543 y: -0.851 yaw: 89.5034560508 </text:p>
      <text:p text:style-name="P55">Sending goal...</text:p>
      <text:p text:style-name="P55">point_number: 2 point_type: camera_at_origin x: 0.0548096470033 y: -0.0273305993052 yaw: -5.00236865297 </text:p>
      <text:p text:style-name="P55">point_number: 2 point_type: odom_at_origin x: 0.078 y: -0.012 yaw: -4.87903970453 </text:p>
      <text:p text:style-name="P55">Press enter to continue...</text:p>
      <text:p text:style-name="P55">point_number: 3 point_type: rand_target x: 0.649896129661 y: 1.18606163215 yaw: -122.93520532 </text:p>
      <text:p text:style-name="P55">Moving to target...</text:p>
      <text:p text:style-name="P55">Sending goal...</text:p>
      <text:p text:style-name="P55">point_number: 3 point_type: camera_at_rand x: 0.634420640871 y: 1.13632246702 yaw: -115.921538314 </text:p>
      <text:p text:style-name="P55">point_number: 3 point_type: odom_at_rand x: 0.614 y: 1.102 yaw: -119.015670241 </text:p>
      <text:p text:style-name="P55">Sending goal...</text:p>
      <text:p text:style-name="P55">point_number: 3 point_type: camera_at_origin x: 0.0607614852947 y: 0.0881547334881 yaw: 6.69425971339 </text:p>
      <text:p text:style-name="P55">point_number: 3 point_type: odom_at_origin x: 0.039 y: 0.076 yaw: 4.12013950479 </text:p>
      <text:p text:style-name="P55">Press enter to continue...</text:p>
      <text:p text:style-name="P55">point_number: 4 point_type: rand_target x: -1.28598122369 y: -1.33629420631 yaw: 93.8070705629 </text:p>
      <text:p text:style-name="P55">Moving to target...</text:p>
      <text:p text:style-name="P55">Sending goal...</text:p>
      <text:p text:style-name="P55">point_number: 4 point_type: camera_at_rand x: -1.29099195785 y: -1.26287202923 yaw: 86.3599770242 </text:p>
      <text:p text:style-name="P55">point_number: 4 point_type: odom_at_rand x: -1.229 y: -1.277 yaw: 89.7664436787 </text:p>
      <text:p text:style-name="P55">Sending goal...</text:p>
      <text:p text:style-name="P55">point_number: 4 point_type: camera_at_origin x: -0.0256324162384 y: -0.0639952708746 yaw: -9.32980113349 </text:p>
      <text:p text:style-name="P55">point_number: 4 point_type: odom_at_origin x: -0.074 y: -0.046 yaw: -5.31735241781 </text:p>
      <text:p text:style-name="P55">Press enter to continue...</text:p>
      <text:p text:style-name="P55">point_number: 5 point_type: rand_target x: -1.33861056323 y: 1.48590102931 yaw: 86.5194727651 </text:p>
      <text:p text:style-name="P55">Moving to target...</text:p>
      <text:p text:style-name="P55">Sending goal...</text:p>
      <text:p text:style-name="P55">point_number: 5 point_type: camera_at_rand x: -1.31346612855 y: 1.36454421199 yaw: 91.5323511982 </text:p>
      <text:p text:style-name="P55">point_number: 5 point_type: odom_at_rand x: -1.264 y: 1.442 yaw: 90.5554065626 </text:p>
      <text:p text:style-name="P55">Sending goal...</text:p>
      <text:p text:style-name="P55"><text:soft-page-break/>point_number: 5 point_type: camera_at_origin x: -0.031208997139 y: 0.0843472570812 yaw: 10.6588898055 </text:p>
      <text:p text:style-name="P55">point_number: 5 point_type: odom_at_origin x: -0.063 y: 0.046 yaw: 7.71430375364 </text:p>
      <text:p text:style-name="P55">Press enter to continue...</text:p>
      <text:p text:style-name="P55">point_number: 6 point_type: rand_target x: -1.04297885431 y: -0.966617628421 yaw: -65.3518261438 </text:p>
      <text:p text:style-name="P55">Moving to target...</text:p>
      <text:p text:style-name="P55">Sending goal...</text:p>
      <text:p text:style-name="P55">point_number: 6 point_type: camera_at_rand x: -0.980070934241 y: -0.928836876295 yaw: -63.0652689122 </text:p>
      <text:p text:style-name="P55">point_number: 6 point_type: odom_at_rand x: -0.962 y: -0.935 yaw: -61.421379717 </text:p>
      <text:p text:style-name="P55">Sending goal...</text:p>
      <text:p text:style-name="P55">point_number: 6 point_type: camera_at_origin x: -0.0382404743903 y: -0.05138785442 yaw: -5.53746071341 </text:p>
      <text:p text:style-name="P55">point_number: 6 point_type: odom_at_origin x: -0.029 y: -0.078 yaw: -5.49267750312 </text:p>
      <text:p text:style-name="P55">Press enter to continue...</text:p>
      <text:p text:style-name="P55">point_number: 7 point_type: rand_target x: -1.78699437148 y: -0.396725937268 yaw: -102.188328087 </text:p>
      <text:p text:style-name="P55">Moving to target...</text:p>
      <text:p text:style-name="P55">Sending goal...</text:p>
      <text:p text:style-name="P55">point_number: 7 point_type: camera_at_rand x: -1.70643385071 y: -0.343968853968 yaw: -100.651517456 </text:p>
      <text:p text:style-name="P55">point_number: 7 point_type: odom_at_rand x: -1.694 y: -0.398 yaw: -97.8013349188 </text:p>
      <text:p text:style-name="P55">Sending goal...</text:p>
      <text:p text:style-name="P55">point_number: 7 point_type: camera_at_origin x: -0.0661075035707 y: -0.0466802191983 yaw: -1.30487485814 </text:p>
      <text:p text:style-name="P55">point_number: 7 point_type: odom_at_origin x: -0.083 y: 0.027 yaw: 5.78572781523 </text:p>
      <text:p text:style-name="P55">Press enter to continue...</text:p>
      <text:p text:style-name="P55">point_number: 8 point_type: rand_target x: -0.653189742539 y: 0.362340003249 yaw: -120.463977001 </text:p>
      <text:p text:style-name="P55">Moving to target...</text:p>
      <text:p text:style-name="P55">Sending goal...</text:p>
      <text:p text:style-name="P55">point_number: 8 point_type: camera_at_rand x: -0.549850460002 y: 0.327064101547 yaw: -114.178121673 </text:p>
      <text:p text:style-name="P55">point_number: 8 point_type: odom_at_rand x: -0.569 y: 0.372 yaw: -116.561119047 </text:p>
      <text:p text:style-name="P55">Sending goal...</text:p>
      <text:p text:style-name="P55">point_number: 8 point_type: camera_at_origin x: -0.0810634298745 y: 0.0150629126916 yaw: -1.7895515628 </text:p>
      <text:p text:style-name="P55">point_number: 8 point_type: odom_at_origin x: -0.087 y: -0.018 yaw: -5.58034004577 </text:p>
      <text:p text:style-name="P55">Press enter to continue...</text:p>
      <text:p text:style-name="P55">point_number: 9 point_type: rand_target x: -1.33286444156 y: -0.763215356538 yaw: 170.190938243 </text:p>
      <text:p text:style-name="P55">Moving to target...</text:p>
      <text:p text:style-name="P55">Sending goal...</text:p>
      <text:p text:style-name="P55">point_number: 9 point_type: camera_at_rand x: -1.27386605414 y: -0.713710097866 yaw: 163.599534187 </text:p>
      <text:p text:style-name="P55">point_number: 9 point_type: odom_at_rand x: -1.243 y: -0.75 yaw: 166.821818672 </text:p>
      <text:p text:style-name="P55">Sending goal...</text:p>
      <text:p text:style-name="P55">point_number: 9 point_type: camera_at_origin x: -0.0551083716352 y: -0.0452774689307 yaw: -8.11512812321 </text:p>
      <text:p text:style-name="P55">point_number: 9 point_type: odom_at_origin x: -0.087 y: -0.014 yaw: -3.65176410736 </text:p>
      <text:p text:style-name="P55">Press enter to continue...</text:p>
      <text:p text:style-name="P55"><text:soft-page-break/>point_number: 10 point_type: rand_target x: 1.76696931672 y: -1.88321095163 yaw: -171.884443333 </text:p>
      <text:p text:style-name="P55">Moving to target...</text:p>
      <text:p text:style-name="P55">Sending goal...</text:p>
      <text:p text:style-name="P55">point_number: 10 point_type: camera_at_rand x: 1.67753545701 y: -1.87279178516 yaw: -178.916287444 </text:p>
      <text:p text:style-name="P55">point_number: 10 point_type: odom_at_rand x: 1.721 y: -1.811 yaw: -176.785285851 </text:p>
      <text:p text:style-name="P55">Sending goal...</text:p>
      <text:p text:style-name="P55">point_number: 10 point_type: camera_at_origin x: 0.12296788704 y: 0.00926583517546 yaw: -9.19950880353 </text:p>
      <text:p text:style-name="P55">point_number: 10 point_type: odom_at_origin x: 0.047 y: -0.062 yaw: -5.1420273325 </text:p>
      <text:p text:style-name="P55">Press enter to continue...</text:p>
      <text:p text:style-name="P55">point_number: 11 point_type: rand_target x: -1.89458831046 y: -1.34074121513 yaw: -142.233302733 </text:p>
      <text:p text:style-name="P55">Moving to target...</text:p>
      <text:p text:style-name="P55">Sending goal...</text:p>
      <text:p text:style-name="P55">point_number: 11 point_type: camera_at_rand x: -1.80474311097 y: -1.36218049243 yaw: -141.064737109 </text:p>
      <text:p text:style-name="P55">point_number: 11 point_type: odom_at_rand x: -1.842 y: -1.267 yaw: -142.947544386 </text:p>
      <text:p text:style-name="P55">Sending goal...</text:p>
      <text:p text:style-name="P55">point_number: 11 point_type: camera_at_origin x: -0.039688533938 y: -0.0973183616891 yaw: -6.26956835702 </text:p>
      <text:p text:style-name="P55">point_number: 11 point_type: odom_at_origin x: -0.088 y: -0.019 yaw: -5.49267750312 </text:p>
      <text:p text:style-name="P55">Press enter to continue...</text:p>
      <text:p text:style-name="P55">point_number: 12 point_type: rand_target x: -0.100514231918 y: 0.958291429473 yaw: 75.2332537713 </text:p>
      <text:p text:style-name="P55">Moving to target...</text:p>
      <text:p text:style-name="P55">Sending goal...</text:p>
      <text:p text:style-name="P55">point_number: 12 point_type: camera_at_rand x: -0.0957381664316 y: 0.89626828843 yaw: 71.7397726 </text:p>
      <text:p text:style-name="P55">point_number: 12 point_type: odom_at_rand x: -0.069 y: 0.879 yaw: 71.0943220932 </text:p>
      <text:p text:style-name="P55">Sending goal...</text:p>
      <text:p text:style-name="P55">point_number: 12 point_type: camera_at_origin x: -0.0105704454286 y: 0.0825111573997 yaw: 3.72124975714 </text:p>
      <text:p text:style-name="P55">point_number: 12 point_type: odom_at_origin x: 0.033 y: 0.08 yaw: 4.90910238868 </text:p>
      <text:p text:style-name="P55">Press enter to continue...</text:p>
      <text:p text:style-name="P55">point_number: 13 point_type: rand_target x: 0.593460385915 y: -1.87581729224 yaw: 60.3714230676 </text:p>
      <text:p text:style-name="P55">Moving to target...</text:p>
      <text:p text:style-name="P55">Sending goal...</text:p>
      <text:p text:style-name="P55">point_number: 13 point_type: camera_at_rand x: 0.504188977762 y: -1.87718250348 yaw: 63.8016800912 </text:p>
      <text:p text:style-name="P55">point_number: 13 point_type: odom_at_rand x: 0.572 y: -1.797 yaw: 65.2209317353 </text:p>
      <text:p text:style-name="P55">Sending goal...</text:p>
      <text:p text:style-name="P55">point_number: 13 point_type: camera_at_origin x: 0.0281441585128 y: -0.0433351850059 yaw: -6.51857379203 </text:p>
      <text:p text:style-name="P55">point_number: 13 point_type: odom_at_origin x: 0.037 y: -0.071 yaw: -4.87903970453 </text:p>
      <text:p text:style-name="P55">Press enter to continue...</text:p>
      <text:p text:style-name="P55">point_number: 14 point_type: rand_target x: -0.577916495763 y: -0.37787486032 yaw: 52.4957672697 </text:p>
      <text:p text:style-name="P55">Moving to target...</text:p>
      <text:p text:style-name="P55">Sending goal...</text:p>
      <text:p text:style-name="P55"><text:soft-page-break/>point_number: 14 point_type: camera_at_rand x: -0.528691942955 y: -0.284074359252 yaw: 59.1220171795 </text:p>
      <text:p text:style-name="P55">point_number: 14 point_type: odom_at_rand x: -0.537 y: -0.294 yaw: 56.8053276405 </text:p>
      <text:p text:style-name="P55">Sending goal...</text:p>
      <text:p text:style-name="P55">point_number: 14 point_type: camera_at_origin x: -0.0915344628898 y: 0.0108309092541 yaw: -1.29120217696 </text:p>
      <text:p text:style-name="P55">point_number: 14 point_type: odom_at_origin x: -0.078 y: -0.027 yaw: -4.17773936329 </text:p>
      <text:p text:style-name="P55">Press enter to continue...</text:p>
      <text:p text:style-name="P55">point_number: 15 point_type: rand_target x: 0.874776794264 y: -1.38434905935 yaw: 105.157457183 </text:p>
      <text:p text:style-name="P55">Moving to target...</text:p>
      <text:p text:style-name="P55">Sending goal...</text:p>
      <text:p text:style-name="P55">point_number: 15 point_type: camera_at_rand x: 0.794665740154 y: -1.39047303465 yaw: 96.719411057 </text:p>
      <text:p text:style-name="P55">point_number: 15 point_type: odom_at_rand x: 0.833 y: -1.314 yaw: 100.198286255 </text:p>
      <text:p text:style-name="P55">Sending goal...</text:p>
      <text:p text:style-name="P55">point_number: 15 point_type: camera_at_origin x: 0.138332253567 y: -0.0288354470939 yaw: -9.63872343719 </text:p>
      <text:p text:style-name="P55">point_number: 15 point_type: odom_at_origin x: 0.053 y: -0.062 yaw: -5.66800258843 </text:p>
      <text:p text:style-name="P55">Press enter to continue...</text:p>
      <text:p text:style-name="P55">point_number: 16 point_type: rand_target x: 0.224391887913 y: -1.37991962776 yaw: -140.057592482 </text:p>
      <text:p text:style-name="P55">Moving to target...</text:p>
      <text:p text:style-name="P55">Sending goal...</text:p>
      <text:p text:style-name="P55">point_number: 16 point_type: camera_at_rand x: 0.218679059197 y: -1.34496612388 yaw: -145.235260773 </text:p>
      <text:p text:style-name="P55">point_number: 16 point_type: odom_at_rand x: 0.225 y: -1.298 yaw: -143.210532014 </text:p>
      <text:p text:style-name="P55">Sending goal...</text:p>
      <text:p text:style-name="P55">point_number: 16 point_type: camera_at_origin x: 0.0172166087427 y: -0.0303708385191 yaw: -10.3506963819 </text:p>
      <text:p text:style-name="P55">point_number: 16 point_type: odom_at_origin x: -0.041 y: -0.069 yaw: -5.93099021639 </text:p>
      <text:p text:style-name="P55">Press enter to continue...</text:p>
      <text:p text:style-name="P55">point_number: 17 point_type: rand_target x: -1.78980433484 y: 0.421810120827 yaw: 165.943326651 </text:p>
      <text:p text:style-name="P55">Moving to target...</text:p>
      <text:p text:style-name="P55">Sending goal...</text:p>
      <text:p text:style-name="P55">point_number: 17 point_type: camera_at_rand x: -1.71685828663 y: 0.388228783033 yaw: 165.219815822 </text:p>
      <text:p text:style-name="P55">point_number: 17 point_type: odom_at_rand x: -1.708 y: 0.457 yaw: 162.351028997 </text:p>
      <text:p text:style-name="P55">Sending goal...</text:p>
      <text:p text:style-name="P55">point_number: 17 point_type: camera_at_origin x: -0.0657305959206 y: 0.061969794658 yaw: -0.0441298596845 </text:p>
      <text:p text:style-name="P55">point_number: 17 point_type: odom_at_origin x: -0.078 y: -0.029 yaw: -5.75566513108 </text:p>
      <text:p text:style-name="P55">Press enter to continue...</text:p>
      <text:p text:style-name="P55">point_number: 18 point_type: rand_target x: 0.930789623654 y: -1.56789509974 yaw: -10.6719083914 </text:p>
      <text:p text:style-name="P55">Moving to target...</text:p>
      <text:p text:style-name="P55">Sending goal...</text:p>
      <text:p text:style-name="P55">point_number: 18 point_type: camera_at_rand x: 0.85573466502 y: -1.56985980886 yaw: -6.13895289327 </text:p>
      <text:p text:style-name="P55">point_number: 18 point_type: odom_at_rand x: 0.885 y: -1.505 yaw: -5.93099021639 </text:p>
      <text:p text:style-name="P55"><text:soft-page-break/>Sending goal...</text:p>
      <text:p text:style-name="P55">point_number: 18 point_type: camera_at_origin x: 0.0492943305443 y: -0.0751511943644 yaw: -5.08097046916 </text:p>
      <text:p text:style-name="P55">point_number: 18 point_type: odom_at_origin x: 0.069 y: -0.047 yaw: -5.66800258843 </text:p>
      <text:p text:style-name="P55">Press enter to continue...</text:p>
      <text:p text:style-name="P55">point_number: 19 point_type: rand_target x: 1.00649643862 y: 1.07875214182 yaw: 63.6176111595 </text:p>
      <text:p text:style-name="P55">Moving to target...</text:p>
      <text:p text:style-name="P55">Sending goal...</text:p>
      <text:p text:style-name="P55">point_number: 19 point_type: camera_at_rand x: 0.962056043756 y: 1.03436859713 yaw: 68.26667544 </text:p>
      <text:p text:style-name="P55">point_number: 19 point_type: odom_at_rand x: 0.977 y: 0.997 yaw: 67.5001578444 </text:p>
      <text:p text:style-name="P55">Sending goal...</text:p>
      <text:p text:style-name="P55">point_number: 19 point_type: camera_at_origin x: 0.0263404879138 y: 0.0737191823823 yaw: 6.01680916824 </text:p>
      <text:p text:style-name="P55">point_number: 19 point_type: odom_at_origin x: 0.028 y: 0.08 yaw: 3.76948933417 </text:p>
      <text:p text:style-name="P55">Press enter to continue...</text:p>
      <text:p text:style-name="P55">point_number: 20 point_type: rand_target x: 0.655749818861 y: 1.02024714774 yaw: 125.902542088 </text:p>
      <text:p text:style-name="P55">Moving to target...</text:p>
      <text:p text:style-name="P55">Sending goal...</text:p>
      <text:p text:style-name="P55">point_number: 20 point_type: camera_at_rand x: 0.64913522593 y: 0.933648351448 yaw: 131.655728892 </text:p>
      <text:p text:style-name="P55">point_number: 20 point_type: odom_at_rand x: 0.65 y: 0.933 yaw: 131.055501269 </text:p>
      <text:p text:style-name="P55">Sending goal...</text:p>
      <text:p text:style-name="P55">point_number: 20 point_type: camera_at_origin x: 0.0292209170461 y: 0.092455555614 yaw: 9.14144965557 </text:p>
      <text:p text:style-name="P55">point_number: 20 point_type: odom_at_origin x: 0.004 y: 0.084 yaw: 5.69806527258 </text:p>
      <text:p text:style-name="P55"/>
      <text:list xml:id="list1926520644983637930" text:style-name="L33">
        <text:list-item>
          <text:p text:style-name="P174">Results discussion from tests 3, 4, and 5:</text:p>
        </text:list-item>
      </text:list>
      <text:p text:style-name="P56"/>
      <text:list xml:id="list210743901309636" text:continue-numbering="true" text:style-name="L33">
        <text:list-item>
          <text:p text:style-name="P175">Test 6 – return to zero, with camera and odometry, chart 2:</text:p>
          <text:list>
            <text:list-item>
              <text:p text:style-name="P176">point 4 not on paper. Camera was jumpy at point 4 random, so improperly moved back to origin</text:p>
            </text:list-item>
            <text:list-item>
              <text:p text:style-name="P177">console output:</text:p>
            </text:list-item>
          </text:list>
        </text:list-item>
      </text:list>
      <text:p text:style-name="P57"/>
      <text:p text:style-name="P57">roslaunch grbils map_2_odom.launch x:=-2.19663957938 y:=10.5356608883 qx:=0.0 qy:=0.0 qz:=0.704276631699 qw:=0.70992564825 &gt;/dev/null &amp;</text:p>
      <text:p text:style-name="P57">point_number: 0 point_type: initial_point x: -2.19663957938 y: 10.5356608883 yaw: 89.5422676234 </text:p>
      <text:p text:style-name="P57">Press enter to continue...</text:p>
      <text:p text:style-name="P57">point_number: 1 point_type: rand_target x: 0.436857614773 y: -0.825545914956 yaw: -36.0146823034 </text:p>
      <text:p text:style-name="P57">point_number: 1 point_type: rand_target_relative_to_camera x: 0.43709523763 y: -0.825481324633 yaw: -36.0161525049 </text:p>
      <text:p text:style-name="P57">Moving to target...</text:p>
      <text:p text:style-name="P57">Sending goal...</text:p>
      <text:p text:style-name="P57">point_number: 1 point_type: camera_at_rand x: 0.431646281701 y: -0.800694028444 yaw: -33.0489303087 </text:p>
      <text:p text:style-name="P57">point_number: 1 point_type: odom_at_rand x: 0.429 y: -0.739 yaw: -32.3174155556 </text:p>
      <text:p text:style-name="P57">Sending goal...</text:p>
      <text:p text:style-name="P57"><text:soft-page-break/>point_number: 1 point_type: camera_at_origin x: 0.0395491371441 y: -0.00347618099032 yaw: -3.61629458905 </text:p>
      <text:p text:style-name="P57">point_number: 1 point_type: odom_at_origin x: 0.043 y: 0.004 yaw: -3.12578885143 </text:p>
      <text:p text:style-name="P57">Press enter to continue...</text:p>
      <text:p text:style-name="P57">point_number: 2 point_type: rand_target x: -1.0982239519 y: -1.61597257427 yaw: -40.9649320425 </text:p>
      <text:p text:style-name="P57">point_number: 2 point_type: rand_target_relative_to_camera x: -1.03484881917 y: -1.6813309574 yaw: -37.3486979556 </text:p>
      <text:p text:style-name="P57">Moving to target...</text:p>
      <text:p text:style-name="P57">Sending goal...</text:p>
      <text:p text:style-name="P57">point_number: 2 point_type: camera_at_rand x: -1.07219258627 y: -1.60500677899 yaw: -33.9032737847 </text:p>
      <text:p text:style-name="P57">point_number: 2 point_type: odom_at_rand x: -1.076 y: -1.54 yaw: -35.7362547191 </text:p>
      <text:p text:style-name="P57">Sending goal...</text:p>
      <text:p text:style-name="P57">point_number: 2 point_type: camera_at_origin x: -0.0286485840433 y: -0.027945043542 yaw: -4.7769687825 </text:p>
      <text:p text:style-name="P57">point_number: 2 point_type: odom_at_origin x: 0.02 y: -0.033 yaw: -7.33359089887 </text:p>
      <text:p text:style-name="P57">Press enter to continue...</text:p>
      <text:p text:style-name="P57">point_number: 3 point_type: rand_target x: 1.72211570406 y: -0.61544663324 yaw: -15.1343663648 </text:p>
      <text:p text:style-name="P57">point_number: 3 point_type: rand_target_relative_to_camera x: 1.79260857586 y: -0.439699225735 yaw: -10.3565125429 </text:p>
      <text:p text:style-name="P57">Moving to target...</text:p>
      <text:p text:style-name="P57">Sending goal...</text:p>
      <text:p text:style-name="P57">point_number: 3 point_type: camera_at_rand x: 1.65805942414 y: -0.580856758614 yaw: -10.8243420332 </text:p>
      <text:p text:style-name="P57">point_number: 3 point_type: odom_at_rand x: 1.677 y: -0.654 yaw: -12.8563310861 </text:p>
      <text:p text:style-name="P57">Sending goal...</text:p>
      <text:p text:style-name="P57">point_number: 3 point_type: camera_at_origin x: 0.0796345748379 y: -0.0459675440449 yaw: 7.92073334531 </text:p>
      <text:p text:style-name="P57">point_number: 3 point_type: odom_at_origin x: 0.125 y: 0.0 yaw: 3.41883916355 </text:p>
      <text:p text:style-name="P57">Press enter to continue...</text:p>
      <text:p text:style-name="P57">point_number: 4 point_type: rand_target x: -1.53435193026 y: -1.55545927288 yaw: -27.2379722233 </text:p>
      <text:p text:style-name="P57">point_number: 4 point_type: rand_target_relative_to_camera x: -1.80549621318 y: -1.27083136975 yaw: -35.1603414742 </text:p>
      <text:p text:style-name="P57">Moving to target...</text:p>
      <text:p text:style-name="P57">Sending goal...</text:p>
      <text:p text:style-name="P57">point_number: 4 point_type: camera_at_rand x: -1.81852488891 y: -0.747527440439 yaw: -26.6934329876 </text:p>
      <text:p text:style-name="P57">point_number: 4 point_type: odom_at_rand x: -1.521 y: -1.347 yaw: -28.8109138493 </text:p>
      <text:p text:style-name="P57">Sending goal...</text:p>
      <text:p text:style-name="P57">point_number: 4 point_type: camera_at_origin x: 0.247768986501 y: -0.765312809812 yaw: -3.38569847301 </text:p>
      <text:p text:style-name="P57">point_number: 4 point_type: odom_at_origin x: 0.247 y: -0.706 yaw: -6.45696547232 </text:p>
      <text:p text:style-name="P57">Press enter to continue...</text:p>
      <text:p text:style-name="P57">point_number: 5 point_type: rand_target x: 1.56916289522 y: -1.69903606611 yaw: -70.7851673794 </text:p>
      <text:p text:style-name="P57">point_number: 5 point_type: rand_target_relative_to_camera x: 1.37308073955 y: -0.854761971067 yaw: -67.3907836843 </text:p>
      <text:p text:style-name="P57">Moving to target...</text:p>
      <text:p text:style-name="P57">Sending goal...</text:p>
      <text:p text:style-name="P57"><text:soft-page-break/>point_number: 5 point_type: camera_at_rand x: 1.49295729324 y: -1.64245593326 yaw: -76.3687264541 </text:p>
      <text:p text:style-name="P57">point_number: 5 point_type: odom_at_rand x: 1.451 y: -1.647 yaw: -77.9896002788 </text:p>
      <text:p text:style-name="P57">Sending goal...</text:p>
      <text:p text:style-name="P57">point_number: 5 point_type: camera_at_origin x: 0.0628243435099 y: 0.00849407319739 yaw: -8.60315215241 </text:p>
      <text:p text:style-name="P57">point_number: 5 point_type: odom_at_origin x: 0.026 y: -0.04 yaw: -7.42125344153 </text:p>
      <text:p text:style-name="P57">Press enter to continue...</text:p>
      <text:p text:style-name="P57">point_number: 6 point_type: rand_target x: -1.24465071198 y: -1.84323858634 yaw: -56.6190258077 </text:p>
      <text:p text:style-name="P57">point_number: 6 point_type: rand_target_relative_to_camera x: -1.01481237669 y: -2.02851777935 yaw: -48.0093897138 </text:p>
      <text:p text:style-name="P57">Moving to target...</text:p>
      <text:p text:style-name="P57">Sending goal...</text:p>
      <text:p text:style-name="P57">point_number: 6 point_type: camera_at_rand x: -1.30638933982 y: -1.745860756 yaw: -55.9467792902 </text:p>
      <text:p text:style-name="P57">point_number: 6 point_type: odom_at_rand x: -1.184 y: -1.859 yaw: -52.3921378235 </text:p>
      <text:p text:style-name="P57">Sending goal...</text:p>
      <text:p text:style-name="P57">point_number: 6 point_type: camera_at_origin x: 0.0563765291302 y: -0.0774733415883 yaw: -7.25547052327 </text:p>
      <text:p text:style-name="P57">point_number: 6 point_type: odom_at_origin x: -0.059 y: -0.076 yaw: 0.438312713275 </text:p>
      <text:p text:style-name="P57">Press enter to continue...</text:p>
      <text:p text:style-name="P57">point_number: 7 point_type: rand_target x: -0.202324142272 y: -0.380984652382 yaw: -125.443272117 </text:p>
      <text:p text:style-name="P57">point_number: 7 point_type: rand_target_relative_to_camera x: -0.218742469454 y: -0.334438470298 yaw: -118.196644096 </text:p>
      <text:p text:style-name="P57">Moving to target...</text:p>
      <text:p text:style-name="P57">Sending goal...</text:p>
      <text:p text:style-name="P57">point_number: 7 point_type: camera_at_rand x: -0.0697515630738 y: -0.40372957831 yaw: -122.755371018 </text:p>
      <text:p text:style-name="P57">point_number: 7 point_type: odom_at_rand x: -0.193 y: -0.393 yaw: -114.106567853 </text:p>
      <text:p text:style-name="P57">Sending goal...</text:p>
      <text:p text:style-name="P57">point_number: 7 point_type: camera_at_origin x: -0.0898192885281 y: -0.0649142493503 yaw: -7.48075475901 </text:p>
      <text:p text:style-name="P57">point_number: 7 point_type: odom_at_origin x: -0.229 y: -0.049 yaw: 3.68182679151 </text:p>
      <text:p text:style-name="P57">Press enter to continue...</text:p>
      <text:p text:style-name="P57">point_number: 8 point_type: rand_target x: -1.44243252201 y: 1.76082190783 yaw: -176.388924059 </text:p>
      <text:p text:style-name="P57">point_number: 8 point_type: rand_target_relative_to_camera x: -1.5763054116 y: 1.63678556652 yaw: -168.883808803 </text:p>
      <text:p text:style-name="P57">Moving to target...</text:p>
      <text:p text:style-name="P57">Sending goal...</text:p>
      <text:p text:style-name="P57">point_number: 8 point_type: camera_at_rand x: -1.72541970767 y: 1.70782127659 yaw: -172.236631668 </text:p>
      <text:p text:style-name="P57">point_number: 8 point_type: odom_at_rand x: -1.849 y: 1.421 yaw: -161.970316142 </text:p>
      <text:p text:style-name="P57">Sending goal...</text:p>
      <text:p text:style-name="P57">point_number: 8 point_type: camera_at_origin x: 0.164851647574 y: -0.032272241137 yaw: 3.040318023 </text:p>
      <text:p text:style-name="P57">point_number: 8 point_type: odom_at_origin x: 0.085 y: 0.093 yaw: 14.727307166 </text:p>
      <text:p text:style-name="P57">Press enter to continue...</text:p>
      <text:p text:style-name="P57">point_number: 9 point_type: rand_target x: 1.81924725974 y: -1.36219111596 yaw: -129.617222617 </text:p>
      <text:p text:style-name="P57"><text:soft-page-break/>point_number: 9 point_type: rand_target_relative_to_camera x: 1.58184471653 y: -1.41651923032 yaw: -132.638798213 </text:p>
      <text:p text:style-name="P57">Moving to target...</text:p>
      <text:p text:style-name="P57">Sending goal...</text:p>
      <text:p text:style-name="P57">point_number: 9 point_type: camera_at_rand x: 1.81916445219 y: -1.36494678488 yaw: -134.40613154 </text:p>
      <text:p text:style-name="P57">point_number: 9 point_type: odom_at_rand x: 1.933 y: -0.805 yaw: -121.119571265 </text:p>
      <text:p text:style-name="P57">Sending goal...</text:p>
      <text:p text:style-name="P57">point_number: 9 point_type: camera_at_origin x: 0.0460842932933 y: 0.0630215684454 yaw: -8.3259581731 </text:p>
      <text:p text:style-name="P57">point_number: 9 point_type: odom_at_origin x: -0.092 y: 0.054 yaw: 8.41560409488 </text:p>
      <text:p text:style-name="P57">Press enter to continue...</text:p>
      <text:p text:style-name="P57">point_number: 10 point_type: rand_target x: -1.60435390822 y: -1.31736018908 yaw: 77.4913261904 </text:p>
      <text:p text:style-name="P57">point_number: 10 point_type: rand_target_relative_to_camera x: -1.43316885751 y: -1.60523964287 yaw: 85.8123425061 </text:p>
      <text:p text:style-name="P57">Moving to target...</text:p>
      <text:p text:style-name="P57">Sending goal...</text:p>
      <text:p text:style-name="P57">point_number: 10 point_type: camera_at_rand x: -1.57253144519 y: -1.30510405967 yaw: 74.2208560012 </text:p>
      <text:p text:style-name="P57">point_number: 10 point_type: odom_at_rand x: -1.263 y: -1.664 yaw: 90.2924189347 </text:p>
      <text:p text:style-name="P57">Sending goal...</text:p>
      <text:p text:style-name="P57">point_number: 10 point_type: camera_at_origin x: 0.00352579108853 y: -0.0624287154142 yaw: -4.01737116838 </text:p>
      <text:p text:style-name="P57">point_number: 10 point_type: odom_at_origin x: -0.168 y: -0.033 yaw: 13.3247064836 </text:p>
      <text:p text:style-name="P57">Press enter to continue...</text:p>
      <text:p text:style-name="P57">point_number: 11 point_type: rand_target x: 1.83008582686 y: 0.934483515638 yaw: 3.85567712254 </text:p>
      <text:p text:style-name="P57">point_number: 11 point_type: rand_target_relative_to_camera x: 1.75207386525 y: 1.12315525981 yaw: 7.86948273634 </text:p>
      <text:p text:style-name="P57">Moving to target...</text:p>
      <text:p text:style-name="P57">Sending goal...</text:p>
      <text:p text:style-name="P57">point_number: 11 point_type: camera_at_rand x: 1.75751911897 y: 0.924029416124 yaw: 0.247006366901 </text:p>
      <text:p text:style-name="P57">point_number: 11 point_type: odom_at_rand x: 1.228 y: 1.404 yaw: 17.9708212443 </text:p>
      <text:p text:style-name="P57">Sending goal...</text:p>
      <text:p text:style-name="P57">point_number: 11 point_type: camera_at_origin x: 0.0518727912025 y: 0.0573209898581 yaw: 1.79485717094 </text:p>
      <text:p text:style-name="P57">point_number: 11 point_type: odom_at_origin x: -0.086 y: 0.023 yaw: 21.8279731211 </text:p>
      <text:p text:style-name="P57">Press enter to continue...</text:p>
      <text:p text:style-name="P57">point_number: 12 point_type: rand_target x: 1.98056685819 y: -1.74175229429 yaw: -93.8021221047 </text:p>
      <text:p text:style-name="P57">point_number: 12 point_type: rand_target_relative_to_camera x: 1.87146719358 y: -1.85774302992 yaw: -95.601189234 </text:p>
      <text:p text:style-name="P57">Moving to target...</text:p>
      <text:p text:style-name="P57">Sending goal...</text:p>
      <text:p text:style-name="P57">point_number: 12 point_type: camera_at_rand x: 1.94518277287 y: -1.71668547762 yaw: -98.4454596707 </text:p>
      <text:p text:style-name="P57">point_number: 12 point_type: odom_at_rand x: 2.28 y: -0.954 yaw: -76.937649767 </text:p>
      <text:p text:style-name="P57">Sending goal...</text:p>
      <text:p text:style-name="P57">point_number: 12 point_type: camera_at_origin x: 0.0940376412702 y: 0.0296911798314 yaw: -6.66415982318 </text:p>
      <text:p text:style-name="P57"><text:soft-page-break/>point_number: 12 point_type: odom_at_origin x: -0.083 y: -0.109 yaw: 18.6721215855 </text:p>
      <text:p text:style-name="P57">Press enter to continue...</text:p>
      <text:p text:style-name="P57">point_number: 13 point_type: rand_target x: -0.737361244468 y: -1.26953176144 yaw: -105.650042924 </text:p>
      <text:p text:style-name="P57">point_number: 13 point_type: rand_target_relative_to_camera x: -0.674879350288 y: -1.38605662608 yaw: -98.987824084 </text:p>
      <text:p text:style-name="P57">Moving to target...</text:p>
      <text:p text:style-name="P57">Sending goal...</text:p>
      <text:p text:style-name="P57">point_number: 13 point_type: camera_at_rand x: -0.694419373397 y: -1.24752057739 yaw: -104.415782865 </text:p>
      <text:p text:style-name="P57">point_number: 13 point_type: odom_at_rand x: -0.32 y: -1.559 yaw: -82.4603899542 </text:p>
      <text:p text:style-name="P57">Sending goal...</text:p>
      <text:p text:style-name="P57">point_number: 13 point_type: camera_at_origin x: -0.0362149535388 y: -0.0607102808358 yaw: -3.83557527011 </text:p>
      <text:p text:style-name="P57">point_number: 13 point_type: odom_at_origin x: -0.132 y: -0.235 yaw: 17.8831587016 </text:p>
      <text:p text:style-name="P57">Press enter to continue...</text:p>
      <text:p text:style-name="P57">point_number: 14 point_type: rand_target x: -0.62246891627 y: -0.873550582382 yaw: 135.058440641 </text:p>
      <text:p text:style-name="P57">point_number: 14 point_type: rand_target_relative_to_camera x: -0.532246912103 y: -0.850757201617 yaw: 138.88961944 </text:p>
      <text:p text:style-name="P57">Moving to target...</text:p>
      <text:p text:style-name="P57">Sending goal...</text:p>
      <text:p text:style-name="P57">point_number: 14 point_type: camera_at_rand x: -0.564315033273 y: -0.850592795842 yaw: 129.626375435 </text:p>
      <text:p text:style-name="P57">point_number: 14 point_type: odom_at_rand x: -0.351 y: -1.127 yaw: 153.84776236 </text:p>
      <text:p text:style-name="P57">Sending goal...</text:p>
      <text:p text:style-name="P57">point_number: 14 point_type: camera_at_origin x: -0.0920403918127 y: -0.00400495675509 yaw: -3.24079999103 </text:p>
      <text:p text:style-name="P57">point_number: 14 point_type: odom_at_origin x: -0.176 y: -0.198 yaw: 19.81173464 </text:p>
      <text:p text:style-name="P57">Press enter to continue...</text:p>
      <text:p text:style-name="P57">point_number: 15 point_type: rand_target x: -1.84834006228 y: -1.62514386327 yaw: -16.6254105603 </text:p>
      <text:p text:style-name="P57">point_number: 15 point_type: rand_target_relative_to_camera x: -1.66337094477 y: -1.71828365854 yaw: -13.3865965634 </text:p>
      <text:p text:style-name="P57">Moving to target...</text:p>
      <text:p text:style-name="P57">Sending goal...</text:p>
      <text:p text:style-name="P57">point_number: 15 point_type: camera_at_rand x: -1.7923493823 y: -1.66990883343 yaw: -9.77891003277 </text:p>
      <text:p text:style-name="P57">point_number: 15 point_type: odom_at_rand x: -1.132 y: -2.297 yaw: 11.5714556305 </text:p>
      <text:p text:style-name="P57">Sending goal...</text:p>
      <text:p text:style-name="P57">point_number: 15 point_type: camera_at_origin x: -0.0079501076121 y: 0.0102100670828 yaw: -2.92330879102 </text:p>
      <text:p text:style-name="P57">point_number: 15 point_type: odom_at_origin x: -0.081 y: -0.178 yaw: 17.795496159 </text:p>
      <text:p text:style-name="P57">Press enter to continue...</text:p>
      <text:p text:style-name="P57">point_number: 16 point_type: rand_target x: -1.04032950249 y: -0.442284334826 yaw: -36.4017844491 </text:p>
      <text:p text:style-name="P57">point_number: 16 point_type: rand_target_relative_to_camera x: -1.00886140597 y: -0.504527182151 yaw: -33.4796739077 </text:p>
      <text:p text:style-name="P57">Moving to target...</text:p>
      <text:p text:style-name="P57">Sending goal...</text:p>
      <text:p text:style-name="P57"><text:soft-page-break/>point_number: 16 point_type: camera_at_rand x: -1.01366127875 y: -0.355486293506 yaw: -32.7648712078 </text:p>
      <text:p text:style-name="P57">point_number: 16 point_type: odom_at_rand x: -0.824 y: -0.915 yaw: -10.9277551477 </text:p>
      <text:p text:style-name="P57">Sending goal...</text:p>
      <text:p text:style-name="P57">point_number: 16 point_type: camera_at_origin x: -0.00940601955333 y: -0.096001357766 yaw: -4.65727374601 </text:p>
      <text:p text:style-name="P57">point_number: 16 point_type: odom_at_origin x: -0.053 y: -0.284 yaw: 17.6201710737 </text:p>
      <text:p text:style-name="P57">Press enter to continue...</text:p>
      <text:p text:style-name="P57">point_number: 17 point_type: rand_target x: -1.61547342263 y: 1.64482893017 yaw: -33.7041738596 </text:p>
      <text:p text:style-name="P57">point_number: 17 point_type: rand_target_relative_to_camera x: -1.74028384709 y: 1.60594951146 yaw: -29.0326453007 </text:p>
      <text:p text:style-name="P57">Moving to target...</text:p>
      <text:p text:style-name="P57">Sending goal...</text:p>
      <text:p text:style-name="P57">point_number: 17 point_type: camera_at_rand x: -1.61976775515 y: 1.54403174283 yaw: -25.7271415872 </text:p>
      <text:p text:style-name="P57">point_number: 17 point_type: odom_at_rand x: -2.105 y: 0.696 yaw: -6.80761564294 </text:p>
      <text:p text:style-name="P57">Sending goal...</text:p>
      <text:p text:style-name="P57">point_number: 17 point_type: camera_at_origin x: -0.0165522581822 y: 0.0680077657349 yaw: 3.39275933889 </text:p>
      <text:p text:style-name="P57">point_number: 17 point_type: odom_at_origin x: -0.123 y: -0.176 yaw: 22.7045985476 </text:p>
      <text:p text:style-name="P57">Press enter to continue...</text:p>
      <text:p text:style-name="P57">point_number: 18 point_type: rand_target x: 1.60947511983 y: 1.2446116738 yaw: 69.0735786709 </text:p>
      <text:p text:style-name="P57">point_number: 18 point_type: rand_target_relative_to_camera x: 1.69274171077 y: 1.07828577802 yaw: 65.6815770273 </text:p>
      <text:p text:style-name="P57">Moving to target...</text:p>
      <text:p text:style-name="P57">Sending goal...</text:p>
      <text:p text:style-name="P57">point_number: 18 point_type: camera_at_rand x: 1.52870885849 y: 1.16964837416 yaw: 75.2959725881 </text:p>
      <text:p text:style-name="P57">point_number: 18 point_type: odom_at_rand x: 0.966 y: 1.409 yaw: 94.5878835248 </text:p>
      <text:p text:style-name="P57">Sending goal...</text:p>
      <text:p text:style-name="P57">point_number: 18 point_type: camera_at_origin x: 0.0741485760953 y: 0.109316231401 yaw: 7.21833908987 </text:p>
      <text:p text:style-name="P57">point_number: 18 point_type: odom_at_origin x: -0.09 y: -0.113 yaw: 24.2825243154 </text:p>
      <text:p text:style-name="P57">Press enter to continue...</text:p>
      <text:p text:style-name="P57">point_number: 19 point_type: rand_target x: 0.251354186678 y: 1.61123974482 yaw: 116.545719561 </text:p>
      <text:p text:style-name="P57">point_number: 19 point_type: rand_target_relative_to_camera x: 0.364425662881 y: 1.46771918828 yaw: 109.328866532 </text:p>
      <text:p text:style-name="P57">Moving to target...</text:p>
      <text:p text:style-name="P57">Sending goal...</text:p>
      <text:p text:style-name="P57">point_number: 19 point_type: camera_at_rand x: 0.24184314237 y: 1.41292197635 yaw: 122.3032459 </text:p>
      <text:p text:style-name="P57">point_number: 19 point_type: odom_at_rand x: -0.332 y: 1.297 yaw: 137.36720434 </text:p>
      <text:p text:style-name="P57">Sending goal...</text:p>
      <text:p text:style-name="P57">point_number: 19 point_type: camera_at_origin x: -0.0460391527793 y: 0.184055658527 yaw: 4.41790701248 </text:p>
      <text:p text:style-name="P57">point_number: 19 point_type: odom_at_origin x: -0.239 y: -0.051 yaw: 18.4967965002 </text:p>
      <text:p text:style-name="P57">Press enter to continue...</text:p>
      <text:p text:style-name="P57">point_number: 20 point_type: rand_target x: -1.61228398537 y: -1.60607971914 yaw: -48.6995707185 </text:p>
      <text:p text:style-name="P57">point_number: 20 point_type: rand_target_relative_to_camera x: -1.69921355387 y: -1.66422616626 yaw: -53.1169700226 </text:p>
      <text:p text:style-name="P57"><text:soft-page-break/>Moving to target...</text:p>
      <text:p text:style-name="P57">Sending goal...</text:p>
      <text:p text:style-name="P57">point_number: 20 point_type: camera_at_rand x: -1.60479632931 y: -1.53469522498 yaw: -44.6950102514 </text:p>
      <text:p text:style-name="P57">point_number: 20 point_type: odom_at_rand x: -1.276 y: -2.099 yaw: -29.5998767332 </text:p>
      <text:p text:style-name="P57">Sending goal...</text:p>
      <text:p text:style-name="P57">point_number: 20 point_type: camera_at_origin x: -0.0165671399865 y: -0.0536837749781 yaw: -3.00957182138 </text:p>
      <text:p text:style-name="P57">point_number: 20 point_type: odom_at_origin x: -0.122 y: -0.287 yaw: 11.7467807158</text:p>
      <text:p text:style-name="P57"/>
      <text:list xml:id="list3552104690716907668" text:style-name="L34">
        <text:list-item>
          <text:p text:style-name="P178">Test 7, chart 2 (red) – odom and camera, return to zero, with a 0.5 meter approach from behind our desired target with the same orientation.</text:p>
          <text:list>
            <text:list-item>
              <text:p text:style-name="P179">Note, paper has warped, likely due to absorbing moisture from air and swelling</text:p>
            </text:list-item>
            <text:list-item>
              <text:p text:style-name="P180">console output:</text:p>
            </text:list-item>
            <text:list-item>
              <text:p text:style-name="P181">camera saw approximately four tags from the 0.5 meter behind approach point</text:p>
            </text:list-item>
          </text:list>
        </text:list-item>
      </text:list>
      <text:p text:style-name="P58">roslaunch grbils map_2_odom.launch x:=-2.19728521162 y:=10.5344482628 qx:=0.0 qy:=0.0 qz:=0.70576908707 qw:=0.708441949447 &gt;/dev/null &amp;</text:p>
      <text:p text:style-name="P58">point_number: 0 point_type: initial_point x: -2.19728521162 y: 10.5344482628 yaw: 89.7834219263 </text:p>
      <text:p text:style-name="P58">Press enter to continue...</text:p>
      <text:p text:style-name="P58">point_number: 1 point_type: rand_target x: 0.372901146757 y: 0.156049109335 yaw: -37.2859052971 </text:p>
      <text:p text:style-name="P58">point_number: 1 point_type: rand_target_relative_to_camera x: 0.372942655567 y: 0.156099554726 yaw: -37.2861551758 </text:p>
      <text:p text:style-name="P58">Moving to target...</text:p>
      <text:p text:style-name="P58">Sending goal...</text:p>
      <text:p text:style-name="P58">point_number: 1 point_type: camera_at_rand x: 0.329617088216 y: 0.0617006343847 yaw: -41.2599025649 </text:p>
      <text:p text:style-name="P58">point_number: 1 point_type: odom_at_rand x: 0.289 y: 0.135 yaw: -41.7849701623 </text:p>
      <text:p text:style-name="P58">Sending goal...</text:p>
      <text:p text:style-name="P58">point_number: 1 point_type: camera_at_approach x: -0.442900111369 y: 0.0641114372433 yaw: -10.534139054 </text:p>
      <text:p text:style-name="P58">point_number: 1 point_type: odom_at_approach x: -0.45 y: 0.095 yaw: -7.59657852684 </text:p>
      <text:p text:style-name="P58">Sending goal...</text:p>
      <text:p text:style-name="P58">point_number: 1 point_type: camera_at_origin x: -0.0943099722398 y: 0.0302697883662 yaw: -8.90781855909 </text:p>
      <text:p text:style-name="P58">point_number: 1 point_type: odom_at_origin x: -0.091 y: 0.075 yaw: -6.19397784436 </text:p>
      <text:p text:style-name="P58">Press enter to continue...</text:p>
      <text:p text:style-name="P58">point_number: 2 point_type: rand_target x: 1.38110954017 y: -0.960020280322 yaw: 172.335669455 </text:p>
      <text:p text:style-name="P58">point_number: 2 point_type: rand_target_relative_to_camera x: 1.61047173271 y: -0.74891180668 yaw: -178.746196543 </text:p>
      <text:p text:style-name="P58">Moving to target...</text:p>
      <text:p text:style-name="P58">Sending goal...</text:p>
      <text:p text:style-name="P58">point_number: 2 point_type: camera_at_rand x: 1.3989701471 y: -0.957488556741 yaw: 164.881464578 </text:p>
      <text:p text:style-name="P58">point_number: 2 point_type: odom_at_rand x: 1.387 y: -0.77 yaw: 170.591308007 </text:p>
      <text:p text:style-name="P58">Sending goal...</text:p>
      <text:p text:style-name="P58">point_number: 2 point_type: camera_at_approach x: -0.512845371507 y: -0.0351517799479 yaw: -7.05179943842 </text:p>
      <text:p text:style-name="P58">point_number: 2 point_type: odom_at_approach x: -0.54 y: -0.061 yaw: 1.40260068248 </text:p>
      <text:p text:style-name="P58"><text:soft-page-break/>Sending goal...</text:p>
      <text:p text:style-name="P58">point_number: 2 point_type: camera_at_origin x: -0.0792235389474 y: 0.0335234961369 yaw: -0.01290694317 </text:p>
      <text:p text:style-name="P58">point_number: 2 point_type: odom_at_origin x: -0.117 y: 0.005 yaw: 8.24027900957 </text:p>
      <text:p text:style-name="P58">Press enter to continue...</text:p>
      <text:p text:style-name="P58">point_number: 3 point_type: rand_target x: -0.684606854435 y: -0.346222025322 yaw: 113.613097404 </text:p>
      <text:p text:style-name="P58">point_number: 3 point_type: rand_target_relative_to_camera x: -0.604923346187 y: -0.379289502424 yaw: 113.627610861 </text:p>
      <text:p text:style-name="P58">Moving to target...</text:p>
      <text:p text:style-name="P58">Sending goal...</text:p>
      <text:p text:style-name="P58">point_number: 3 point_type: camera_at_rand x: -0.594876882709 y: -0.409297259422 yaw: 104.192920741 </text:p>
      <text:p text:style-name="P58">point_number: 3 point_type: odom_at_rand x: -0.58 y: -0.45 yaw: 115.013255963 </text:p>
      <text:p text:style-name="P58">Sending goal...</text:p>
      <text:p text:style-name="P58">point_number: 3 point_type: camera_at_approach x: -0.509687372553 y: -0.035950094676 yaw: -6.10805414948 </text:p>
      <text:p text:style-name="P58">point_number: 3 point_type: odom_at_approach x: -0.573 y: -0.116 yaw: 6.0487154432 </text:p>
      <text:p text:style-name="P58">Sending goal...</text:p>
      <text:p text:style-name="P58">point_number: 3 point_type: camera_at_origin x: -0.108376985527 y: 0.0213285507171 yaw: -3.41806079174 </text:p>
      <text:p text:style-name="P58">point_number: 3 point_type: odom_at_origin x: -0.161 y: -0.002 yaw: 8.85391680816 </text:p>
      <text:p text:style-name="P58">Press enter to continue...</text:p>
      <text:p text:style-name="P58">point_number: 4 point_type: rand_target x: 1.67252812183 y: 1.87944142876 yaw: 53.7774558229 </text:p>
      <text:p text:style-name="P58">point_number: 4 point_type: rand_target_relative_to_camera x: 1.67081332315 y: 1.96446697508 yaw: 57.2083169646 </text:p>
      <text:p text:style-name="P58">Moving to target...</text:p>
      <text:p text:style-name="P58">Sending goal...</text:p>
      <text:p text:style-name="P58">point_number: 4 point_type: camera_at_rand x: 1.56887186105 y: 1.75005240261 yaw: 53.5969548202 </text:p>
      <text:p text:style-name="P58">point_number: 4 point_type: odom_at_rand x: 1.15 y: 2.114 yaw: 65.04560665 </text:p>
      <text:p text:style-name="P58">Sending goal...</text:p>
      <text:p text:style-name="P58">point_number: 4 point_type: camera_at_approach x: -0.358229381937 y: 0.083201029034 yaw: 6.03700690589 </text:p>
      <text:p text:style-name="P58">point_number: 4 point_type: odom_at_approach x: -0.46 y: 0.044 yaw: 15.6039325926 </text:p>
      <text:p text:style-name="P58">Sending goal...</text:p>
      <text:p text:style-name="P58">point_number: 4 point_type: camera_at_origin x: -0.0779253001054 y: 0.0252432474969 yaw: 3.54990794421 </text:p>
      <text:p text:style-name="P58">point_number: 4 point_type: odom_at_origin x: -0.179 y: 0.037 yaw: 12.7987312276 </text:p>
      <text:p text:style-name="P58">Press enter to continue...</text:p>
      <text:p text:style-name="P58">point_number: 5 point_type: rand_target x: -0.0211737631912 y: -1.31263430637 yaw: 17.2016750805 </text:p>
      <text:p text:style-name="P58">point_number: 5 point_type: rand_target_relative_to_camera x: -0.0274209428845 y: -1.33935449836 yaw: 13.6521293726 </text:p>
      <text:p text:style-name="P58">Moving to target...</text:p>
      <text:p text:style-name="P58">Sending goal...</text:p>
      <text:p text:style-name="P58">point_number: 5 point_type: camera_at_rand x: 0.00750395184747 y: -1.24714200907 yaw: 18.9760849286 </text:p>
      <text:p text:style-name="P58">point_number: 5 point_type: odom_at_rand x: 0.135 y: -1.205 yaw: 29.5422768747 </text:p>
      <text:p text:style-name="P58"><text:soft-page-break/>Sending goal...</text:p>
      <text:p text:style-name="P58">point_number: 5 point_type: camera_at_approach x: -0.435439080109 y: -0.0721646115039 yaw: -7.61947896757 </text:p>
      <text:p text:style-name="P58">point_number: 5 point_type: odom_at_approach x: -0.592 y: -0.153 yaw: 7.45131612568 </text:p>
      <text:p text:style-name="P58">Sending goal...</text:p>
      <text:p text:style-name="P58">point_number: 5 point_type: camera_at_origin x: -0.104808107343 y: 0.00996389318318 yaw: -3.51872890995 </text:p>
      <text:p text:style-name="P58">point_number: 5 point_type: odom_at_origin x: -0.269 y: -0.013 yaw: 11.7467807158 </text:p>
      <text:p text:style-name="P58">Press enter to continue...</text:p>
      <text:p text:style-name="P58">point_number: 6 point_type: rand_target x: 1.55207035845 y: 1.55179103817 yaw: 131.81872661 </text:p>
      <text:p text:style-name="P58">point_number: 6 point_type: rand_target_relative_to_camera x: 1.57603819249 y: 1.66108318491 yaw: 135.391703634 </text:p>
      <text:p text:style-name="P58">Moving to target...</text:p>
      <text:p text:style-name="P58">Sending goal...</text:p>
      <text:p text:style-name="P58">point_number: 6 point_type: camera_at_rand x: 1.48947328004 y: 1.48732181799 yaw: 138.142825096 </text:p>
      <text:p text:style-name="P58">point_number: 6 point_type: odom_at_rand x: 0.9 y: 1.86 yaw: 152.006848964 </text:p>
      <text:p text:style-name="P58">Sending goal...</text:p>
      <text:p text:style-name="P58">point_number: 6 point_type: camera_at_approach x: -0.421828466757 y: -0.0317222656407 yaw: 5.41420127309 </text:p>
      <text:p text:style-name="P58">point_number: 6 point_type: odom_at_approach x: -0.618 y: 0.007 yaw: 17.795496159 </text:p>
      <text:p text:style-name="P58">Sending goal...</text:p>
      <text:p text:style-name="P58">point_number: 6 point_type: camera_at_origin x: -0.0695997346062 y: 0.0851189720006 yaw: 4.46447084713 </text:p>
      <text:p text:style-name="P58">point_number: 6 point_type: odom_at_origin x: -0.291 y: 0.099 yaw: 16.6558831045 </text:p>
      <text:p text:style-name="P58">Press enter to continue...</text:p>
      <text:p text:style-name="P58">point_number: 7 point_type: rand_target x: -1.39376767472 y: -0.918506324602 yaw: -59.6300561903 </text:p>
      <text:p text:style-name="P58">point_number: 7 point_type: rand_target_relative_to_camera x: -1.39859841379 y: -0.897275258735 yaw: -64.1002706379 </text:p>
      <text:p text:style-name="P58">Moving to target...</text:p>
      <text:p text:style-name="P58">Sending goal...</text:p>
      <text:p text:style-name="P58">point_number: 7 point_type: camera_at_rand x: -1.35541626666 y: -0.921269026192 yaw: -57.899017863 </text:p>
      <text:p text:style-name="P58">point_number: 7 point_type: odom_at_rand x: -1.29 y: -1.134 yaw: -44.151858814 </text:p>
      <text:p text:style-name="P58">Sending goal...</text:p>
      <text:p text:style-name="P58">point_number: 7 point_type: camera_at_approach x: -0.514515323013 y: -0.0494452561837 yaw: -7.25777761018 </text:p>
      <text:p text:style-name="P58">point_number: 7 point_type: odom_at_approach x: -0.749 y: -0.068 yaw: 10.6071676613 </text:p>
      <text:p text:style-name="P58">Sending goal...</text:p>
      <text:p text:style-name="P58">point_number: 7 point_type: camera_at_origin x: -0.0703406152419 y: 0.0271771571572 yaw: -1.41420879766 </text:p>
      <text:p text:style-name="P58">point_number: 7 point_type: odom_at_origin x: -0.344 y: 0.093 yaw: 16.3928954765 </text:p>
      <text:p text:style-name="P58">Press enter to continue...</text:p>
      <text:p text:style-name="P58">point_number: 8 point_type: rand_target x: 1.24771446179 y: 0.509047909652 yaw: -149.441400837 </text:p>
      <text:p text:style-name="P58">point_number: 8 point_type: rand_target_relative_to_camera x: 1.30744796246 y: 0.514963479315 yaw: -148.025455809 </text:p>
      <text:p text:style-name="P58">Moving to target...</text:p>
      <text:p text:style-name="P58">Sending goal...</text:p>
      <text:p text:style-name="P58"><text:soft-page-break/>point_number: 8 point_type: camera_at_rand x: 1.20510110099 y: 0.478084510913 yaw: -142.727330459 </text:p>
      <text:p text:style-name="P58">point_number: 8 point_type: odom_at_rand x: 0.685 y: 0.921 yaw: -127.255949251 </text:p>
      <text:p text:style-name="P58">Sending goal...</text:p>
      <text:p text:style-name="P58">point_number: 8 point_type: camera_at_approach x: -0.478654235319 y: 0.00629746415907 yaw: 1.84816124334 </text:p>
      <text:p text:style-name="P58">point_number: 8 point_type: odom_at_approach x: -0.756 y: 0.052 yaw: 18.0584837869 </text:p>
      <text:p text:style-name="P58">Sending goal...</text:p>
      <text:p text:style-name="P58">point_number: 8 point_type: camera_at_origin x: -0.0784232402614 y: 0.0714635264252 yaw: 4.41463656925 </text:p>
      <text:p text:style-name="P58">point_number: 8 point_type: odom_at_origin x: -0.382 y: 0.153 yaw: 20.337709896 </text:p>
      <text:p text:style-name="P58">Press enter to continue...</text:p>
      <text:p text:style-name="P58">point_number: 9 point_type: rand_target x: 0.91591961516 y: -1.43202730942 yaw: 1.04229399007 </text:p>
      <text:p text:style-name="P58">point_number: 9 point_type: rand_target_relative_to_camera x: 0.875447665518 y: -1.57556240815 yaw: -3.37289098739 </text:p>
      <text:p text:style-name="P58">Moving to target...</text:p>
      <text:p text:style-name="P58">Sending goal...</text:p>
      <text:p text:style-name="P58">point_number: 9 point_type: camera_at_rand x: 0.830006277491 y: -1.41405277059 yaw: 2.6299548518 </text:p>
      <text:p text:style-name="P58">point_number: 9 point_type: odom_at_rand x: 0.942 y: -0.945 yaw: 20.1623848107 </text:p>
      <text:p text:style-name="P58">Sending goal...</text:p>
      <text:p text:style-name="P58">point_number: 9 point_type: camera_at_approach x: -0.402356430047 y: -0.0476258569778 yaw: -3.48059307939 </text:p>
      <text:p text:style-name="P58">point_number: 9 point_type: odom_at_approach x: -0.677 y: 0.001 yaw: 13.5876941115 </text:p>
      <text:p text:style-name="P58">Sending goal...</text:p>
      <text:p text:style-name="P58">point_number: 9 point_type: camera_at_origin x: -0.0986991638961 y: 0.0343582594721 yaw: -3.61786457245 </text:p>
      <text:p text:style-name="P58">point_number: 9 point_type: odom_at_origin x: -0.384 y: 0.128 yaw: 13.8506817395 </text:p>
      <text:p text:style-name="P58">Press enter to continue...</text:p>
      <text:p text:style-name="P58">point_number: 10 point_type: rand_target x: -1.4665061545 y: 1.79963096166 yaw: 137.763959195 </text:p>
      <text:p text:style-name="P58">point_number: 10 point_type: rand_target_relative_to_camera x: -1.47616035383 y: 1.67553429593 yaw: 141.382925838 </text:p>
      <text:p text:style-name="P58">Moving to target...</text:p>
      <text:p text:style-name="P58">Sending goal...</text:p>
      <text:p text:style-name="P58">point_number: 10 point_type: camera_at_rand x: -1.41779496297 y: 1.62128929369 yaw: 138.233877055 </text:p>
      <text:p text:style-name="P58">point_number: 10 point_type: odom_at_rand x: -2.136 y: 1.383 yaw: 153.935424902 </text:p>
      <text:p text:style-name="P58">Sending goal...</text:p>
      <text:p text:style-name="P58">point_number: 10 point_type: camera_at_approach x: -0.545019883887 y: 0.106836652719 yaw: 9.02408888404 </text:p>
      <text:p text:style-name="P58">point_number: 10 point_type: odom_at_approach x: -0.884 y: 0.12 yaw: 22.9675861756 </text:p>
      <text:p text:style-name="P58">Sending goal...</text:p>
      <text:p text:style-name="P58">point_number: 10 point_type: camera_at_origin x: -0.092909521219 y: 0.0618457763221 yaw: 4.29215365551 </text:p>
      <text:p text:style-name="P58">point_number: 10 point_type: odom_at_origin x: -0.418 y: 0.133 yaw: 18.1461463296 </text:p>
      <text:p text:style-name="P58">Press enter to continue...</text:p>
      <text:p text:style-name="P58">point_number: 11 point_type: rand_target x: -1.76538617352 y: 0.204699218259 yaw: -84.3044922185 </text:p>
      <text:p text:style-name="P58"><text:soft-page-break/>point_number: 11 point_type: rand_target_relative_to_camera x: -1.65731344535 y: 0.267522777553 yaw: -88.5969303097 </text:p>
      <text:p text:style-name="P58">Moving to target...</text:p>
      <text:p text:style-name="P58">Sending goal...</text:p>
      <text:p text:style-name="P58">point_number: 11 point_type: camera_at_rand x: -1.66986086508 y: 0.210684203088 yaw: -82.9767724108 </text:p>
      <text:p text:style-name="P58">point_number: 11 point_type: odom_at_rand x: -1.988 y: -0.153 yaw: -66.9441199043 </text:p>
      <text:p text:style-name="P58">Sending goal...</text:p>
      <text:p text:style-name="P58">point_number: 11 point_type: camera_at_approach x: -0.569128175352 y: -0.086042251881 yaw: 0.710352475665 </text:p>
      <text:p text:style-name="P58">point_number: 11 point_type: odom_at_approach x: -0.879 y: 0.007 yaw: 20.5130349813 </text:p>
      <text:p text:style-name="P58">Sending goal...</text:p>
      <text:p text:style-name="P58">point_number: 11 point_type: camera_at_origin x: -0.077696552903 y: 0.0788745645007 yaw: 1.59482058581 </text:p>
      <text:p text:style-name="P58">point_number: 11 point_type: odom_at_origin x: -0.441 y: 0.236 yaw: 21.3896604078 </text:p>
      <text:p text:style-name="P58">Press enter to continue...</text:p>
      <text:p text:style-name="P58">point_number: 12 point_type: rand_target x: -1.05067807815 y: 0.601181752595 yaw: -10.3986158319 </text:p>
      <text:p text:style-name="P58">point_number: 12 point_type: rand_target_relative_to_camera x: -0.958068156423 y: 0.549299689067 yaw: -11.9989377427 </text:p>
      <text:p text:style-name="P58">Moving to target...</text:p>
      <text:p text:style-name="P58">Sending goal...</text:p>
      <text:p text:style-name="P58">point_number: 12 point_type: camera_at_rand x: -0.996078772246 y: 0.581924936367 yaw: -3.76966954123 </text:p>
      <text:p text:style-name="P58">point_number: 12 point_type: odom_at_rand x: -1.453 y: 0.448 yaw: 13.5876941115 </text:p>
      <text:p text:style-name="P58">Sending goal...</text:p>
      <text:p text:style-name="P58">point_number: 12 point_type: camera_at_approach x: -0.479212943469 y: 0.0539773893033 yaw: 3.3172481379 </text:p>
      <text:p text:style-name="P58">point_number: 12 point_type: odom_at_approach x: -0.858 y: 0.098 yaw: 20.9513476945 </text:p>
      <text:p text:style-name="P58">Sending goal...</text:p>
      <text:p text:style-name="P58">point_number: 12 point_type: camera_at_origin x: -0.079419714564 y: 0.065360905551 yaw: 2.92303134234 </text:p>
      <text:p text:style-name="P58">point_number: 12 point_type: odom_at_origin x: -0.468 y: 0.163 yaw: 20.4253724386 </text:p>
      <text:p text:style-name="P58">Press enter to continue...</text:p>
      <text:p text:style-name="P58">point_number: 13 point_type: rand_target x: 0.126454633342 y: -0.745398133844 yaw: -35.8167306641 </text:p>
      <text:p text:style-name="P58">point_number: 13 point_type: rand_target_relative_to_camera x: 0.163007290273 y: -0.820769552491 yaw: -38.7446818872 </text:p>
      <text:p text:style-name="P58">Moving to target...</text:p>
      <text:p text:style-name="P58">Sending goal...</text:p>
      <text:p text:style-name="P58">point_number: 13 point_type: camera_at_rand x: 0.160229693796 y: -0.711230692814 yaw: -29.7081117216 </text:p>
      <text:p text:style-name="P58">point_number: 13 point_type: odom_at_rand x: 0.001 y: -0.478 yaw: -11.4537304037 </text:p>
      <text:p text:style-name="P58">Sending goal...</text:p>
      <text:p text:style-name="P58">point_number: 13 point_type: camera_at_approach x: -0.475290570523 y: -0.0969058595382 yaw: -8.12340552175 </text:p>
      <text:p text:style-name="P58">point_number: 13 point_type: odom_at_approach x: -0.809 y: -0.08 yaw: 14.5519820807 </text:p>
      <text:p text:style-name="P58">Sending goal...</text:p>
      <text:p text:style-name="P58"><text:soft-page-break/>point_number: 13 point_type: camera_at_origin x: -0.101590914513 y: -0.000261722418435 yaw: -4.35888783664 </text:p>
      <text:p text:style-name="P58">point_number: 13 point_type: odom_at_origin x: -0.469 y: 0.126 yaw: 18.5844590429 </text:p>
      <text:p text:style-name="P58">Press enter to continue...</text:p>
      <text:p text:style-name="P58">point_number: 14 point_type: rand_target x: -0.589798791176 y: 0.0915571526026 yaw: 135.26485017 </text:p>
      <text:p text:style-name="P58">point_number: 14 point_type: rand_target_relative_to_camera x: -0.493847818483 y: 0.0536768942156 yaw: 139.644853597 </text:p>
      <text:p text:style-name="P58">Moving to target...</text:p>
      <text:p text:style-name="P58">Sending goal...</text:p>
      <text:p text:style-name="P58">point_number: 14 point_type: camera_at_rand x: -0.49116923273 y: -0.0050013262016 yaw: 129.96774499 </text:p>
      <text:p text:style-name="P58">point_number: 14 point_type: odom_at_rand x: -0.874 y: -0.001 yaw: 154.549062701 </text:p>
      <text:p text:style-name="P58">Sending goal...</text:p>
      <text:p text:style-name="P58">point_number: 14 point_type: camera_at_approach x: -0.489802508067 y: -0.034481265499 yaw: -4.34698147972 </text:p>
      <text:p text:style-name="P58">point_number: 14 point_type: odom_at_approach x: -0.874 y: -0.001 yaw: 21.6526480358 </text:p>
      <text:p text:style-name="P58">Sending goal...</text:p>
      <text:p text:style-name="P58">point_number: 14 point_type: camera_at_origin x: -0.11929827322 y: 0.058951329369 yaw: -3.33551599534 </text:p>
      <text:p text:style-name="P58">point_number: 14 point_type: odom_at_origin x: -0.519 y: 0.185 yaw: 22.616936005 </text:p>
      <text:p text:style-name="P58">Press enter to continue...</text:p>
      <text:p text:style-name="P58">point_number: 15 point_type: rand_target x: 1.54189794205 y: -0.656541213388 yaw: 157.03824161 </text:p>
      <text:p text:style-name="P58">point_number: 15 point_type: rand_target_relative_to_camera x: 1.6994264639 y: -0.61791115473 yaw: 160.375369657 </text:p>
      <text:p text:style-name="P58">Moving to target...</text:p>
      <text:p text:style-name="P58">Sending goal...</text:p>
      <text:p text:style-name="P58">point_number: 15 point_type: camera_at_rand x: 1.51290399857 y: -0.702731203734 yaw: 161.384691279 </text:p>
      <text:p text:style-name="P58">point_number: 15 point_type: odom_at_rand x: 1.211 y: 0.285 yaw: -172.840471432 </text:p>
      <text:p text:style-name="P58">Sending goal...</text:p>
      <text:p text:style-name="P58">point_number: 15 point_type: camera_at_approach x: -0.446547402209 y: -0.0126304520692 yaw: -6.18224024086 </text:p>
      <text:p text:style-name="P58">point_number: 15 point_type: odom_at_approach x: -0.83 y: 0.044 yaw: 22.1786232917 </text:p>
      <text:p text:style-name="P58">Sending goal...</text:p>
      <text:p text:style-name="P58">point_number: 15 point_type: camera_at_origin x: -0.0833592001955 y: 0.0764128647193 yaw: -2.39504861148 </text:p>
      <text:p text:style-name="P58">point_number: 15 point_type: odom_at_origin x: -0.515 y: 0.227 yaw: 25.6851249979 </text:p>
      <text:p text:style-name="P58">Press enter to continue...</text:p>
      <text:p text:style-name="P58">point_number: 16 point_type: rand_target x: 0.766805788998 y: 1.24578310611 yaw: -126.794093613 </text:p>
      <text:p text:style-name="P58">point_number: 16 point_type: rand_target_relative_to_camera x: 0.800215089638 y: 1.20368471233 yaw: -124.402239985 </text:p>
      <text:p text:style-name="P58">Moving to target...</text:p>
      <text:p text:style-name="P58">Sending goal...</text:p>
      <text:p text:style-name="P58">point_number: 16 point_type: camera_at_rand x: 0.7783943977 y: 1.16193437426 yaw: -121.688023123 </text:p>
      <text:p text:style-name="P58">point_number: 16 point_type: odom_at_rand x: -0.299 y: 1.57 yaw: -95.7850964378 </text:p>
      <text:p text:style-name="P58">Sending goal...</text:p>
      <text:p text:style-name="P58"><text:soft-page-break/>point_number: 16 point_type: camera_at_approach x: -0.489977616372 y: 0.0259608792069 yaw: 3.20210146013 </text:p>
      <text:p text:style-name="P58">point_number: 16 point_type: odom_at_approach x: -0.913 y: 0.043 yaw: 29.1916267041 </text:p>
      <text:p text:style-name="P58">Sending goal...</text:p>
      <text:p text:style-name="P58">point_number: 16 point_type: camera_at_origin x: -0.091841925191 y: 0.0536880406824 yaw: 4.73478067343 </text:p>
      <text:p text:style-name="P58">point_number: 16 point_type: odom_at_origin x: -0.54 y: 0.196 yaw: 30.5065648439 </text:p>
      <text:p text:style-name="P58">Press enter to continue...</text:p>
      <text:p text:style-name="P58">point_number: 17 point_type: rand_target x: -1.85827657016 y: 1.98188332172 yaw: 118.346833653 </text:p>
      <text:p text:style-name="P58">point_number: 17 point_type: rand_target_relative_to_camera x: -1.60101425139 y: 2.06733430146 yaw: 113.605201032 </text:p>
      <text:p text:style-name="P58">Moving to target...</text:p>
      <text:p text:style-name="P58">Sending goal...</text:p>
      <text:p text:style-name="P58">point_number: 17 point_type: camera_at_rand x: -1.86854210658 y: 1.79068372017 yaw: 116.486353527 </text:p>
      <text:p text:style-name="P58">point_number: 17 point_type: odom_at_rand x: -2.886 y: 1.136 yaw: 140.610718419 </text:p>
      <text:p text:style-name="P58">Sending goal...</text:p>
      <text:p text:style-name="P58">point_number: 17 point_type: camera_at_approach x: -0.443438665447 y: 0.203793402116 yaw: 6.22785442143 </text:p>
      <text:p text:style-name="P58">point_number: 17 point_type: odom_at_approach x: -0.987 y: 0.098 yaw: 27.8766885643 </text:p>
      <text:p text:style-name="P58">Sending goal...</text:p>
      <text:p text:style-name="P58">point_number: 17 point_type: camera_at_origin x: -0.086352141847 y: 0.0478084986967 yaw: 3.50111417991 </text:p>
      <text:p text:style-name="P58">point_number: 17 point_type: odom_at_origin x: -0.58 y: 0.095 yaw: 24.9838246567 </text:p>
      <text:p text:style-name="P58">Press enter to continue...</text:p>
      <text:p text:style-name="P58">point_number: 18 point_type: rand_target x: 1.25686978995 y: 0.164924627324 yaw: -144.345711985 </text:p>
      <text:p text:style-name="P58">point_number: 18 point_type: rand_target_relative_to_camera x: 1.33702470343 y: 0.0291981519076 yaw: -147.85542311 </text:p>
      <text:p text:style-name="P58">Moving to target...</text:p>
      <text:p text:style-name="P58">Sending goal...</text:p>
      <text:p text:style-name="P58">point_number: 18 point_type: camera_at_rand x: 1.16593519817 y: 0.0737317528502 yaw: -150.186363514 </text:p>
      <text:p text:style-name="P58">point_number: 18 point_type: odom_at_rand x: 0.544 y: 0.648 yaw: -127.957249592 </text:p>
      <text:p text:style-name="P58">Sending goal...</text:p>
      <text:p text:style-name="P58">point_number: 18 point_type: camera_at_approach x: -0.371086575529 y: 0.114667903863 yaw: -7.27371877737 </text:p>
      <text:p text:style-name="P58">point_number: 18 point_type: odom_at_approach x: -0.889 y: -0.005 yaw: 18.1461463296 </text:p>
      <text:p text:style-name="P58">Sending goal...</text:p>
      <text:p text:style-name="P58">point_number: 18 point_type: camera_at_origin x: -0.107156125353 y: 0.0170814553742 yaw: 4.35738857976 </text:p>
      <text:p text:style-name="P58">point_number: 18 point_type: odom_at_origin x: -0.582 y: 0.02 yaw: 29.71760196 </text:p>
      <text:p text:style-name="P58">Press enter to continue...</text:p>
      <text:p text:style-name="P58">point_number: 19 point_type: rand_target x: 1.36371707823 y: -1.72181114922 yaw: 163.278792196 </text:p>
      <text:p text:style-name="P58">point_number: 19 point_type: rand_target_relative_to_camera x: 1.33640834467 y: -1.84489145473 yaw: 158.922860244 </text:p>
      <text:p text:style-name="P58">Moving to target...</text:p>
      <text:p text:style-name="P58">Sending goal...</text:p>
      <text:p text:style-name="P58">point_number: 19 point_type: camera_at_rand x: 1.29712011739 y: -1.85498554674 yaw: 156.864980101 </text:p>
      <text:p text:style-name="P58"><text:soft-page-break/>point_number: 19 point_type: odom_at_rand x: 1.428 y: -0.864 yaw: -174.681384827 </text:p>
      <text:p text:style-name="P58">Sending goal...</text:p>
      <text:p text:style-name="P58">point_number: 19 point_type: camera_at_approach x: -0.390270126487 y: 0.12996408127 yaw: -6.24045643238 </text:p>
      <text:p text:style-name="P58">point_number: 19 point_type: odom_at_approach x: -0.951 y: -0.111 yaw: 24.6331744861 </text:p>
      <text:p text:style-name="P58">Sending goal...</text:p>
      <text:p text:style-name="P58">point_number: 19 point_type: camera_at_origin x: -0.133280035561 y: 0.0211014651656 yaw: 3.75536289609 </text:p>
      <text:p text:style-name="P58">point_number: 19 point_type: odom_at_origin x: -0.632 y: -0.042 yaw: 34.3637167208 </text:p>
      <text:p text:style-name="P58">Press enter to continue...</text:p>
      <text:p text:style-name="P58">point_number: 20 point_type: rand_target x: 0.288952767959 y: 0.101125976328 yaw: 136.725891239 </text:p>
      <text:p text:style-name="P58">point_number: 20 point_type: rand_target_relative_to_camera x: 0.428028571733 y: 0.0529398559133 yaw: 132.969554874 </text:p>
      <text:p text:style-name="P58">Moving to target...</text:p>
      <text:p text:style-name="P58">Sending goal...</text:p>
      <text:p text:style-name="P58">point_number: 20 point_type: camera_at_rand x: 0.234252205567 y: 0.0308657329912 yaw: 142.156350184 </text:p>
      <text:p text:style-name="P58">point_number: 20 point_type: odom_at_rand x: -0.364 y: 0.181 yaw: 171.380270891 </text:p>
      <text:p text:style-name="P58">Sending goal...</text:p>
      <text:p text:style-name="P58">point_number: 20 point_type: camera_at_approach x: -0.596562072066 y: -0.0143671551865 yaw: 4.3504585877 </text:p>
      <text:p text:style-name="P58">point_number: 20 point_type: odom_at_approach x: -0.949 y: -0.123 yaw: 32.785790953 </text:p>
      <text:p text:style-name="P58">Sending goal...</text:p>
      <text:p text:style-name="P58">point_number: 20 point_type: camera_at_origin x: 0.0328969071258 y: 0.0873801398084 yaw: -0.353037327864 </text:p>
      <text:p text:style-name="P58">point_number: 20 point_type: odom_at_origin x: -0.508 y: 0.144 yaw: 27.7890260216 </text:p>
      <text:p text:style-name="P58"/>
      <text:list xml:id="list4059340704456036985" text:style-name="L35">
        <text:list-item>
          <text:p text:style-name="P182">Test 8 – return to zero, odom with camera, 0.5 meter approach, with modified tolerance in move base. Following line added to move_base_params.yaml under catkin_ws/src/p3dx_navigation/config/p3dx_rosaria:</text:p>
        </text:list-item>
        <text:list-item>
          <text:p text:style-name="P188">also up<text:span text:style-name="T42">dated local_costmap_params.yaml to a resolution of 0.01 <text:s/>meters/cell from 0.05. Without this, the robot could never reach its target and would spin in place.</text:span></text:p>
        </text:list-item>
      </text:list>
      <text:p text:style-name="P59"/>
      <text:p text:style-name="P59"><text:span text:style-name="Teletype">xy_goal_tolerance = 0.02 (default is 0.10)</text:span></text:p>
      <text:p text:style-name="P59"><text:span text:style-name="Teletype"/></text:p>
      <text:p text:style-name="P60"><text:span text:style-name="Teletype"><text:span text:style-name="T41">original file: (move_base_params.yaml)</text:span></text:span></text:p>
      <text:p text:style-name="P60"><text:span text:style-name="Teletype"/></text:p>
      <text:p text:style-name="P60"><text:span text:style-name="Teletype"><text:span text:style-name="T41">controller_frequency: 10 #The rate in Hz at which to run the control loop and send velocity commands to the base</text:span></text:span></text:p>
      <text:p text:style-name="P60"><text:span text:style-name="Teletype"/></text:p>
      <text:p text:style-name="P60"><text:span text:style-name="Teletype"><text:span text:style-name="T41">TrajectoryPlannerROS:</text:span></text:span></text:p>
      <text:p text:style-name="P60"><text:span text:style-name="Teletype"/></text:p>
      <text:p text:style-name="P60"><text:span text:style-name="Teletype"><text:span text:style-name="T41"><text:s text:c="2"/>pdist_scale: 0.9 #The weighting for how much the controller should stay close to the path it was given </text:span></text:span></text:p>
      <text:p text:style-name="P60"><text:span text:style-name="Teletype"/></text:p>
      <text:p text:style-name="P60"><text:span text:style-name="Teletype"><text:span text:style-name="T41"><text:s text:c="2"/>max_vel_x: 0.8 # The maximum forward velocity allowed for the base in meters/sec</text:span></text:span></text:p>
      <text:p text:style-name="P60"><text:span text:style-name="Teletype"><text:span text:style-name="T41"><text:s text:c="2"/>min_vel_x: 0.03 # The minimum forward velocity allowed for the base in meters/sec.</text:span></text:span></text:p>
      <text:p text:style-name="P60"><text:soft-page-break/><text:span text:style-name="Teletype"><text:span text:style-name="T41"><text:s text:c="2"/>max_vel_theta: 0.8 #The maximum rotational velocity allowed for the base in radians/sec</text:span></text:span></text:p>
      <text:p text:style-name="P60"><text:span text:style-name="Teletype"><text:span text:style-name="T41"><text:s text:c="2"/>min_vel_theta: -0.8 #The minimum rotational velocity allowed for the base in radians/sec </text:span></text:span></text:p>
      <text:p text:style-name="P60"><text:span text:style-name="Teletype"><text:span text:style-name="T41"><text:s text:c="2"/>min_in_place_vel_theta: 0.01 # The minimum rotational velocity allowed for the base while performing in-place rotations in radians/sec</text:span></text:span></text:p>
      <text:p text:style-name="P60"><text:span text:style-name="Teletype"><text:span text:style-name="T41"><text:s text:c="2"/></text:span></text:span></text:p>
      <text:p text:style-name="P60"><text:span text:style-name="Teletype"><text:span text:style-name="T41"><text:s text:c="2"/>acc_lim_theta: 2.0 #The rotational acceleration limit of the robot in radians/sec^2</text:span></text:span></text:p>
      <text:p text:style-name="P60"><text:span text:style-name="Teletype"><text:span text:style-name="T41"><text:s text:c="2"/>acc_lim_x: 0.7 #The x acceleration limit of the robot in meters/sec^2 </text:span></text:span></text:p>
      <text:p text:style-name="P60"><text:span text:style-name="Teletype"/></text:p>
      <text:p text:style-name="P60"><text:span text:style-name="Teletype"><text:span text:style-name="T41"><text:s text:c="2"/>meter_scoring: true #Whether the gdist_scale and pdist_scale parameters should assume that goal_distance and path_distance are expressed in units of meters or cells.</text:span></text:span></text:p>
      <text:p text:style-name="P60"><text:span text:style-name="Teletype"/></text:p>
      <text:p text:style-name="P60"><text:span text:style-name="Teletype"><text:span text:style-name="T41"><text:s text:c="2"/>holonomic_robot: false #Determines whether velocity commands are generated for a holonomic or non-holonomic robot.</text:span></text:span></text:p>
      <text:p text:style-name="P60"><text:span text:style-name="Teletype"/></text:p>
      <text:p text:style-name="P60"><text:span text:style-name="Teletype"/></text:p>
      <text:p text:style-name="P60"><text:span text:style-name="Teletype"><text:span text:style-name="T41">#More information at </text:span></text:span><text:a xlink:type="simple" xlink:href="http://wiki.ros.org/base_local_planner" text:style-name="Internet_20_link" text:visited-style-name="Visited_20_Internet_20_Link"><text:span text:style-name="Teletype"><text:span text:style-name="T41">http://wiki.ros.org/base_local_planner</text:span></text:span></text:a></text:p>
      <text:p text:style-name="P60"><text:span text:style-name="Teletype"/></text:p>
      <text:list xml:id="list3882033011141085355" text:style-name="L36">
        <text:list-item>
          <text:p text:style-name="P183"><text:span text:style-name="Teletype"><text:span text:style-name="T43">Test 8:</text:span></text:span></text:p>
          <text:list>
            <text:list-item>
              <text:p text:style-name="P184"><text:span text:style-name="Teletype"><text:span text:style-name="T44">computer crashed during test. Increased pixel density of local costmap caused move_base to freak out. This may have something to due with the crash. Was able to undo changes and replicate behavior of test 7 though.</text:span></text:span></text:p>
            </text:list-item>
          </text:list>
        </text:list-item>
      </text:list>
      <text:p text:style-name="P61"><text:span text:style-name="Teletype"><text:span text:style-name="T44"/></text:span></text:p>
      <text:p text:style-name="P61"><text:span text:style-name="Teletype"><text:span text:style-name="T44">MIKE – 11 April 2017</text:span></text:span></text:p>
      <text:p text:style-name="P61"><text:span text:style-name="Teletype"><text:span text:style-name="T44"/></text:span></text:p>
      <text:list xml:id="list210745955872798" text:continue-numbering="true" text:style-name="L36">
        <text:list-item>
          <text:p text:style-name="P184"><text:span text:style-name="Teletype"><text:span text:style-name="T44">Thoughts for next test:</text:span></text:span></text:p>
          <text:list>
            <text:list-item>
              <text:p text:style-name="P184"><text:span text:style-name="Teletype"><text:span text:style-name="T44">trying to approach target twice, (resending origin goal after first attempt) produced no result.</text:span></text:span></text:p>
            </text:list-item>
            <text:list-item>
              <text:p text:style-name="P184"><text:span text:style-name="Teletype"><text:span text:style-name="T44">For Test 7 </text:span></text:span><text:span text:style-name="Teletype"><text:span text:style-name="T45">(cam+odom+approach)</text:span></text:span><text:span text:style-name="Teletype"><text:span text:style-name="T44">, we had the tightest clustering of points </text:span></text:span><text:span text:style-name="Teletype"><text:span text:style-name="T45">so far (approximately 6cm cluster, all short of target, with a tendency to lean left [positive y])</text:span></text:span></text:p>
            </text:list-item>
            <text:list-item>
              <text:p text:style-name="P185"><text:span text:style-name="Teletype"><text:span text:style-name="T45">Analysis of camera info from Test 7 shows that these results are consistent with what we see on the graph paper.</text:span></text:span></text:p>
              <text:list>
                <text:list-item>
                  <text:p text:style-name="P185"><text:span text:style-name="Teletype"><text:span text:style-name="T45">These three things combined tell me that the issue is likely with the goal_tolerance in the control from move_base.</text:span></text:span></text:p>
                </text:list-item>
                <text:list-item>
                  <text:p text:style-name="P185"><text:span text:style-name="Teletype"><text:span text:style-name="T45"><text:s/>I am going to decrease the size of the local costmap (the one whose resolution needs to be increased) in order to be able to increase the resolution without causing everything else to freak out. It is currently set to 4mx4m centered on the robot. </text:span></text:span><text:span text:style-name="Teletype"><text:span text:style-name="T46">Current size of pixels is 0.05 meters/cell this means 20 cells/meter which is 6400 cells for the costmap. At 0.01 meters/cell and 4mx4m, this is 100 cells/meter which is 160,000 cells to keep track of. I am going to change the resolution to 0.01 meters/cell, but decrease the size to 0.8m x 0.8m to keep things consistent.</text:span></text:span></text:p>
                  <text:list>
                    <text:list-item>
                      <text:p text:style-name="P186"><text:span text:style-name="Teletype"><text:span text:style-name="T47">Caused a problem with the sonars, costmap was full, and robot could only move backwards</text:span></text:span></text:p>
                    </text:list-item>
                  </text:list>
                </text:list-item>
              </text:list>
            </text:list-item>
            <text:list-item>
              <text:p text:style-name="P187"><text:soft-page-break/><text:span text:style-name="Teletype"><text:span text:style-name="T48">Tweaked various settings, but in the end restored everything to default. This is trial and error, and not really how this should be done</text:span></text:span></text:p>
            </text:list-item>
          </text:list>
        </text:list-item>
      </text:list>
      <text:p text:style-name="P62"><text:span text:style-name="Teletype"><text:span text:style-name="T48"/></text:span></text:p>
      <text:p text:style-name="P63"><text:span text:style-name="Teletype"><text:span text:style-name="T49">MIKE – 17 April 2017:</text:span></text:span></text:p>
      <text:p text:style-name="P63"><text:span text:style-name="Teletype"><text:span text:style-name="T49"/></text:span></text:p>
      <text:list xml:id="list2235328573840792398" text:style-name="L37">
        <text:list-item>
          <text:p text:style-name="P198"><text:span text:style-name="Teletype"><text:span text:style-name="T50">As per Jake’s advice, looked into systemd for running scripts at boot. Found a tutorial here:</text:span></text:span></text:p>
        </text:list-item>
      </text:list>
      <text:p text:style-name="P64"><text:span text:style-name="Teletype"><text:span text:style-name="T50"/></text:span></text:p>
      <text:p text:style-name="P73"><text:a xlink:type="simple" xlink:href="http://www.raspberrypi-spy.co.uk/2015/10/how-to-autorun-a-python-script-on-boot-using-systemd/" text:style-name="Internet_20_link" text:visited-style-name="Visited_20_Internet_20_Link"><text:span text:style-name="Teletype"><text:span text:style-name="T50">http://www.raspberrypi-spy.co.uk/2015/10/how-to-autorun-a-python-script-on-boot-using-systemd/</text:span></text:span></text:a></text:p>
      <text:p text:style-name="P73"><text:span text:style-name="Teletype"><text:span text:style-name="T50"/></text:span></text:p>
      <text:list xml:id="list2556303276695914164" text:style-name="L38">
        <text:list-item>
          <text:p text:style-name="P199"><text:span text:style-name="Teletype"><text:span text:style-name="T50">Made a service that reports ip of pi on boot via email, and it worked wonderfully.</text:span></text:span></text:p>
        </text:list-item>
      </text:list>
      <text:p text:style-name="P64"><text:span text:style-name="Teletype"><text:span text:style-name="T50"/></text:span></text:p>
      <text:p text:style-name="P65"><text:span text:style-name="Teletype"><text:span text:style-name="T51">MIKE – 19 April 2017:</text:span></text:span></text:p>
      <text:p text:style-name="P65"><text:span text:style-name="Teletype"><text:span text:style-name="T51"/></text:span></text:p>
      <text:list xml:id="list5100836073826534139" text:style-name="L39">
        <text:list-item>
          <text:p text:style-name="P200"><text:span text:style-name="Teletype"><text:span text:style-name="T51">Original Pioneer config:</text:span></text:span></text:p>
          <text:list>
            <text:list-item>
              <text:p text:style-name="P201"><text:span text:style-name="Teletype"><text:span text:style-name="T52">ticksmm = 128</text:span></text:span></text:p>
            </text:list-item>
            <text:list-item>
              <text:p text:style-name="P201"><text:span text:style-name="Teletype"><text:span text:style-name="T52">driftFactor = 0</text:span></text:span></text:p>
            </text:list-item>
            <text:list-item>
              <text:p text:style-name="P201"><text:span text:style-name="Teletype"><text:span text:style-name="T52">revcount = 16570</text:span></text:span></text:p>
              <text:list>
                <text:list-item>
                  <text:p text:style-name="P201"><text:span text:style-name="Teletype"><text:span text:style-name="T52">consistently overshot by 3 cm +/- 0.5 cm</text:span></text:span></text:p>
                </text:list-item>
                <text:list-item>
                  <text:p text:style-name="P201"><text:span text:style-name="Teletype"><text:span text:style-name="T52">consistently to right by ~ 6.5 cm +/- 1 cm</text:span></text:span></text:p>
                </text:list-item>
              </text:list>
            </text:list-item>
          </text:list>
        </text:list-item>
      </text:list>
      <text:p text:style-name="P66"><text:span text:style-name="Teletype"><text:span text:style-name="T52"/></text:span></text:p>
      <text:list xml:id="list210745992637349" text:continue-numbering="true" text:style-name="L39">
        <text:list-item>
          <text:p text:style-name="P201"><text:span text:style-name="Teletype"><text:span text:style-name="T52">Modified Params (ticksmm first):</text:span></text:span></text:p>
          <text:list>
            <text:list-item>
              <text:p text:style-name="P201"><text:span text:style-name="Teletype"><text:span text:style-name="T52">ticksmm = 127</text:span></text:span></text:p>
            </text:list-item>
            <text:list-item>
              <text:p text:style-name="P201"><text:span text:style-name="Teletype"><text:span text:style-name="T52">driftFactor = 0</text:span></text:span></text:p>
            </text:list-item>
            <text:list-item>
              <text:p text:style-name="P201"><text:span text:style-name="Teletype"><text:span text:style-name="T52">revcount = 0</text:span></text:span></text:p>
              <text:list>
                <text:list-item>
                  <text:p text:style-name="P201"><text:span text:style-name="Teletype"><text:span text:style-name="T52">undershot by 1.5 cm +/- 0.5 cm</text:span></text:span></text:p>
                </text:list-item>
                <text:list-item>
                  <text:p text:style-name="P201"><text:span text:style-name="Teletype"><text:span text:style-name="T52">negligible change in drift</text:span></text:span></text:p>
                </text:list-item>
              </text:list>
            </text:list-item>
          </text:list>
        </text:list-item>
      </text:list>
      <text:p text:style-name="P66"><text:span text:style-name="Teletype"><text:span text:style-name="T52"/></text:span></text:p>
      <text:list xml:id="list210746139606332" text:continue-numbering="true" text:style-name="L39">
        <text:list-item>
          <text:p text:style-name="P201"><text:span text:style-name="Teletype"><text:span text:style-name="T52">Modified drift Factor (#1):</text:span></text:span></text:p>
          <text:list>
            <text:list-item>
              <text:p text:style-name="P201"><text:span text:style-name="Teletype"><text:span text:style-name="T52">ticksmm = 127</text:span></text:span></text:p>
            </text:list-item>
            <text:list-item>
              <text:p text:style-name="P201"><text:span text:style-name="Teletype"><text:span text:style-name="T52">driftFactor = -100</text:span></text:span></text:p>
            </text:list-item>
            <text:list-item>
              <text:p text:style-name="P201"><text:span text:style-name="Teletype"><text:span text:style-name="T52">revcount = 0</text:span></text:span></text:p>
              <text:list>
                <text:list-item>
                  <text:p text:style-name="P201"><text:span text:style-name="Teletype"><text:span text:style-name="T52">off by 0.5 m</text:span></text:span></text:p>
                </text:list-item>
              </text:list>
            </text:list-item>
          </text:list>
        </text:list-item>
      </text:list>
      <text:p text:style-name="P66"><text:span text:style-name="Teletype"><text:span text:style-name="T52"/></text:span></text:p>
      <text:list xml:id="list210746010675861" text:continue-numbering="true" text:style-name="L39">
        <text:list-item>
          <text:p text:style-name="P201"><text:span text:style-name="Teletype"><text:span text:style-name="T52">Modified drift Factor (#2):</text:span></text:span></text:p>
          <text:list>
            <text:list-item>
              <text:p text:style-name="P201"><text:span text:style-name="Teletype"><text:span text:style-name="T52">ticksmm = 127</text:span></text:span></text:p>
            </text:list-item>
            <text:list-item>
              <text:p text:style-name="P201"><text:span text:style-name="Teletype"><text:span text:style-name="T52">drifFactor = 10</text:span></text:span></text:p>
            </text:list-item>
            <text:list-item>
              <text:p text:style-name="P201"><text:span text:style-name="Teletype"><text:span text:style-name="T52">revcount = 0</text:span></text:span></text:p>
              <text:list>
                <text:list-item>
                  <text:p text:style-name="P202"><text:span text:style-name="Teletype"><text:span text:style-name="T53">still slightly right</text:span></text:span></text:p>
                </text:list-item>
              </text:list>
            </text:list-item>
          </text:list>
        </text:list-item>
      </text:list>
      <text:p text:style-name="P67"><text:span text:style-name="Teletype"><text:span text:style-name="T53"/></text:span></text:p>
      <text:list xml:id="list210745661729592" text:continue-numbering="true" text:style-name="L39">
        <text:list-item>
          <text:p text:style-name="P202"><text:span text:style-name="Teletype"><text:span text:style-name="T53">Modified drift Factor (#3):</text:span></text:span></text:p>
          <text:list>
            <text:list-item>
              <text:p text:style-name="P202"><text:span text:style-name="Teletype"><text:span text:style-name="T53">ticksmm = 127</text:span></text:span></text:p>
            </text:list-item>
            <text:list-item>
              <text:p text:style-name="P202"><text:span text:style-name="Teletype"><text:span text:style-name="T53">drifFactor = 20</text:span></text:span></text:p>
            </text:list-item>
            <text:list-item>
              <text:p text:style-name="P202"><text:span text:style-name="Teletype"><text:span text:style-name="T53">revcount = 0</text:span></text:span><text:span text:style-name="Teletype"><text:span text:style-name="T57">m</text:span></text:span></text:p>
              <text:list>
                <text:list-item>
                  <text:p text:style-name="P202"><text:span text:style-name="Teletype"><text:span text:style-name="T53">no appreciable deviation from start</text:span></text:span></text:p>
                </text:list-item>
              </text:list>
            </text:list-item>
          </text:list>
          <text:p text:style-name="P203"><text:span text:style-name="Teletype"><text:span text:style-name="T54"/></text:span></text:p>
        </text:list-item>
        <text:list-item>
          <text:p text:style-name="P203"><text:span text:style-name="Teletype"><text:span text:style-name="T54">Tried with laser rig: </text:span></text:span></text:p>
          <text:list>
            <text:list-item>
              <text:p text:style-name="P204"><text:soft-page-break/><text:span text:style-name="Teletype"><text:span text:style-name="T55">Difference between 10 and 11 was huge. 10 is closer to dead on (for driftFactor)</text:span></text:span></text:p>
            </text:list-item>
          </text:list>
        </text:list-item>
      </text:list>
      <text:p text:style-name="P68"><text:span text:style-name="Teletype"><text:span text:style-name="T55"/></text:span></text:p>
      <text:list xml:id="list210744500149770" text:continue-numbering="true" text:style-name="L39">
        <text:list-item>
          <text:p text:style-name="P205"><text:span text:style-name="Teletype"><text:span text:style-name="T56">16480 is approximate value for revcount which worked really well</text:span></text:span></text:p>
        </text:list-item>
      </text:list>
      <text:p text:style-name="P69"><text:span text:style-name="Teletype"><text:span text:style-name="T56"/></text:span></text:p>
      <text:p text:style-name="P70"><text:span text:style-name="Teletype"><text:span text:style-name="T58">MIKE – 21 April 2017</text:span></text:span></text:p>
      <text:p text:style-name="P70"><text:span text:style-name="Teletype"><text:span text:style-name="T58"><text:tab/></text:span></text:span></text:p>
      <text:list xml:id="list6747822298555420699" text:style-name="L40">
        <text:list-item>
          <text:p text:style-name="P206"><text:span text:style-name="Teletype"><text:span text:style-name="T58">Testing custom cmd_vel publisher to control pioneer for short precision motion.</text:span></text:span></text:p>
        </text:list-item>
      </text:list>
      <text:p text:style-name="P70"><text:span text:style-name="Teletype"><text:span text:style-name="T58"/></text:span></text:p>
      <text:list xml:id="list210746109685941" text:continue-numbering="true" text:style-name="L40">
        <text:list-item>
          <text:p text:style-name="P206"><text:span text:style-name="Teletype"><text:span text:style-name="T58">cmd_vel timeout is 0.6 seconds, so if the command is not sent during this time, the robot will stop moving.</text:span></text:span></text:p>
        </text:list-item>
        <text:list-item>
          <text:p text:style-name="P206"><text:span text:style-name="Teletype"><text:span text:style-name="T58">Tried looping </text:span></text:span><text:span text:style-name="Teletype"><text:span text:style-name="T60">4</text:span></text:span><text:span text:style-name="Teletype"><text:span text:style-name="T58"> times, publishing 0.75 m/s x velocity, 0.5 seconds apart, followed by a final stop command, and robot moved 1.2 meters.</text:span></text:span></text:p>
        </text:list-item>
        <text:list-item>
          <text:p text:style-name="P206"><text:span text:style-name="Teletype"><text:span text:style-name="T58">Tried looping 8 times, with 0.5 m/s command, and got 2 meters.</text:span></text:span></text:p>
        </text:list-item>
        <text:list-item>
          <text:p text:style-name="P206"><text:span text:style-name="Teletype"><text:span text:style-name="T58">Now trying 8 times, 0.75 m/s, expecting 3 meters</text:span></text:span></text:p>
          <text:list>
            <text:list-item>
              <text:p text:style-name="P207"><text:span text:style-name="Teletype"><text:span text:style-name="T59">moved 2.998 meters</text:span></text:span></text:p>
            </text:list-item>
          </text:list>
        </text:list-item>
        <text:list-item>
          <text:p text:style-name="P207"><text:span text:style-name="Teletype"><text:span text:style-name="T59">Now trying 8 times, 0.75m/s, 0.25 second delay. Expecting 1.5 meters of motion:</text:span></text:span></text:p>
          <text:list>
            <text:list-item>
              <text:p text:style-name="P208"><text:span text:style-name="Teletype"><text:span text:style-name="T60">result was 1.2 meters</text:span></text:span></text:p>
            </text:list-item>
          </text:list>
        </text:list-item>
        <text:list-item>
          <text:p text:style-name="P208"><text:span text:style-name="Teletype"><text:span text:style-name="T60">Now trying 8 times, 0.5m/s, 0.25 second delay. Expecting 1 meter of motion:</text:span></text:span></text:p>
          <text:list>
            <text:list-item>
              <text:p text:style-name="P208"><text:span text:style-name="Teletype"><text:span text:style-name="T60">result was 0.999 meters.</text:span></text:span></text:p>
            </text:list-item>
          </text:list>
        </text:list-item>
      </text:list>
      <text:p text:style-name="P71"><text:span text:style-name="Teletype"><text:span text:style-name="T60"/></text:span></text:p>
      <text:p text:style-name="P72"><text:span text:style-name="Teletype"><text:span text:style-name="T62">* TO RUN ON MONDAY</text:span></text:span></text:p>
      <text:list xml:id="list210744990872204" text:continue-numbering="true" text:style-name="L40">
        <text:list-item>
          <text:p text:style-name="P208"><text:span text:style-name="Teletype"><text:span text:style-name="T60">Now trying </text:span></text:span><text:span text:style-name="Teletype"><text:span text:style-name="T61">6 times, 0.75 m.s, 0.5 second delay. Expecting 2.25 meters of motion</text:span></text:span></text:p>
        </text:list-item>
      </text:list>
      <text:p text:style-name="P71"><text:span text:style-name="Teletype"><text:span text:style-name="T61"/></text:span></text:p>
      <text:p text:style-name="P210"><text:span text:style-name="Teletype"><text:span text:style-name="T63">MIKE – 22 April 2017</text:span></text:span></text:p>
      <text:p text:style-name="P210"><text:span text:style-name="Teletype"><text:span text:style-name="T63"/></text:span></text:p>
      <text:list xml:id="list1638048516945856673" text:style-name="L41">
        <text:list-item>
          <text:p text:style-name="P211"><text:span text:style-name="Teletype"><text:span text:style-name="T63">command that works well for filtering data:</text:span></text:span></text:p>
        </text:list-item>
      </text:list>
      <text:p text:style-name="P210"><text:span text:style-name="Teletype"><text:span text:style-name="T63"/></text:span></text:p>
      <text:p text:style-name="P210"><text:span text:style-name="Teletype"><text:span text:style-name="T63"><text:s/>cat cmd_vel_2.txt | grep -A1 linear | grep x | tr -d 'x:' | tr -d " " &gt;&gt; twist_data_2.txt</text:span></text:span></text:p>
      <text:p text:style-name="P210"><text:span text:style-name="Teletype"><text:span text:style-name="T63"/></text:span></text:p>
      <text:list xml:id="list8548210129040281" text:style-name="L42">
        <text:list-item>
          <text:p text:style-name="P212"><text:span text:style-name="Teletype"><text:span text:style-name="T64">Ran three tests to try and see what was going on with velocity commands. Echoed odometry/twist to try and see what the reported velocities where, and was able to understand the problem. Since acceleration and deceleration are symmetric, as long as you hit the top speed during your run you are fine. If you are only planning to move for some amount of time which is shorter than the amount of time it would take to hit the top speed, you will undershoot. It will also take you longer than you think it will to reach your target. The graph below shows the measurements taken to come to this conclusion. X – axis is time in seconds, and y axis is velocity as reported by the pioneer in m/s. The yellow and blue trials (T1 and T3) successfully hit their targets (though T3 overshot a little), while T2 undershot by 30cm.</text:span></text:span></text:p>
        </text:list-item>
      </text:list>
      <text:p text:style-name="P215"><text:soft-page-break/><text:span text:style-name="Teletype"><text:span text:style-name="T64"/></text:span></text:p>
      <text:p text:style-name="P215"><draw:frame draw:style-name="fr1" draw:name="Object1" text:anchor-type="paragraph" svg:x="0.0909in" svg:y="0.0382in" svg:width="6.9882in" svg:height="3.9661in" draw:z-index="0"><draw:object xlink:href="./Object 1" xlink:type="simple" xlink:show="embed" xlink:actuate="onLoad"/><draw:image xlink:href="./ObjectReplacements/Object 1" xlink:type="simple" xlink:show="embed" xlink:actuate="onLoad"/></draw:frame><text:span text:style-name="Teletype"><text:span text:style-name="T64"/></text:span></text:p>
      <text:list xml:id="list210745744823550" text:continue-numbering="true" text:style-name="L42">
        <text:list-item>
          <text:p text:style-name="P213"><text:span text:style-name="Teletype"><text:span text:style-name="T65">Assuming you start from a speed of zero, and you want to move a distance of x at a speed of v:</text:span></text:span></text:p>
          <text:list>
            <text:list-item>
              <text:p text:style-name="P213"><text:span text:style-name="Teletype"><text:span text:style-name="T65">if v/a (time it takes to reach that speed) is greater than x/v (time to travel at v to go distance x), you will not reach your target.</text:span></text:span></text:p>
            </text:list-item>
          </text:list>
        </text:list-item>
      </text:list>
      <text:p text:style-name="P216"><text:span text:style-name="Teletype"><text:span text:style-name="T65"/></text:span></text:p>
      <text:list xml:id="list210745782714186" text:continue-numbering="true" text:style-name="L42">
        <text:list-item>
          <text:p text:style-name="P214"><text:span text:style-name="Teletype"><text:span text:style-name="T66">Another way of saying it is that Vmax = sqrt(x*a).</text:span></text:span></text:p>
        </text:list-item>
      </text:list>
      <text:p text:style-name="P217"><text:span text:style-name="Teletype"><text:span text:style-name="T66"/></text:span></text:p>
      <text:p text:style-name="P218"><text:span text:style-name="Teletype"><text:span text:style-name="T67">MIKE – 26 April 2017</text:span></text:span></text:p>
      <text:p text:style-name="P218"><text:span text:style-name="Teletype"><text:span text:style-name="T67"/></text:span></text:p>
      <text:list xml:id="list8595333324254287768" text:style-name="L44">
        <text:list-item>
          <text:p text:style-name="P223"><text:span text:style-name="Teletype"><text:span text:style-name="T68">TO DO LIST:</text:span></text:span></text:p>
          <text:p text:style-name="P223"><text:span text:style-name="Teletype"><text:span text:style-name="T68"/></text:span></text:p>
        </text:list-item>
      </text:list>
      <text:list xml:id="list6123274404601588418" text:style-name="L43">
        <text:list-item>
          <text:list>
            <text:list-item>
              <text:p text:style-name="P219"><text:span text:style-name="Teletype"><text:span text:style-name="T67">Redo </text:span></text:span><text:span text:style-name="Teletype"><text:span text:style-name="T68">test_7 with new control scheme, on a new set of paper, with same calibration parameters for camera to verify first measurements on camera accuracy while benchmarking the performance of the new control routine</text:span></text:span></text:p>
            </text:list-item>
            <text:list-item>
              <text:p text:style-name="P220"><text:span text:style-name="Teletype"><text:span text:style-name="T68">Create a new checkerboard for calibrating the camera, and recalibrate for current resolution (640x480p)</text:span></text:span></text:p>
              <text:list>
                <text:list-item>
                  <text:p text:style-name="P220"><text:span text:style-name="Teletype"><text:span text:style-name="T68">Manual</text:span></text:span><text:span text:style-name="Teletype"><text:span text:style-name="T69">ly</text:span></text:span><text:span text:style-name="Teletype"><text:span text:style-name="T68"> move the robot around, recording the position and log data points on graph</text:span></text:span></text:p>
                </text:list-item>
              </text:list>
            </text:list-item>
            <text:list-item>
              <text:p text:style-name="P221"><text:span text:style-name="Teletype"><text:span text:style-name="T69">Repeat process for 800x600p and 960x720p, stopping if there is no appreciable improvement</text:span></text:span></text:p>
            </text:list-item>
          </text:list>
        </text:list-item>
      </text:list>
      <text:p text:style-name="P224"><text:span text:style-name="Teletype"><text:span text:style-name="T69"/></text:span></text:p>
      <text:list xml:id="list210744422416412" text:continue-numbering="true" text:style-name="L43">
        <text:list-item>
          <text:p text:style-name="P222"><text:span text:style-name="Teletype"><text:span text:style-name="T70">Finished writing code for custom movement (rotate_and_move.py)</text:span></text:span></text:p>
          <text:list>
            <text:list-item>
              <text:p text:style-name="P222"><text:span text:style-name="Teletype"><text:span text:style-name="T70">had robot drive 1 meter, rotate 180 deg, drive 1 meter, rotate 180 deg. Tested by aligning with a floor tile and change in distance was less than 0.5cm, and angular difference was smaller than I can meaningfully give a number for</text:span></text:span></text:p>
            </text:list-item>
            <text:list-item>
              <text:p text:style-name="P222"><text:span text:style-name="Teletype"><text:span text:style-name="T70">tested running alongside move_base and had no problems. Code for custom movement should be easily integrated into what we already have for testing with only minor </text:span></text:span><text:soft-page-break/><text:span text:style-name="Teletype"><text:span text:style-name="T70">modifications. Goal for tomorrow is to integrate code for test_8 as described above and perform that test. As for now, it’s late and I want to go home</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20:30:02.238023110</meta:creation-date>
    <dc:date>2017-04-26T21:07:43.560060314</dc:date>
    <meta:editing-duration>P17DT20H22M54S</meta:editing-duration>
    <meta:editing-cycles>115</meta:editing-cycles>
    <meta:generator>LibreOffice/5.1.6.2$Linux_X86_64 LibreOffice_project/10m0$Build-2</meta:generator>
    <meta:document-statistic meta:table-count="0" meta:image-count="0" meta:object-count="1" meta:page-count="51" meta:paragraph-count="1745" meta:word-count="13805" meta:character-count="110519" meta:non-whitespace-character-count="978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749cm" svg:height="10.073cm" xlink:href="." xlink:type="simple" chart:class="chart:scatter" chart:style-name="ch1">
        <chart:legend svg:x="11.5cm" svg:y="0.31cm" style:legend-expansion="custom" chartooo:width="5.74cm" chartooo:height="3.417cm" style:legend-expansion-aspect-ratio="1.6798361135499" chart:style-name="ch2"/>
        <chart:plot-area chart:style-name="ch3" chart:data-source-has-labels="both" svg:x="0.354cm" svg:y="0.201cm" svg:width="17.041cm" svg:height="9.671cm">
          <chartooo:coordinate-region svg:x="1.081cm" svg:y="0.4cm" svg:width="16.22cm" svg:height="8.825cm"/>
          <chart:axis chart:dimension="x" chart:name="primary-x" chart:style-name="ch4" chartooo:axis-type="auto">
            <chart:categories table:cell-range-address="local-table.$A$2:.$A$70"/>
          </chart:axis>
          <chart:axis chart:dimension="y" chart:name="primary-y" chart:style-name="ch4">
            <chart:grid chart:style-name="ch5" chart:class="major"/>
          </chart:axis>
          <chart:series chart:style-name="ch6" chart:values-cell-range-address="local-table.$C$2:.$C$70" chart:label-cell-address="local-table.$C$1" chart:class="chart:scatter">
            <chart:domain table:cell-range-address="local-table.$B$2:.$B$70"/>
            <chart:data-point chart:repeated="69"/>
          </chart:series>
          <chart:series chart:style-name="ch7" chart:values-cell-range-address="local-table.$D$2:.$D$70" chart:label-cell-address="local-table.$D$1" chart:class="chart:scatter">
            <chart:data-point chart:repeated="69"/>
          </chart:series>
          <chart:series chart:style-name="ch8" chart:values-cell-range-address="local-table.$E$2:.$E$70" chart:label-cell-address="local-table.$E$1" chart:class="chart:scatter">
            <chart:data-point chart:repeated="69"/>
          </chart:series>
          <chart:series chart:style-name="ch9" chart:values-cell-range-address="local-table.$F$2:.$F$70" chart:label-cell-address="local-table.$F$1" chart:class="chart:scatter">
            <chart:data-point chart:repeated="69"/>
          </chart:series>
          <chart:wall chart:style-name="ch10"/>
          <chart:floor chart:style-name="ch11"/>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5m/s - 8 times - 0.25s delay [T1]</text:p>
              </table:table-cell>
              <table:table-cell office:value-type="string">
                <text:p>0.75 m/s - 8 times - 0.25s delay [T2]</text:p>
              </table:table-cell>
              <table:table-cell office:value-type="string">
                <text:p>0.75 m/s - 8 times - 0.5s delay [T3]</text:p>
              </table:table-cell>
              <table:table-cell office:value-type="string">
                <text:p>Theoretical Velocity [a = 0.3 m/s^2]</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1">
                <text:p>0.1</text:p>
              </table:table-cell>
              <table:table-cell office:value-type="float" office:value="0.007">
                <text:p>0.007</text:p>
              </table:table-cell>
              <table:table-cell office:value-type="float" office:value="0.011">
                <text:p>0.011</text:p>
              </table:table-cell>
              <table:table-cell office:value-type="float" office:value="0.011">
                <text:p>0.011</text:p>
              </table:table-cell>
              <table:table-cell office:value-type="float" office:value="0.03">
                <text:p>0.03</text:p>
              </table:table-cell>
            </table:table-row>
            <table:table-row>
              <table:table-cell office:value-type="string">
                <text:p>3</text:p>
              </table:table-cell>
              <table:table-cell office:value-type="float" office:value="0.2">
                <text:p>0.2</text:p>
              </table:table-cell>
              <table:table-cell office:value-type="float" office:value="0.032">
                <text:p>0.032</text:p>
              </table:table-cell>
              <table:table-cell office:value-type="float" office:value="0.0355">
                <text:p>0.0355</text:p>
              </table:table-cell>
              <table:table-cell office:value-type="float" office:value="0.0345">
                <text:p>0.0345</text:p>
              </table:table-cell>
              <table:table-cell office:value-type="float" office:value="0.06">
                <text:p>0.06</text:p>
              </table:table-cell>
            </table:table-row>
            <table:table-row>
              <table:table-cell office:value-type="string">
                <text:p>4</text:p>
              </table:table-cell>
              <table:table-cell office:value-type="float" office:value="0.3">
                <text:p>0.3</text:p>
              </table:table-cell>
              <table:table-cell office:value-type="float" office:value="0.079">
                <text:p>0.079</text:p>
              </table:table-cell>
              <table:table-cell office:value-type="float" office:value="0.076">
                <text:p>0.076</text:p>
              </table:table-cell>
              <table:table-cell office:value-type="float" office:value="0.075">
                <text:p>0.075</text:p>
              </table:table-cell>
              <table:table-cell office:value-type="float" office:value="0.09">
                <text:p>0.09</text:p>
              </table:table-cell>
            </table:table-row>
            <table:table-row>
              <table:table-cell office:value-type="string">
                <text:p>5</text:p>
              </table:table-cell>
              <table:table-cell office:value-type="float" office:value="0.4">
                <text:p>0.4</text:p>
              </table:table-cell>
              <table:table-cell office:value-type="float" office:value="0.1025">
                <text:p>0.1025</text:p>
              </table:table-cell>
              <table:table-cell office:value-type="float" office:value="0.0995">
                <text:p>0.0995</text:p>
              </table:table-cell>
              <table:table-cell office:value-type="float" office:value="0.104">
                <text:p>0.104</text:p>
              </table:table-cell>
              <table:table-cell office:value-type="float" office:value="0.12">
                <text:p>0.12</text:p>
              </table:table-cell>
            </table:table-row>
            <table:table-row>
              <table:table-cell office:value-type="string">
                <text:p>6</text:p>
              </table:table-cell>
              <table:table-cell office:value-type="float" office:value="0.5">
                <text:p>0.5</text:p>
              </table:table-cell>
              <table:table-cell office:value-type="float" office:value="0.127">
                <text:p>0.127</text:p>
              </table:table-cell>
              <table:table-cell office:value-type="float" office:value="0.1305">
                <text:p>0.1305</text:p>
              </table:table-cell>
              <table:table-cell office:value-type="float" office:value="0.1285">
                <text:p>0.1285</text:p>
              </table:table-cell>
              <table:table-cell office:value-type="float" office:value="0.15">
                <text:p>0.15</text:p>
              </table:table-cell>
            </table:table-row>
            <table:table-row>
              <table:table-cell office:value-type="string">
                <text:p>7</text:p>
              </table:table-cell>
              <table:table-cell office:value-type="float" office:value="0.6">
                <text:p>0.6</text:p>
              </table:table-cell>
              <table:table-cell office:value-type="float" office:value="0.1655">
                <text:p>0.1655</text:p>
              </table:table-cell>
              <table:table-cell office:value-type="float" office:value="0.1625">
                <text:p>0.1625</text:p>
              </table:table-cell>
              <table:table-cell office:value-type="float" office:value="0.1645">
                <text:p>0.1645</text:p>
              </table:table-cell>
              <table:table-cell office:value-type="float" office:value="0.18">
                <text:p>0.18</text:p>
              </table:table-cell>
            </table:table-row>
            <table:table-row>
              <table:table-cell office:value-type="string">
                <text:p>8</text:p>
              </table:table-cell>
              <table:table-cell office:value-type="float" office:value="0.7">
                <text:p>0.7</text:p>
              </table:table-cell>
              <table:table-cell office:value-type="float" office:value="0.188">
                <text:p>0.188</text:p>
              </table:table-cell>
              <table:table-cell office:value-type="float" office:value="0.1905">
                <text:p>0.1905</text:p>
              </table:table-cell>
              <table:table-cell office:value-type="float" office:value="0.193">
                <text:p>0.193</text:p>
              </table:table-cell>
              <table:table-cell office:value-type="float" office:value="0.21">
                <text:p>0.21</text:p>
              </table:table-cell>
            </table:table-row>
            <table:table-row>
              <table:table-cell office:value-type="string">
                <text:p>9</text:p>
              </table:table-cell>
              <table:table-cell office:value-type="float" office:value="0.8">
                <text:p>0.8</text:p>
              </table:table-cell>
              <table:table-cell office:value-type="float" office:value="0.2195">
                <text:p>0.2195</text:p>
              </table:table-cell>
              <table:table-cell office:value-type="float" office:value="0.2225">
                <text:p>0.2225</text:p>
              </table:table-cell>
              <table:table-cell office:value-type="float" office:value="0.219">
                <text:p>0.219</text:p>
              </table:table-cell>
              <table:table-cell office:value-type="float" office:value="0.24">
                <text:p>0.24</text:p>
              </table:table-cell>
            </table:table-row>
            <table:table-row>
              <table:table-cell office:value-type="string">
                <text:p>10</text:p>
              </table:table-cell>
              <table:table-cell office:value-type="float" office:value="0.9">
                <text:p>0.9</text:p>
              </table:table-cell>
              <table:table-cell office:value-type="float" office:value="0.252">
                <text:p>0.252</text:p>
              </table:table-cell>
              <table:table-cell office:value-type="float" office:value="0.25">
                <text:p>0.25</text:p>
              </table:table-cell>
              <table:table-cell office:value-type="float" office:value="0.252">
                <text:p>0.252</text:p>
              </table:table-cell>
              <table:table-cell office:value-type="float" office:value="0.27">
                <text:p>0.27</text:p>
              </table:table-cell>
            </table:table-row>
            <table:table-row>
              <table:table-cell office:value-type="string">
                <text:p>11</text:p>
              </table:table-cell>
              <table:table-cell office:value-type="float" office:value="1">
                <text:p>1</text:p>
              </table:table-cell>
              <table:table-cell office:value-type="float" office:value="0.276">
                <text:p>0.276</text:p>
              </table:table-cell>
              <table:table-cell office:value-type="float" office:value="0.28">
                <text:p>0.28</text:p>
              </table:table-cell>
              <table:table-cell office:value-type="float" office:value="0.2825">
                <text:p>0.2825</text:p>
              </table:table-cell>
              <table:table-cell office:value-type="float" office:value="0.3">
                <text:p>0.3</text:p>
              </table:table-cell>
            </table:table-row>
            <table:table-row>
              <table:table-cell office:value-type="string">
                <text:p>12</text:p>
              </table:table-cell>
              <table:table-cell office:value-type="float" office:value="1.1">
                <text:p>1.1</text:p>
              </table:table-cell>
              <table:table-cell office:value-type="float" office:value="0.312">
                <text:p>0.312</text:p>
              </table:table-cell>
              <table:table-cell office:value-type="float" office:value="0.31">
                <text:p>0.31</text:p>
              </table:table-cell>
              <table:table-cell office:value-type="float" office:value="0.3095">
                <text:p>0.3095</text:p>
              </table:table-cell>
              <table:table-cell office:value-type="float" office:value="0.33">
                <text:p>0.33</text:p>
              </table:table-cell>
            </table:table-row>
            <table:table-row>
              <table:table-cell office:value-type="string">
                <text:p>13</text:p>
              </table:table-cell>
              <table:table-cell office:value-type="float" office:value="1.2">
                <text:p>1.2</text:p>
              </table:table-cell>
              <table:table-cell office:value-type="float" office:value="0.3395">
                <text:p>0.3395</text:p>
              </table:table-cell>
              <table:table-cell office:value-type="float" office:value="0.3395">
                <text:p>0.3395</text:p>
              </table:table-cell>
              <table:table-cell office:value-type="float" office:value="0.3395">
                <text:p>0.3395</text:p>
              </table:table-cell>
              <table:table-cell office:value-type="float" office:value="0.36">
                <text:p>0.36</text:p>
              </table:table-cell>
            </table:table-row>
            <table:table-row>
              <table:table-cell office:value-type="string">
                <text:p>14</text:p>
              </table:table-cell>
              <table:table-cell office:value-type="float" office:value="1.3">
                <text:p>1.3</text:p>
              </table:table-cell>
              <table:table-cell office:value-type="float" office:value="0.369">
                <text:p>0.369</text:p>
              </table:table-cell>
              <table:table-cell office:value-type="float" office:value="0.372">
                <text:p>0.372</text:p>
              </table:table-cell>
              <table:table-cell office:value-type="float" office:value="0.37">
                <text:p>0.37</text:p>
              </table:table-cell>
              <table:table-cell office:value-type="float" office:value="0.39">
                <text:p>0.39</text:p>
              </table:table-cell>
            </table:table-row>
            <table:table-row>
              <table:table-cell office:value-type="string">
                <text:p>15</text:p>
              </table:table-cell>
              <table:table-cell office:value-type="float" office:value="1.4">
                <text:p>1.4</text:p>
              </table:table-cell>
              <table:table-cell office:value-type="float" office:value="0.4015">
                <text:p>0.4015</text:p>
              </table:table-cell>
              <table:table-cell office:value-type="float" office:value="0.399">
                <text:p>0.399</text:p>
              </table:table-cell>
              <table:table-cell office:value-type="float" office:value="0.3985">
                <text:p>0.3985</text:p>
              </table:table-cell>
              <table:table-cell office:value-type="float" office:value="0.42">
                <text:p>0.42</text:p>
              </table:table-cell>
            </table:table-row>
            <table:table-row>
              <table:table-cell office:value-type="string">
                <text:p>16</text:p>
              </table:table-cell>
              <table:table-cell office:value-type="float" office:value="1.5">
                <text:p>1.5</text:p>
              </table:table-cell>
              <table:table-cell office:value-type="float" office:value="0.4275">
                <text:p>0.4275</text:p>
              </table:table-cell>
              <table:table-cell office:value-type="float" office:value="0.428">
                <text:p>0.428</text:p>
              </table:table-cell>
              <table:table-cell office:value-type="float" office:value="0.4285">
                <text:p>0.4285</text:p>
              </table:table-cell>
              <table:table-cell office:value-type="float" office:value="0.45">
                <text:p>0.45</text:p>
              </table:table-cell>
            </table:table-row>
            <table:table-row>
              <table:table-cell office:value-type="string">
                <text:p>17</text:p>
              </table:table-cell>
              <table:table-cell office:value-type="float" office:value="1.6">
                <text:p>1.6</text:p>
              </table:table-cell>
              <table:table-cell office:value-type="float" office:value="0.4585">
                <text:p>0.4585</text:p>
              </table:table-cell>
              <table:table-cell office:value-type="float" office:value="0.46">
                <text:p>0.46</text:p>
              </table:table-cell>
              <table:table-cell office:value-type="float" office:value="0.4615">
                <text:p>0.4615</text:p>
              </table:table-cell>
              <table:table-cell office:value-type="float" office:value="0.48">
                <text:p>0.48</text:p>
              </table:table-cell>
            </table:table-row>
            <table:table-row>
              <table:table-cell office:value-type="string">
                <text:p>18</text:p>
              </table:table-cell>
              <table:table-cell office:value-type="float" office:value="1.7">
                <text:p>1.7</text:p>
              </table:table-cell>
              <table:table-cell office:value-type="float" office:value="0.489">
                <text:p>0.489</text:p>
              </table:table-cell>
              <table:table-cell office:value-type="float" office:value="0.4905">
                <text:p>0.4905</text:p>
              </table:table-cell>
              <table:table-cell office:value-type="float" office:value="0.4845">
                <text:p>0.4845</text:p>
              </table:table-cell>
              <table:table-cell office:value-type="float" office:value="0.51">
                <text:p>0.51</text:p>
              </table:table-cell>
            </table:table-row>
            <table:table-row>
              <table:table-cell office:value-type="string">
                <text:p>19</text:p>
              </table:table-cell>
              <table:table-cell office:value-type="float" office:value="1.8">
                <text:p>1.8</text:p>
              </table:table-cell>
              <table:table-cell office:value-type="float" office:value="0.5055">
                <text:p>0.5055</text:p>
              </table:table-cell>
              <table:table-cell office:value-type="float" office:value="0.517">
                <text:p>0.517</text:p>
              </table:table-cell>
              <table:table-cell office:value-type="float" office:value="0.52">
                <text:p>0.52</text:p>
              </table:table-cell>
              <table:table-cell office:value-type="float" office:value="0.54">
                <text:p>0.54</text:p>
              </table:table-cell>
            </table:table-row>
            <table:table-row>
              <table:table-cell office:value-type="string">
                <text:p>20</text:p>
              </table:table-cell>
              <table:table-cell office:value-type="float" office:value="1.9">
                <text:p>1.9</text:p>
              </table:table-cell>
              <table:table-cell office:value-type="float" office:value="0.5">
                <text:p>0.5</text:p>
              </table:table-cell>
              <table:table-cell office:value-type="float" office:value="0.5495">
                <text:p>0.5495</text:p>
              </table:table-cell>
              <table:table-cell office:value-type="float" office:value="0.55">
                <text:p>0.55</text:p>
              </table:table-cell>
              <table:table-cell office:value-type="float" office:value="0.57">
                <text:p>0.57</text:p>
              </table:table-cell>
            </table:table-row>
            <table:table-row>
              <table:table-cell office:value-type="string">
                <text:p>21</text:p>
              </table:table-cell>
              <table:table-cell office:value-type="float" office:value="2">
                <text:p>2</text:p>
              </table:table-cell>
              <table:table-cell office:value-type="float" office:value="0.4955">
                <text:p>0.4955</text:p>
              </table:table-cell>
              <table:table-cell office:value-type="float" office:value="0.577">
                <text:p>0.577</text:p>
              </table:table-cell>
              <table:table-cell office:value-type="float" office:value="0.5755">
                <text:p>0.5755</text:p>
              </table:table-cell>
              <table:table-cell office:value-type="float" office:value="0.6">
                <text:p>0.6</text:p>
              </table:table-cell>
            </table:table-row>
            <table:table-row>
              <table:table-cell office:value-type="string">
                <text:p>22</text:p>
              </table:table-cell>
              <table:table-cell office:value-type="float" office:value="2.1">
                <text:p>2.1</text:p>
              </table:table-cell>
              <table:table-cell office:value-type="float" office:value="0.49">
                <text:p>0.49</text:p>
              </table:table-cell>
              <table:table-cell office:value-type="float" office:value="0.5855">
                <text:p>0.5855</text:p>
              </table:table-cell>
              <table:table-cell office:value-type="float" office:value="0.6095">
                <text:p>0.6095</text:p>
              </table:table-cell>
              <table:table-cell office:value-type="float" office:value="0.63">
                <text:p>0.63</text:p>
              </table:table-cell>
            </table:table-row>
            <table:table-row>
              <table:table-cell office:value-type="string">
                <text:p>23</text:p>
              </table:table-cell>
              <table:table-cell office:value-type="float" office:value="2.2">
                <text:p>2.2</text:p>
              </table:table-cell>
              <table:table-cell office:value-type="float" office:value="0.4625">
                <text:p>0.4625</text:p>
              </table:table-cell>
              <table:table-cell office:value-type="float" office:value="0.562">
                <text:p>0.562</text:p>
              </table:table-cell>
              <table:table-cell office:value-type="float" office:value="0.6375">
                <text:p>0.6375</text:p>
              </table:table-cell>
              <table:table-cell office:value-type="float" office:value="0.66">
                <text:p>0.66</text:p>
              </table:table-cell>
            </table:table-row>
            <table:table-row>
              <table:table-cell office:value-type="string">
                <text:p>24</text:p>
              </table:table-cell>
              <table:table-cell office:value-type="float" office:value="2.3">
                <text:p>2.3</text:p>
              </table:table-cell>
              <table:table-cell office:value-type="float" office:value="0.4335">
                <text:p>0.4335</text:p>
              </table:table-cell>
              <table:table-cell office:value-type="float" office:value="0.536">
                <text:p>0.536</text:p>
              </table:table-cell>
              <table:table-cell office:value-type="float" office:value="0.6675">
                <text:p>0.6675</text:p>
              </table:table-cell>
              <table:table-cell office:value-type="float" office:value="0.69">
                <text:p>0.69</text:p>
              </table:table-cell>
            </table:table-row>
            <table:table-row>
              <table:table-cell office:value-type="string">
                <text:p>25</text:p>
              </table:table-cell>
              <table:table-cell office:value-type="float" office:value="2.4">
                <text:p>2.4</text:p>
              </table:table-cell>
              <table:table-cell office:value-type="float" office:value="0.363">
                <text:p>0.363</text:p>
              </table:table-cell>
              <table:table-cell office:value-type="float" office:value="0.4825">
                <text:p>0.4825</text:p>
              </table:table-cell>
              <table:table-cell office:value-type="float" office:value="0.6985">
                <text:p>0.6985</text:p>
              </table:table-cell>
              <table:table-cell office:value-type="float" office:value="0.72">
                <text:p>0.72</text:p>
              </table:table-cell>
            </table:table-row>
            <table:table-row>
              <table:table-cell office:value-type="string">
                <text:p>26</text:p>
              </table:table-cell>
              <table:table-cell office:value-type="float" office:value="2.5">
                <text:p>2.5</text:p>
              </table:table-cell>
              <table:table-cell office:value-type="float" office:value="0.3665">
                <text:p>0.3665</text:p>
              </table:table-cell>
              <table:table-cell office:value-type="float" office:value="0.4515">
                <text:p>0.4515</text:p>
              </table:table-cell>
              <table:table-cell office:value-type="float" office:value="0.725">
                <text:p>0.725</text:p>
              </table:table-cell>
              <table:table-cell office:value-type="float" office:value="0.75">
                <text:p>0.75</text:p>
              </table:table-cell>
            </table:table-row>
            <table:table-row>
              <table:table-cell office:value-type="string">
                <text:p>27</text:p>
              </table:table-cell>
              <table:table-cell office:value-type="float" office:value="2.6">
                <text:p>2.6</text:p>
              </table:table-cell>
              <table:table-cell office:value-type="float" office:value="0.3425">
                <text:p>0.3425</text:p>
              </table:table-cell>
              <table:table-cell office:value-type="float" office:value="0.4375">
                <text:p>0.4375</text:p>
              </table:table-cell>
              <table:table-cell office:value-type="float" office:value="0.7515">
                <text:p>0.7515</text:p>
              </table:table-cell>
              <table:table-cell office:value-type="float" office:value="NaN">
                <text:p>NaN</text:p>
              </table:table-cell>
            </table:table-row>
            <table:table-row>
              <table:table-cell office:value-type="string">
                <text:p>28</text:p>
              </table:table-cell>
              <table:table-cell office:value-type="float" office:value="2.7">
                <text:p>2.7</text:p>
              </table:table-cell>
              <table:table-cell office:value-type="float" office:value="0.2995">
                <text:p>0.2995</text:p>
              </table:table-cell>
              <table:table-cell office:value-type="float" office:value="0.416">
                <text:p>0.416</text:p>
              </table:table-cell>
              <table:table-cell office:value-type="float" office:value="0.7465">
                <text:p>0.7465</text:p>
              </table:table-cell>
              <table:table-cell office:value-type="float" office:value="NaN">
                <text:p>NaN</text:p>
              </table:table-cell>
            </table:table-row>
            <table:table-row>
              <table:table-cell office:value-type="string">
                <text:p>29</text:p>
              </table:table-cell>
              <table:table-cell office:value-type="float" office:value="2.8">
                <text:p>2.8</text:p>
              </table:table-cell>
              <table:table-cell office:value-type="float" office:value="0.2705">
                <text:p>0.2705</text:p>
              </table:table-cell>
              <table:table-cell office:value-type="float" office:value="0.361">
                <text:p>0.361</text:p>
              </table:table-cell>
              <table:table-cell office:value-type="float" office:value="0.7525">
                <text:p>0.7525</text:p>
              </table:table-cell>
              <table:table-cell office:value-type="float" office:value="NaN">
                <text:p>NaN</text:p>
              </table:table-cell>
            </table:table-row>
            <table:table-row>
              <table:table-cell office:value-type="string">
                <text:p>30</text:p>
              </table:table-cell>
              <table:table-cell office:value-type="float" office:value="2.9">
                <text:p>2.9</text:p>
              </table:table-cell>
              <table:table-cell office:value-type="float" office:value="0.2465">
                <text:p>0.2465</text:p>
              </table:table-cell>
              <table:table-cell office:value-type="float" office:value="0.34">
                <text:p>0.34</text:p>
              </table:table-cell>
              <table:table-cell office:value-type="float" office:value="0.747">
                <text:p>0.747</text:p>
              </table:table-cell>
              <table:table-cell office:value-type="float" office:value="NaN">
                <text:p>NaN</text:p>
              </table:table-cell>
            </table:table-row>
            <table:table-row>
              <table:table-cell office:value-type="string">
                <text:p>31</text:p>
              </table:table-cell>
              <table:table-cell office:value-type="float" office:value="3">
                <text:p>3</text:p>
              </table:table-cell>
              <table:table-cell office:value-type="float" office:value="0.2265">
                <text:p>0.2265</text:p>
              </table:table-cell>
              <table:table-cell office:value-type="float" office:value="0.306">
                <text:p>0.306</text:p>
              </table:table-cell>
              <table:table-cell office:value-type="float" office:value="0.7485">
                <text:p>0.7485</text:p>
              </table:table-cell>
              <table:table-cell office:value-type="float" office:value="NaN">
                <text:p>NaN</text:p>
              </table:table-cell>
            </table:table-row>
            <table:table-row>
              <table:table-cell office:value-type="string">
                <text:p>32</text:p>
              </table:table-cell>
              <table:table-cell office:value-type="float" office:value="3.1">
                <text:p>3.1</text:p>
              </table:table-cell>
              <table:table-cell office:value-type="float" office:value="0.1875">
                <text:p>0.1875</text:p>
              </table:table-cell>
              <table:table-cell office:value-type="float" office:value="0.2895">
                <text:p>0.2895</text:p>
              </table:table-cell>
              <table:table-cell office:value-type="float" office:value="0.747">
                <text:p>0.747</text:p>
              </table:table-cell>
              <table:table-cell office:value-type="float" office:value="NaN">
                <text:p>NaN</text:p>
              </table:table-cell>
            </table:table-row>
            <table:table-row>
              <table:table-cell office:value-type="string">
                <text:p>33</text:p>
              </table:table-cell>
              <table:table-cell office:value-type="float" office:value="3.2">
                <text:p>3.2</text:p>
              </table:table-cell>
              <table:table-cell office:value-type="float" office:value="0.155">
                <text:p>0.155</text:p>
              </table:table-cell>
              <table:table-cell office:value-type="float" office:value="0.261">
                <text:p>0.261</text:p>
              </table:table-cell>
              <table:table-cell office:value-type="float" office:value="0.7465">
                <text:p>0.7465</text:p>
              </table:table-cell>
              <table:table-cell office:value-type="float" office:value="NaN">
                <text:p>NaN</text:p>
              </table:table-cell>
            </table:table-row>
            <table:table-row>
              <table:table-cell office:value-type="string">
                <text:p>34</text:p>
              </table:table-cell>
              <table:table-cell office:value-type="float" office:value="3.3">
                <text:p>3.3</text:p>
              </table:table-cell>
              <table:table-cell office:value-type="float" office:value="0.123">
                <text:p>0.123</text:p>
              </table:table-cell>
              <table:table-cell office:value-type="float" office:value="0.2205">
                <text:p>0.2205</text:p>
              </table:table-cell>
              <table:table-cell office:value-type="float" office:value="0.7475">
                <text:p>0.7475</text:p>
              </table:table-cell>
              <table:table-cell office:value-type="float" office:value="NaN">
                <text:p>NaN</text:p>
              </table:table-cell>
            </table:table-row>
            <table:table-row>
              <table:table-cell office:value-type="string">
                <text:p>35</text:p>
              </table:table-cell>
              <table:table-cell office:value-type="float" office:value="3.4">
                <text:p>3.4</text:p>
              </table:table-cell>
              <table:table-cell office:value-type="float" office:value="0.1005">
                <text:p>0.1005</text:p>
              </table:table-cell>
              <table:table-cell office:value-type="float" office:value="0.198">
                <text:p>0.198</text:p>
              </table:table-cell>
              <table:table-cell office:value-type="float" office:value="0.752">
                <text:p>0.752</text:p>
              </table:table-cell>
              <table:table-cell office:value-type="float" office:value="NaN">
                <text:p>NaN</text:p>
              </table:table-cell>
            </table:table-row>
            <table:table-row>
              <table:table-cell office:value-type="string">
                <text:p>36</text:p>
              </table:table-cell>
              <table:table-cell office:value-type="float" office:value="3.5">
                <text:p>3.5</text:p>
              </table:table-cell>
              <table:table-cell office:value-type="float" office:value="0.073">
                <text:p>0.073</text:p>
              </table:table-cell>
              <table:table-cell office:value-type="float" office:value="0.1595">
                <text:p>0.1595</text:p>
              </table:table-cell>
              <table:table-cell office:value-type="float" office:value="0.7485">
                <text:p>0.7485</text:p>
              </table:table-cell>
              <table:table-cell office:value-type="float" office:value="NaN">
                <text:p>NaN</text:p>
              </table:table-cell>
            </table:table-row>
            <table:table-row>
              <table:table-cell office:value-type="string">
                <text:p>37</text:p>
              </table:table-cell>
              <table:table-cell office:value-type="float" office:value="3.6">
                <text:p>3.6</text:p>
              </table:table-cell>
              <table:table-cell office:value-type="float" office:value="0.037">
                <text:p>0.037</text:p>
              </table:table-cell>
              <table:table-cell office:value-type="float" office:value="0.137">
                <text:p>0.137</text:p>
              </table:table-cell>
              <table:table-cell office:value-type="float" office:value="0.75">
                <text:p>0.75</text:p>
              </table:table-cell>
              <table:table-cell office:value-type="float" office:value="NaN">
                <text:p>NaN</text:p>
              </table:table-cell>
            </table:table-row>
            <table:table-row>
              <table:table-cell office:value-type="string">
                <text:p>38</text:p>
              </table:table-cell>
              <table:table-cell office:value-type="float" office:value="3.7">
                <text:p>3.7</text:p>
              </table:table-cell>
              <table:table-cell office:value-type="float" office:value="0.0065">
                <text:p>0.0065</text:p>
              </table:table-cell>
              <table:table-cell office:value-type="float" office:value="0.1115">
                <text:p>0.1115</text:p>
              </table:table-cell>
              <table:table-cell office:value-type="float" office:value="0.7475">
                <text:p>0.7475</text:p>
              </table:table-cell>
              <table:table-cell office:value-type="float" office:value="NaN">
                <text:p>NaN</text:p>
              </table:table-cell>
            </table:table-row>
            <table:table-row>
              <table:table-cell office:value-type="string">
                <text:p>39</text:p>
              </table:table-cell>
              <table:table-cell office:value-type="float" office:value="3.8">
                <text:p>3.8</text:p>
              </table:table-cell>
              <table:table-cell office:value-type="float" office:value="0">
                <text:p>0</text:p>
              </table:table-cell>
              <table:table-cell office:value-type="float" office:value="0.074">
                <text:p>0.074</text:p>
              </table:table-cell>
              <table:table-cell office:value-type="float" office:value="0.746">
                <text:p>0.746</text:p>
              </table:table-cell>
              <table:table-cell office:value-type="float" office:value="NaN">
                <text:p>NaN</text:p>
              </table:table-cell>
            </table:table-row>
            <table:table-row>
              <table:table-cell office:value-type="string">
                <text:p>40</text:p>
              </table:table-cell>
              <table:table-cell office:value-type="float" office:value="3.9">
                <text:p>3.9</text:p>
              </table:table-cell>
              <table:table-cell office:value-type="float" office:value="NaN">
                <text:p>NaN</text:p>
              </table:table-cell>
              <table:table-cell office:value-type="float" office:value="0.0425">
                <text:p>0.0425</text:p>
              </table:table-cell>
              <table:table-cell office:value-type="float" office:value="0.7495">
                <text:p>0.7495</text:p>
              </table:table-cell>
              <table:table-cell office:value-type="float" office:value="NaN">
                <text:p>NaN</text:p>
              </table:table-cell>
            </table:table-row>
            <table:table-row>
              <table:table-cell office:value-type="string">
                <text:p>41</text:p>
              </table:table-cell>
              <table:table-cell office:value-type="float" office:value="4">
                <text:p>4</text:p>
              </table:table-cell>
              <table:table-cell office:value-type="float" office:value="NaN">
                <text:p>NaN</text:p>
              </table:table-cell>
              <table:table-cell office:value-type="float" office:value="0.015">
                <text:p>0.015</text:p>
              </table:table-cell>
              <table:table-cell office:value-type="float" office:value="0.75">
                <text:p>0.75</text:p>
              </table:table-cell>
              <table:table-cell office:value-type="float" office:value="NaN">
                <text:p>NaN</text:p>
              </table:table-cell>
            </table:table-row>
            <table:table-row>
              <table:table-cell office:value-type="string">
                <text:p>42</text:p>
              </table:table-cell>
              <table:table-cell office:value-type="float" office:value="4.1">
                <text:p>4.1</text:p>
              </table:table-cell>
              <table:table-cell office:value-type="float" office:value="NaN">
                <text:p>NaN</text:p>
              </table:table-cell>
              <table:table-cell office:value-type="float" office:value="0.001">
                <text:p>0.001</text:p>
              </table:table-cell>
              <table:table-cell office:value-type="float" office:value="0.7515">
                <text:p>0.7515</text:p>
              </table:table-cell>
              <table:table-cell office:value-type="float" office:value="NaN">
                <text:p>NaN</text:p>
              </table:table-cell>
            </table:table-row>
            <table:table-row>
              <table:table-cell office:value-type="string">
                <text:p>43</text:p>
              </table:table-cell>
              <table:table-cell office:value-type="float" office:value="4.2">
                <text:p>4.2</text:p>
              </table:table-cell>
              <table:table-cell office:value-type="float" office:value="NaN">
                <text:p>NaN</text:p>
              </table:table-cell>
              <table:table-cell office:value-type="float" office:value="0">
                <text:p>0</text:p>
              </table:table-cell>
              <table:table-cell office:value-type="float" office:value="0.738">
                <text:p>0.738</text:p>
              </table:table-cell>
              <table:table-cell office:value-type="float" office:value="NaN">
                <text:p>NaN</text:p>
              </table:table-cell>
            </table:table-row>
            <table:table-row>
              <table:table-cell office:value-type="string">
                <text:p>44</text:p>
              </table:table-cell>
              <table:table-cell office:value-type="float" office:value="4.3">
                <text:p>4.3</text:p>
              </table:table-cell>
              <table:table-cell office:value-type="float" office:value="NaN">
                <text:p>NaN</text:p>
              </table:table-cell>
              <table:table-cell office:value-type="float" office:value="NaN">
                <text:p>NaN</text:p>
              </table:table-cell>
              <table:table-cell office:value-type="float" office:value="0.708">
                <text:p>0.708</text:p>
              </table:table-cell>
              <table:table-cell office:value-type="float" office:value="NaN">
                <text:p>NaN</text:p>
              </table:table-cell>
            </table:table-row>
            <table:table-row>
              <table:table-cell office:value-type="string">
                <text:p>45</text:p>
              </table:table-cell>
              <table:table-cell office:value-type="float" office:value="4.4">
                <text:p>4.4</text:p>
              </table:table-cell>
              <table:table-cell office:value-type="float" office:value="NaN">
                <text:p>NaN</text:p>
              </table:table-cell>
              <table:table-cell office:value-type="float" office:value="NaN">
                <text:p>NaN</text:p>
              </table:table-cell>
              <table:table-cell office:value-type="float" office:value="0.679">
                <text:p>0.679</text:p>
              </table:table-cell>
              <table:table-cell office:value-type="float" office:value="NaN">
                <text:p>NaN</text:p>
              </table:table-cell>
            </table:table-row>
            <table:table-row>
              <table:table-cell office:value-type="string">
                <text:p>46</text:p>
              </table:table-cell>
              <table:table-cell office:value-type="float" office:value="4.5">
                <text:p>4.5</text:p>
              </table:table-cell>
              <table:table-cell office:value-type="float" office:value="NaN">
                <text:p>NaN</text:p>
              </table:table-cell>
              <table:table-cell office:value-type="float" office:value="NaN">
                <text:p>NaN</text:p>
              </table:table-cell>
              <table:table-cell office:value-type="float" office:value="0.6565">
                <text:p>0.6565</text:p>
              </table:table-cell>
              <table:table-cell office:value-type="float" office:value="NaN">
                <text:p>NaN</text:p>
              </table:table-cell>
            </table:table-row>
            <table:table-row>
              <table:table-cell office:value-type="string">
                <text:p>47</text:p>
              </table:table-cell>
              <table:table-cell office:value-type="float" office:value="4.6">
                <text:p>4.6</text:p>
              </table:table-cell>
              <table:table-cell office:value-type="float" office:value="NaN">
                <text:p>NaN</text:p>
              </table:table-cell>
              <table:table-cell office:value-type="float" office:value="NaN">
                <text:p>NaN</text:p>
              </table:table-cell>
              <table:table-cell office:value-type="float" office:value="0.6165">
                <text:p>0.6165</text:p>
              </table:table-cell>
              <table:table-cell office:value-type="float" office:value="NaN">
                <text:p>NaN</text:p>
              </table:table-cell>
            </table:table-row>
            <table:table-row>
              <table:table-cell office:value-type="string">
                <text:p>48</text:p>
              </table:table-cell>
              <table:table-cell office:value-type="float" office:value="4.7">
                <text:p>4.7</text:p>
              </table:table-cell>
              <table:table-cell office:value-type="float" office:value="NaN">
                <text:p>NaN</text:p>
              </table:table-cell>
              <table:table-cell office:value-type="float" office:value="NaN">
                <text:p>NaN</text:p>
              </table:table-cell>
              <table:table-cell office:value-type="float" office:value="0.5875">
                <text:p>0.5875</text:p>
              </table:table-cell>
              <table:table-cell office:value-type="float" office:value="NaN">
                <text:p>NaN</text:p>
              </table:table-cell>
            </table:table-row>
            <table:table-row>
              <table:table-cell office:value-type="string">
                <text:p>49</text:p>
              </table:table-cell>
              <table:table-cell office:value-type="float" office:value="4.8">
                <text:p>4.8</text:p>
              </table:table-cell>
              <table:table-cell office:value-type="float" office:value="NaN">
                <text:p>NaN</text:p>
              </table:table-cell>
              <table:table-cell office:value-type="float" office:value="NaN">
                <text:p>NaN</text:p>
              </table:table-cell>
              <table:table-cell office:value-type="float" office:value="0.556">
                <text:p>0.556</text:p>
              </table:table-cell>
              <table:table-cell office:value-type="float" office:value="NaN">
                <text:p>NaN</text:p>
              </table:table-cell>
            </table:table-row>
            <table:table-row>
              <table:table-cell office:value-type="string">
                <text:p>50</text:p>
              </table:table-cell>
              <table:table-cell office:value-type="float" office:value="4.9">
                <text:p>4.9</text:p>
              </table:table-cell>
              <table:table-cell office:value-type="float" office:value="NaN">
                <text:p>NaN</text:p>
              </table:table-cell>
              <table:table-cell office:value-type="float" office:value="NaN">
                <text:p>NaN</text:p>
              </table:table-cell>
              <table:table-cell office:value-type="float" office:value="0.528">
                <text:p>0.528</text:p>
              </table:table-cell>
              <table:table-cell office:value-type="float" office:value="NaN">
                <text:p>NaN</text:p>
              </table:table-cell>
            </table:table-row>
            <table:table-row>
              <table:table-cell office:value-type="string">
                <text:p>51</text:p>
              </table:table-cell>
              <table:table-cell office:value-type="float" office:value="5">
                <text:p>5</text:p>
              </table:table-cell>
              <table:table-cell office:value-type="float" office:value="NaN">
                <text:p>NaN</text:p>
              </table:table-cell>
              <table:table-cell office:value-type="float" office:value="NaN">
                <text:p>NaN</text:p>
              </table:table-cell>
              <table:table-cell office:value-type="float" office:value="0.4995">
                <text:p>0.4995</text:p>
              </table:table-cell>
              <table:table-cell office:value-type="float" office:value="NaN">
                <text:p>NaN</text:p>
              </table:table-cell>
            </table:table-row>
            <table:table-row>
              <table:table-cell office:value-type="string">
                <text:p>52</text:p>
              </table:table-cell>
              <table:table-cell office:value-type="float" office:value="5.1">
                <text:p>5.1</text:p>
              </table:table-cell>
              <table:table-cell office:value-type="float" office:value="NaN">
                <text:p>NaN</text:p>
              </table:table-cell>
              <table:table-cell office:value-type="float" office:value="NaN">
                <text:p>NaN</text:p>
              </table:table-cell>
              <table:table-cell office:value-type="float" office:value="0.4685">
                <text:p>0.4685</text:p>
              </table:table-cell>
              <table:table-cell office:value-type="float" office:value="NaN">
                <text:p>NaN</text:p>
              </table:table-cell>
            </table:table-row>
            <table:table-row>
              <table:table-cell office:value-type="string">
                <text:p>53</text:p>
              </table:table-cell>
              <table:table-cell office:value-type="float" office:value="5.2">
                <text:p>5.2</text:p>
              </table:table-cell>
              <table:table-cell office:value-type="float" office:value="NaN">
                <text:p>NaN</text:p>
              </table:table-cell>
              <table:table-cell office:value-type="float" office:value="NaN">
                <text:p>NaN</text:p>
              </table:table-cell>
              <table:table-cell office:value-type="float" office:value="0.4455">
                <text:p>0.4455</text:p>
              </table:table-cell>
              <table:table-cell office:value-type="float" office:value="NaN">
                <text:p>NaN</text:p>
              </table:table-cell>
            </table:table-row>
            <table:table-row>
              <table:table-cell office:value-type="string">
                <text:p>54</text:p>
              </table:table-cell>
              <table:table-cell office:value-type="float" office:value="5.3">
                <text:p>5.3</text:p>
              </table:table-cell>
              <table:table-cell office:value-type="float" office:value="NaN">
                <text:p>NaN</text:p>
              </table:table-cell>
              <table:table-cell office:value-type="float" office:value="NaN">
                <text:p>NaN</text:p>
              </table:table-cell>
              <table:table-cell office:value-type="float" office:value="0.417">
                <text:p>0.417</text:p>
              </table:table-cell>
              <table:table-cell office:value-type="float" office:value="NaN">
                <text:p>NaN</text:p>
              </table:table-cell>
            </table:table-row>
            <table:table-row>
              <table:table-cell office:value-type="string">
                <text:p>55</text:p>
              </table:table-cell>
              <table:table-cell office:value-type="float" office:value="5.4">
                <text:p>5.4</text:p>
              </table:table-cell>
              <table:table-cell office:value-type="float" office:value="NaN">
                <text:p>NaN</text:p>
              </table:table-cell>
              <table:table-cell office:value-type="float" office:value="NaN">
                <text:p>NaN</text:p>
              </table:table-cell>
              <table:table-cell office:value-type="float" office:value="0.382">
                <text:p>0.382</text:p>
              </table:table-cell>
              <table:table-cell office:value-type="float" office:value="NaN">
                <text:p>NaN</text:p>
              </table:table-cell>
            </table:table-row>
            <table:table-row>
              <table:table-cell office:value-type="string">
                <text:p>56</text:p>
              </table:table-cell>
              <table:table-cell office:value-type="float" office:value="5.5">
                <text:p>5.5</text:p>
              </table:table-cell>
              <table:table-cell office:value-type="float" office:value="NaN">
                <text:p>NaN</text:p>
              </table:table-cell>
              <table:table-cell office:value-type="float" office:value="NaN">
                <text:p>NaN</text:p>
              </table:table-cell>
              <table:table-cell office:value-type="float" office:value="0.3485">
                <text:p>0.3485</text:p>
              </table:table-cell>
              <table:table-cell office:value-type="float" office:value="NaN">
                <text:p>NaN</text:p>
              </table:table-cell>
            </table:table-row>
            <table:table-row>
              <table:table-cell office:value-type="string">
                <text:p>57</text:p>
              </table:table-cell>
              <table:table-cell office:value-type="float" office:value="5.6">
                <text:p>5.6</text:p>
              </table:table-cell>
              <table:table-cell office:value-type="float" office:value="NaN">
                <text:p>NaN</text:p>
              </table:table-cell>
              <table:table-cell office:value-type="float" office:value="NaN">
                <text:p>NaN</text:p>
              </table:table-cell>
              <table:table-cell office:value-type="float" office:value="0.309">
                <text:p>0.309</text:p>
              </table:table-cell>
              <table:table-cell office:value-type="float" office:value="NaN">
                <text:p>NaN</text:p>
              </table:table-cell>
            </table:table-row>
            <table:table-row>
              <table:table-cell office:value-type="string">
                <text:p>58</text:p>
              </table:table-cell>
              <table:table-cell office:value-type="float" office:value="5.7">
                <text:p>5.7</text:p>
              </table:table-cell>
              <table:table-cell office:value-type="float" office:value="NaN">
                <text:p>NaN</text:p>
              </table:table-cell>
              <table:table-cell office:value-type="float" office:value="NaN">
                <text:p>NaN</text:p>
              </table:table-cell>
              <table:table-cell office:value-type="float" office:value="0.284">
                <text:p>0.284</text:p>
              </table:table-cell>
              <table:table-cell office:value-type="float" office:value="NaN">
                <text:p>NaN</text:p>
              </table:table-cell>
            </table:table-row>
            <table:table-row>
              <table:table-cell office:value-type="string">
                <text:p>59</text:p>
              </table:table-cell>
              <table:table-cell office:value-type="float" office:value="5.8">
                <text:p>5.8</text:p>
              </table:table-cell>
              <table:table-cell office:value-type="float" office:value="NaN">
                <text:p>NaN</text:p>
              </table:table-cell>
              <table:table-cell office:value-type="float" office:value="NaN">
                <text:p>NaN</text:p>
              </table:table-cell>
              <table:table-cell office:value-type="float" office:value="0.2655">
                <text:p>0.2655</text:p>
              </table:table-cell>
              <table:table-cell office:value-type="float" office:value="NaN">
                <text:p>NaN</text:p>
              </table:table-cell>
            </table:table-row>
            <table:table-row>
              <table:table-cell office:value-type="string">
                <text:p>60</text:p>
              </table:table-cell>
              <table:table-cell office:value-type="float" office:value="5.9">
                <text:p>5.9</text:p>
              </table:table-cell>
              <table:table-cell office:value-type="float" office:value="NaN">
                <text:p>NaN</text:p>
              </table:table-cell>
              <table:table-cell office:value-type="float" office:value="NaN">
                <text:p>NaN</text:p>
              </table:table-cell>
              <table:table-cell office:value-type="float" office:value="0.238">
                <text:p>0.238</text:p>
              </table:table-cell>
              <table:table-cell office:value-type="float" office:value="NaN">
                <text:p>NaN</text:p>
              </table:table-cell>
            </table:table-row>
            <table:table-row>
              <table:table-cell office:value-type="string">
                <text:p>61</text:p>
              </table:table-cell>
              <table:table-cell office:value-type="float" office:value="6">
                <text:p>6</text:p>
              </table:table-cell>
              <table:table-cell office:value-type="float" office:value="NaN">
                <text:p>NaN</text:p>
              </table:table-cell>
              <table:table-cell office:value-type="float" office:value="NaN">
                <text:p>NaN</text:p>
              </table:table-cell>
              <table:table-cell office:value-type="float" office:value="0.2015">
                <text:p>0.2015</text:p>
              </table:table-cell>
              <table:table-cell office:value-type="float" office:value="NaN">
                <text:p>NaN</text:p>
              </table:table-cell>
            </table:table-row>
            <table:table-row>
              <table:table-cell office:value-type="string">
                <text:p>62</text:p>
              </table:table-cell>
              <table:table-cell office:value-type="float" office:value="6.1">
                <text:p>6.1</text:p>
              </table:table-cell>
              <table:table-cell office:value-type="float" office:value="NaN">
                <text:p>NaN</text:p>
              </table:table-cell>
              <table:table-cell office:value-type="float" office:value="NaN">
                <text:p>NaN</text:p>
              </table:table-cell>
              <table:table-cell office:value-type="float" office:value="0.168">
                <text:p>0.168</text:p>
              </table:table-cell>
              <table:table-cell office:value-type="float" office:value="NaN">
                <text:p>NaN</text:p>
              </table:table-cell>
            </table:table-row>
            <table:table-row>
              <table:table-cell office:value-type="string">
                <text:p>63</text:p>
              </table:table-cell>
              <table:table-cell office:value-type="float" office:value="6.2">
                <text:p>6.2</text:p>
              </table:table-cell>
              <table:table-cell office:value-type="float" office:value="NaN">
                <text:p>NaN</text:p>
              </table:table-cell>
              <table:table-cell office:value-type="float" office:value="NaN">
                <text:p>NaN</text:p>
              </table:table-cell>
              <table:table-cell office:value-type="float" office:value="0.1365">
                <text:p>0.1365</text:p>
              </table:table-cell>
              <table:table-cell office:value-type="float" office:value="NaN">
                <text:p>NaN</text:p>
              </table:table-cell>
            </table:table-row>
            <table:table-row>
              <table:table-cell office:value-type="string">
                <text:p>64</text:p>
              </table:table-cell>
              <table:table-cell office:value-type="float" office:value="6.3">
                <text:p>6.3</text:p>
              </table:table-cell>
              <table:table-cell office:value-type="float" office:value="NaN">
                <text:p>NaN</text:p>
              </table:table-cell>
              <table:table-cell office:value-type="float" office:value="NaN">
                <text:p>NaN</text:p>
              </table:table-cell>
              <table:table-cell office:value-type="float" office:value="0.1175">
                <text:p>0.1175</text:p>
              </table:table-cell>
              <table:table-cell office:value-type="float" office:value="NaN">
                <text:p>NaN</text:p>
              </table:table-cell>
            </table:table-row>
            <table:table-row>
              <table:table-cell office:value-type="string">
                <text:p>65</text:p>
              </table:table-cell>
              <table:table-cell office:value-type="float" office:value="6.4">
                <text:p>6.4</text:p>
              </table:table-cell>
              <table:table-cell office:value-type="float" office:value="NaN">
                <text:p>NaN</text:p>
              </table:table-cell>
              <table:table-cell office:value-type="float" office:value="NaN">
                <text:p>NaN</text:p>
              </table:table-cell>
              <table:table-cell office:value-type="float" office:value="0.0885">
                <text:p>0.0885</text:p>
              </table:table-cell>
              <table:table-cell office:value-type="float" office:value="NaN">
                <text:p>NaN</text:p>
              </table:table-cell>
            </table:table-row>
            <table:table-row>
              <table:table-cell office:value-type="string">
                <text:p>66</text:p>
              </table:table-cell>
              <table:table-cell office:value-type="float" office:value="6.5">
                <text:p>6.5</text:p>
              </table:table-cell>
              <table:table-cell office:value-type="float" office:value="NaN">
                <text:p>NaN</text:p>
              </table:table-cell>
              <table:table-cell office:value-type="float" office:value="NaN">
                <text:p>NaN</text:p>
              </table:table-cell>
              <table:table-cell office:value-type="float" office:value="0.053">
                <text:p>0.053</text:p>
              </table:table-cell>
              <table:table-cell office:value-type="float" office:value="NaN">
                <text:p>NaN</text:p>
              </table:table-cell>
            </table:table-row>
            <table:table-row>
              <table:table-cell office:value-type="string">
                <text:p>67</text:p>
              </table:table-cell>
              <table:table-cell office:value-type="float" office:value="6.6">
                <text:p>6.6</text:p>
              </table:table-cell>
              <table:table-cell office:value-type="float" office:value="NaN">
                <text:p>NaN</text:p>
              </table:table-cell>
              <table:table-cell office:value-type="float" office:value="NaN">
                <text:p>NaN</text:p>
              </table:table-cell>
              <table:table-cell office:value-type="float" office:value="0.023">
                <text:p>0.023</text:p>
              </table:table-cell>
              <table:table-cell office:value-type="float" office:value="NaN">
                <text:p>NaN</text:p>
              </table:table-cell>
            </table:table-row>
            <table:table-row>
              <table:table-cell office:value-type="string">
                <text:p>68</text:p>
              </table:table-cell>
              <table:table-cell office:value-type="float" office:value="6.7">
                <text:p>6.7</text:p>
              </table:table-cell>
              <table:table-cell office:value-type="float" office:value="NaN">
                <text:p>NaN</text:p>
              </table:table-cell>
              <table:table-cell office:value-type="float" office:value="NaN">
                <text:p>NaN</text:p>
              </table:table-cell>
              <table:table-cell office:value-type="float" office:value="0.002">
                <text:p>0.002</text:p>
              </table:table-cell>
              <table:table-cell office:value-type="float" office:value="NaN">
                <text:p>NaN</text:p>
              </table:table-cell>
            </table:table-row>
            <table:table-row>
              <table:table-cell office:value-type="string">
                <text:p>69</text:p>
              </table:table-cell>
              <table:table-cell office:value-type="float" office:value="6.8">
                <text:p>6.8</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